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, Arial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HTML_20_con_20_formato_20_previo">
      <style:paragraph-properties fo:text-align="justify" style:justify-single-word="false"/>
      <style:text-properties officeooo:paragraph-rsid="001efd09"/>
    </style:style>
    <style:style style:name="P2" style:family="paragraph" style:parent-style-name="HTML_20_con_20_formato_20_previo">
      <style:paragraph-properties fo:text-align="justify" style:justify-single-word="false"/>
      <style:text-properties style:font-name="Verdana1" fo:font-size="11pt" fo:font-weight="bold" officeooo:paragraph-rsid="001efd09" style:font-name-asian="Verdana1" style:font-size-asian="11pt" style:font-weight-asian="bold" style:font-name-complex="Verdana1" style:font-size-complex="11pt"/>
    </style:style>
    <style:style style:name="P3" style:family="paragraph" style:parent-style-name="Standard">
      <style:text-properties officeooo:paragraph-rsid="001efd09"/>
    </style:style>
    <style:style style:name="P4" style:family="paragraph" style:parent-style-name="Standard">
      <style:paragraph-properties fo:break-before="page"/>
      <style:text-properties officeooo:paragraph-rsid="001efd09"/>
    </style:style>
    <style:style style:name="P5" style:family="paragraph" style:parent-style-name="Standard">
      <style:paragraph-properties fo:text-align="justify" style:justify-single-word="false">
        <style:tab-stops>
          <style:tab-stop style:position="2.17cm"/>
        </style:tab-stops>
      </style:paragraph-properties>
      <style:text-properties officeooo:paragraph-rsid="001efd09"/>
    </style:style>
    <style:style style:name="P6" style:family="paragraph" style:parent-style-name="Standard">
      <style:paragraph-properties fo:text-align="justify" style:justify-single-word="false"/>
      <style:text-properties officeooo:paragraph-rsid="001efd09"/>
    </style:style>
    <style:style style:name="P7" style:family="paragraph" style:parent-style-name="Standard">
      <style:text-properties fo:language="en" fo:country="GB" officeooo:paragraph-rsid="001efd09"/>
    </style:style>
    <style:style style:name="P8" style:family="paragraph" style:parent-style-name="Standard">
      <style:paragraph-properties fo:text-align="justify" style:justify-single-word="false"/>
      <style:text-properties style:font-name="Verdana1" fo:font-size="8.5pt" officeooo:paragraph-rsid="001efd09" style:font-size-asian="8.5pt" style:font-name-complex="Verdana1" style:font-size-complex="8.5pt"/>
    </style:style>
    <style:style style:name="P9" style:family="paragraph" style:parent-style-name="Standard" style:list-style-name="WWNum3">
      <style:paragraph-properties fo:margin-left="1.058cm" fo:margin-right="0.423cm" fo:margin-top="0.212cm" fo:margin-bottom="0.212cm" style:contextual-spacing="false" fo:line-height="100%" fo:text-indent="0cm" style:auto-text-indent="false"/>
      <style:text-properties fo:color="#333333" loext:opacity="100%" style:font-name="Courier New1" fo:font-size="13.5pt" officeooo:paragraph-rsid="001f6eee" style:font-name-asian="Times New Roman1" style:font-size-asian="13.5pt" style:language-asian="es" style:country-asian="ES" style:font-name-complex="Courier New2" style:font-size-complex="13.5pt"/>
    </style:style>
    <style:style style:name="P10" style:family="paragraph" style:parent-style-name="Standard" style:list-style-name="WWNum3">
      <style:paragraph-properties fo:margin-left="0cm" fo:margin-right="0.423cm" fo:margin-top="0.212cm" fo:margin-bottom="0.212cm" style:contextual-spacing="false" fo:line-height="100%" fo:text-indent="0cm" style:auto-text-indent="false" fo:break-before="page"/>
      <style:text-properties fo:color="#333333" loext:opacity="100%" style:font-name="Courier New1" fo:font-size="13.5pt" officeooo:rsid="001f6eee" officeooo:paragraph-rsid="001f6eee" style:font-name-asian="Times New Roman1" style:font-size-asian="13.5pt" style:language-asian="es" style:country-asian="ES" style:font-name-complex="Courier New2" style:font-size-complex="13.5pt"/>
    </style:style>
    <style:style style:name="P11" style:family="paragraph" style:parent-style-name="Standard">
      <style:paragraph-properties fo:margin-left="0.423cm" fo:margin-right="0cm" fo:margin-top="0.494cm" fo:margin-bottom="0.494cm" style:contextual-spacing="false" fo:line-height="100%" fo:text-indent="0cm" style:auto-text-indent="false"/>
      <style:text-properties fo:color="#333333" loext:opacity="100%" style:font-name="Verdana" fo:font-size="13.5pt" officeooo:paragraph-rsid="001f6eee" style:font-name-asian="Times New Roman1" style:font-size-asian="13.5pt" style:language-asian="es" style:country-asian="ES" style:font-name-complex="Times New Roman1" style:font-size-complex="13.5pt"/>
    </style:style>
    <style:style style:name="P12" style:family="paragraph" style:parent-style-name="Standard">
      <style:paragraph-properties fo:margin-left="1.27cm" fo:margin-right="0cm" fo:margin-top="0.494cm" fo:margin-bottom="0.494cm" style:contextual-spacing="false" fo:line-height="100%" fo:text-indent="0cm" style:auto-text-indent="false"/>
      <style:text-properties fo:color="#333333" loext:opacity="100%" style:font-name="Verdana" fo:font-size="13.5pt" officeooo:paragraph-rsid="001f6eee" style:font-name-asian="Times New Roman1" style:font-size-asian="13.5pt" style:language-asian="es" style:country-asian="ES" style:font-name-complex="Times New Roman1" style:font-size-complex="13.5pt"/>
    </style:style>
    <style:style style:name="P13" style:family="paragraph" style:parent-style-name="Standard" style:list-style-name="">
      <style:paragraph-properties fo:margin-top="0.494cm" fo:margin-bottom="0.494cm" style:contextual-spacing="false" fo:line-height="100%" fo:break-before="page"/>
      <style:text-properties officeooo:paragraph-rsid="001f6eee"/>
    </style:style>
    <style:style style:name="P14" style:family="paragraph" style:parent-style-name="Standard" style:list-style-name="WWNum3">
      <style:paragraph-properties fo:margin-left="1.693cm" fo:margin-right="0.423cm" fo:margin-top="0.212cm" fo:margin-bottom="0.212cm" style:contextual-spacing="false" fo:line-height="100%" fo:text-indent="-0.635cm" style:auto-text-indent="false"/>
      <style:text-properties officeooo:paragraph-rsid="001f6eee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officeooo:paragraph-rsid="001f6eee"/>
    </style:style>
    <style:style style:name="P16" style:family="paragraph" style:parent-style-name="Standard">
      <style:paragraph-properties fo:margin-left="0.423cm" fo:margin-right="0cm" fo:margin-top="0.494cm" fo:margin-bottom="0.494cm" style:contextual-spacing="false" fo:line-height="100%" fo:text-indent="0cm" style:auto-text-indent="false"/>
      <style:text-properties officeooo:paragraph-rsid="001f6eee"/>
    </style:style>
    <style:style style:name="P17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Verdana" fo:font-size="13.5pt" officeooo:rsid="0018b2c1" officeooo:paragraph-rsid="001f6eee" style:font-name-asian="Times New Roman1" style:font-size-asian="13.5pt" style:language-asian="es" style:country-asian="ES" style:font-name-complex="Times New Roman1" style:font-size-complex="13.5pt"/>
    </style:style>
    <style:style style:name="P18" style:family="paragraph" style:parent-style-name="Standard">
      <loext:graphic-properties draw:fill="solid" draw:fill-color="#ffffee"/>
      <style:paragraph-properties fo:margin-left="1.693cm" fo:margin-right="0cm" fo:margin-top="0.212cm" fo:margin-bottom="0.423cm" style:contextual-spacing="false" style:line-height-at-least="0.593cm" fo:text-indent="0cm" style:auto-text-indent="false" fo:background-color="#ffffee" fo:padding-left="0.423cm" fo:padding-right="0.423cm" fo:padding-top="0.212cm" fo:padding-bottom="0.212cm" fo:border="0.74pt dashed #cccc99" style:vertical-align="top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1f6eee"/>
    </style:style>
    <style:style style:name="P19" style:family="paragraph" style:parent-style-name="Standard" style:list-style-name="WWNum3">
      <loext:graphic-properties draw:fill="solid" draw:fill-color="#ffffee"/>
      <style:paragraph-properties fo:margin-left="1.693cm" fo:margin-right="0cm" fo:margin-top="0.212cm" fo:margin-bottom="0.423cm" style:contextual-spacing="false" style:line-height-at-least="0.593cm" fo:text-indent="-0.635cm" style:auto-text-indent="false" fo:background-color="#ffffee" fo:padding-left="0.423cm" fo:padding-right="0.423cm" fo:padding-top="0.212cm" fo:padding-bottom="0.212cm" fo:border="0.74pt dashed #cccc99" style:vertical-align="top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1f6eee"/>
    </style:style>
    <style:style style:name="P20" style:family="paragraph" style:parent-style-name="Standard">
      <loext:graphic-properties draw:fill="solid" draw:fill-color="#ffffee"/>
      <style:paragraph-properties fo:margin-left="0.423cm" fo:margin-right="0.423cm" fo:margin-top="0.423cm" fo:margin-bottom="0.423cm" style:contextual-spacing="false" style:line-height-at-least="0.593cm" fo:text-indent="0cm" style:auto-text-indent="false" fo:background-color="#ffffee" fo:padding-left="0.423cm" fo:padding-right="0.423cm" fo:padding-top="0.212cm" fo:padding-bottom="0.212cm" fo:border="0.74pt dashed #cccc99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1f6eee"/>
    </style:style>
    <style:style style:name="P21" style:family="paragraph" style:parent-style-name="Standard" style:list-style-name="">
      <style:paragraph-properties fo:margin-top="0.494cm" fo:margin-bottom="0.494cm" style:contextual-spacing="false" fo:line-height="100%"/>
      <style:text-properties fo:color="#000033" loext:opacity="100%" style:font-name="Georgia" fo:font-size="18pt" officeooo:paragraph-rsid="001f6eee" style:font-name-asian="Times New Roman1" style:font-size-asian="18pt" style:language-asian="es" style:country-asian="ES" style:font-name-complex="Times New Roman1" style:font-size-complex="18pt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text-indent="0cm" style:auto-text-indent="false"/>
      <style:text-properties officeooo:paragraph-rsid="001f6eee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text-indent="0cm" style:auto-text-indent="false"/>
      <style:text-properties fo:color="#00000a" loext:opacity="100%" style:font-name="Courier New1" fo:font-size="11pt" fo:letter-spacing="normal" officeooo:paragraph-rsid="001f6eee" fo:background-color="#ffffff" style:font-name-asian="Courier New2" style:font-size-asian="11pt" style:font-name-complex="Courier New2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text-indent="0cm" style:auto-text-indent="false"/>
      <style:text-properties fo:color="#00000a" loext:opacity="100%" style:font-name="Courier New1" fo:font-size="11pt" fo:letter-spacing="normal" officeooo:paragraph-rsid="001f6eee" style:font-name-asian="Courier New2" style:font-size-asian="11pt" style:font-name-complex="Courier New2" fo:background-color="#ffffff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text-indent="0cm" style:auto-text-indent="false"/>
      <style:text-properties fo:color="#00000a" loext:opacity="100%" style:font-name="Courier New1" fo:font-size="14pt" fo:letter-spacing="normal" officeooo:paragraph-rsid="001f6eee" fo:background-color="#ffffff" style:font-name-asian="Courier New2" style:font-size-asian="14pt" style:font-name-complex="Courier New2" style:font-size-complex="14pt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text-indent="0cm" style:auto-text-indent="false"/>
      <style:text-properties fo:color="#ff0000" loext:opacity="100%" style:font-name="Courier New1" fo:font-size="11pt" fo:letter-spacing="normal" officeooo:paragraph-rsid="001f6eee" fo:background-color="#ffffff" style:font-name-asian="Courier New2" style:font-size-asian="11pt" style:font-name-complex="Courier New2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text-indent="0cm" style:auto-text-indent="false"/>
      <style:text-properties fo:color="#ff0000" loext:opacity="100%" style:font-name="Courier New1" fo:letter-spacing="normal" officeooo:paragraph-rsid="001f6eee" style:font-name-asian="Courier New2" style:font-name-complex="Courier New2" style:font-size-complex="16pt" fo:background-color="#ffffff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text-indent="0cm" style:auto-text-indent="false"/>
      <style:text-properties fo:font-size="16pt" officeooo:paragraph-rsid="001f6eee" style:font-size-asian="16pt"/>
    </style:style>
    <style:style style:name="P29" style:family="paragraph" style:parent-style-name="Texto_20_sin_20_formato">
      <style:text-properties fo:font-size="14pt" fo:font-weight="bold" officeooo:paragraph-rsid="001efd09" style:font-size-asian="14pt" style:font-weight-asian="bold"/>
    </style:style>
    <style:style style:name="P30" style:family="paragraph" style:parent-style-name="Texto_20_sin_20_formato">
      <style:paragraph-properties fo:break-before="page"/>
      <style:text-properties fo:font-size="14pt" fo:font-weight="bold" officeooo:paragraph-rsid="001efd09" style:font-size-asian="14pt" style:font-weight-asian="bold"/>
    </style:style>
    <style:style style:name="P31" style:family="paragraph" style:parent-style-name="Texto_20_sin_20_formato">
      <style:text-properties fo:font-weight="bold" officeooo:paragraph-rsid="001efd09" style:font-weight-asian="bold"/>
    </style:style>
    <style:style style:name="P32" style:family="paragraph" style:parent-style-name="Texto_20_sin_20_formato">
      <style:text-properties fo:font-weight="bold" officeooo:paragraph-rsid="001efd09" style:font-name-asian="Courier New" style:font-weight-asian="bold"/>
    </style:style>
    <style:style style:name="P33" style:family="paragraph" style:parent-style-name="Texto_20_sin_20_formato">
      <style:text-properties officeooo:paragraph-rsid="001efd09" style:font-name-asian="Courier New"/>
    </style:style>
    <style:style style:name="P34" style:family="paragraph" style:parent-style-name="Texto_20_sin_20_formato">
      <style:text-properties officeooo:paragraph-rsid="001efd09"/>
    </style:style>
    <style:style style:name="P35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-asian="Courier New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name-asian="Courier New" style:font-weight-asian="bold"/>
    </style:style>
    <style:style style:name="T4" style:family="text">
      <style:text-properties style:font-name="Wingdings" fo:language="none" fo:country="none" fo:font-weight="bold" style:font-name-asian="Wingdings" style:font-weight-asian="bold" style:font-name-complex="Wingdings"/>
    </style:style>
    <style:style style:name="T5" style:family="text">
      <style:text-properties fo:font-size="11pt" style:font-size-asian="11pt"/>
    </style:style>
    <style:style style:name="T6" style:family="text">
      <style:text-properties fo:font-size="11pt" officeooo:rsid="001efd09" style:font-size-asian="11pt"/>
    </style:style>
    <style:style style:name="T7" style:family="text">
      <style:text-properties style:font-name-asian="Arial Unicode MS"/>
    </style:style>
    <style:style style:name="T8" style:family="text">
      <style:text-properties fo:language="en" fo:country="GB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fo:language="en" fo:country="GB"/>
    </style:style>
    <style:style style:name="T11" style:family="text">
      <style:text-properties fo:color="#000000" loext:opacity="100%" fo:font-size="11pt" fo:font-weight="bold" style:font-size-asian="11pt" style:font-weight-asian="bold" style:font-size-complex="11pt"/>
    </style:style>
    <style:style style:name="T12" style:family="text">
      <style:text-properties fo:color="#000000" loext:opacity="100%" style:font-name="Verdana" fo:font-size="13.5pt" style:font-name-asian="Times New Roman1" style:font-size-asian="13.5pt" style:language-asian="es" style:country-asian="ES" style:font-name-complex="Times New Roman1" style:font-size-complex="13.5pt"/>
    </style:style>
    <style:style style:name="T13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style:font-name="Verdana1" fo:font-size="8.5pt" style:font-size-asian="8.5pt" style:font-name-complex="Verdana1" style:font-size-complex="8.5pt"/>
    </style:style>
    <style:style style:name="T16" style:family="text">
      <style:text-properties style:font-name="Verdana1" fo:font-size="11pt" fo:font-weight="bold" style:font-size-asian="11pt" style:font-weight-asian="bold" style:font-name-complex="Verdana1" style:font-size-complex="11pt"/>
    </style:style>
    <style:style style:name="T17" style:family="text">
      <style:text-properties style:font-name="Verdana1" fo:font-size="11pt" fo:font-weight="bold" style:font-name-asian="Verdana1" style:font-size-asian="11pt" style:font-weight-asian="bold" style:font-name-complex="Verdana1" style:font-size-complex="11pt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style:font-name="Courier New" fo:font-size="9pt" style:font-size-asian="9pt" style:font-name-complex="Courier New" style:font-size-complex="9pt"/>
    </style:style>
    <style:style style:name="T20" style:family="text">
      <style:text-properties fo:color="#000033" loext:opacity="100%" style:font-name="Georgia" fo:font-size="24pt" style:font-name-asian="Times New Roman1" style:font-size-asian="24pt" style:language-asian="es" style:country-asian="ES" style:font-name-complex="Times New Roman1" style:font-size-complex="24pt"/>
    </style:style>
    <style:style style:name="T21" style:family="text">
      <style:text-properties fo:color="#000033" loext:opacity="100%" style:font-name="Georgia" fo:font-size="24pt" officeooo:rsid="0012814d" style:font-name-asian="Times New Roman1" style:font-size-asian="24pt" style:language-asian="es" style:country-asian="ES" style:font-name-complex="Times New Roman1" style:font-size-complex="24pt"/>
    </style:style>
    <style:style style:name="T22" style:family="text">
      <style:text-properties officeooo:rsid="00167667"/>
    </style:style>
    <style:style style:name="T23" style:family="text"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T24" style:family="text">
      <style:text-properties fo:color="#000099" loext:opacity="100%" style:font-name="Courier New1" style:font-name-asian="Times New Roman1" style:language-asian="es" style:country-asian="ES" style:font-name-complex="Courier New2"/>
    </style:style>
    <style:style style:name="T25" style:family="text">
      <style:text-properties fo:color="#000099" loext:opacity="100%" style:font-name="Courier New1" officeooo:rsid="0018226a" style:font-name-asian="Times New Roman1" style:language-asian="es" style:country-asian="ES" style:font-name-complex="Courier New2"/>
    </style:style>
    <style:style style:name="T26" style:family="text">
      <style:text-properties style:font-name="Courier New1" style:font-name-asian="Times New Roman1" style:language-asian="es" style:country-asian="ES" style:font-name-complex="Courier New2"/>
    </style:style>
    <style:style style:name="T27" style:family="text">
      <style:text-properties style:font-name="Courier New1" officeooo:rsid="0012e4d7" style:font-name-asian="Times New Roman1" style:language-asian="es" style:country-asian="ES" style:font-name-complex="Courier New2"/>
    </style:style>
    <style:style style:name="T28" style:family="text">
      <style:text-properties fo:color="#990000" loext:opacity="100%" style:font-name="Courier New1" style:font-name-asian="Times New Roman1" style:language-asian="es" style:country-asian="ES" style:font-name-complex="Courier New2"/>
    </style:style>
    <style:style style:name="T29" style:family="text">
      <style:text-properties fo:color="#990000" loext:opacity="100%" style:font-name="Courier New1" officeooo:rsid="0018226a" style:font-name-asian="Times New Roman1" style:language-asian="es" style:country-asian="ES" style:font-name-complex="Courier New2"/>
    </style:style>
    <style:style style:name="T30" style:family="text">
      <style:text-properties fo:color="#990000" loext:opacity="100%" style:font-name="Courier New1" officeooo:rsid="0012e4d7" style:font-name-asian="Times New Roman1" style:language-asian="es" style:country-asian="ES" style:font-name-complex="Courier New2"/>
    </style:style>
    <style:style style:name="T31" style:family="text">
      <style:text-properties fo:color="#009900" loext:opacity="100%" style:font-name="Verdana" fo:font-size="13.5pt" style:font-name-asian="Times New Roman1" style:font-size-asian="13.5pt" style:language-asian="es" style:country-asian="ES" style:font-name-complex="Times New Roman1" style:font-size-complex="13.5pt"/>
    </style:style>
    <style:style style:name="T32" style:family="text">
      <style:text-properties fo:color="#cccccc" loext:opacity="100%" style:font-name="Verdana" fo:font-size="1pt" style:font-name-asian="Times New Roman1" style:font-size-asian="1pt" style:language-asian="es" style:country-asian="ES" style:font-name-complex="Times New Roman1" style:font-size-complex="1pt"/>
    </style:style>
    <style:style style:name="T33" style:family="text">
      <style:text-properties fo:color="#333333" loext:opacity="100%" style:font-name="Verdana" fo:font-size="13.5pt" style:font-name-asian="Times New Roman1" style:font-size-asian="13.5pt" style:language-asian="es" style:country-asian="ES" style:font-name-complex="Times New Roman1" style:font-size-complex="13.5pt"/>
    </style:style>
    <style:style style:name="T34" style:family="text">
      <style:text-properties fo:color="#333333" loext:opacity="100%" style:font-name="Courier New1" style:font-name-asian="Times New Roman1" style:language-asian="es" style:country-asian="ES" style:font-name-complex="Courier New2"/>
    </style:style>
    <style:style style:name="T35" style:family="text">
      <style:text-properties fo:color="#333333" loext:opacity="100%" style:font-name="Courier New1" officeooo:rsid="0014215c" style:font-name-asian="Times New Roman1" style:language-asian="es" style:country-asian="ES" style:font-name-complex="Courier New2"/>
    </style:style>
    <style:style style:name="T36" style:family="text">
      <style:text-properties fo:color="#333333" loext:opacity="100%" style:font-name="Courier New1" officeooo:rsid="0014e42b" style:font-name-asian="Times New Roman1" style:language-asian="es" style:country-asian="ES" style:font-name-complex="Courier New2"/>
    </style:style>
    <style:style style:name="T37" style:family="text">
      <style:text-properties fo:color="#006600" loext:opacity="100%" style:font-name="Courier New1" style:font-name-asian="Times New Roman1" style:language-asian="es" style:country-asian="ES" style:font-name-complex="Courier New2"/>
    </style:style>
    <style:style style:name="T38" style:family="text">
      <style:text-properties fo:color="#ff0000" loext:opacity="100%" style:font-name="Courier New1" fo:font-size="16pt" fo:letter-spacing="normal" fo:background-color="#ffffff" loext:char-shading-value="0" style:font-name-asian="Courier New2" style:font-size-asian="16pt" style:font-name-complex="Courier New2" style:font-size-complex="16pt"/>
    </style:style>
    <style:style style:name="T39" style:family="text">
      <style:text-properties fo:color="#ff0000" loext:opacity="100%" style:font-name="Courier New1" fo:font-size="14pt" fo:letter-spacing="normal" fo:background-color="#ffffff" loext:char-shading-value="0" style:font-name-asian="Courier New2" style:font-size-asian="14pt" style:font-name-complex="Courier New2" style:font-size-complex="14pt"/>
    </style:style>
    <style:style style:name="T40" style:family="text">
      <style:text-properties fo:color="#00000a" loext:opacity="100%" style:font-name="Courier New1" fo:font-size="11pt" fo:letter-spacing="normal" fo:background-color="#ffffff" loext:char-shading-value="0" style:font-name-asian="Courier New2" style:font-size-asian="11pt" style:font-name-complex="Courier New2"/>
    </style:style>
    <style:style style:name="T41" style:family="text">
      <style:text-properties fo:color="#00000a" loext:opacity="100%" style:font-name="Courier New1" fo:font-size="11pt" fo:letter-spacing="normal" loext:char-shading-value="0" style:font-name-asian="Courier New2" style:font-size-asian="11pt" style:font-name-complex="Courier New2" fo:background-color="#ffffff"/>
    </style:style>
    <style:style style:name="T42" style:family="text">
      <style:text-properties fo:color="#00000a" loext:opacity="100%" style:font-name="Courier New1" fo:font-size="11pt" fo:letter-spacing="normal" fo:font-weight="bold" fo:background-color="#ffffff" loext:char-shading-value="0" style:font-name-asian="Courier New2" style:font-size-asian="11pt" style:font-weight-asian="bold" style:font-name-complex="Courier New2" style:font-weight-complex="bold"/>
    </style:style>
    <style:style style:name="gr1" style:family="graphic">
      <style:graphic-properties draw:stroke="solid" svg:stroke-width="0.026cm" svg:stroke-color="#000000" draw:marker-end="msArrowEnd_20_5" draw:marker-end-width="0.212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EJERCICIOS DE SQL</text:p>
      <text:p text:style-name="P29"/>
      <text:p text:style-name="P31">1º.- Sacar el contenido de la tabla EMPLE</text:p>
      <text:p text:style-name="P31"/>
      <text:p text:style-name="P34"><text:span text:style-name="T1"><text:s text:c="2"/></text:span><text:span text:style-name="T2">SELECT * FROM EMPLE;</text:span></text:p>
      <text:p text:style-name="P33"><text:s/></text:p>
      <text:p text:style-name="P34">EMP_NO APELLIDO <text:s text:c="8"/>OFICIO <text:s text:c="10"/>DIR FECHA_AL <text:s text:c="2"/>SALARIO <text:s/>COMISION DEPT</text:p>
      <text:p text:style-name="P34">------ ---------------- ---------- --------- -------- --------- --------- ------</text:p>
      <text:p text:style-name="P34">7369 <text:s text:c="2"/>SANCHEZ <text:s text:c="9"/>EMPLEADO <text:s text:c="7"/>7902 17/12/80 <text:s text:c="3"/>104000 <text:s text:c="14"/>20</text:p>
      <text:p text:style-name="P34">7499 <text:s text:c="2"/>ARROYO <text:s text:c="10"/>VENDEDOR <text:s text:c="7"/>7698 20/02/80 <text:s text:c="3"/>208000 <text:s text:c="4"/>39000 <text:s text:c="4"/>30 <text:s/></text:p>
      <text:p text:style-name="P34">7521 <text:s text:c="2"/>SALA <text:s text:c="12"/>VENDEDOR <text:s text:c="7"/>7698 22/02/81 <text:s text:c="3"/>162500 <text:s text:c="4"/>65000 <text:s text:c="4"/>30</text:p>
      <text:p text:style-name="P34">7566 <text:s text:c="2"/>JIMENEZ <text:s text:c="9"/>DIRECTOR <text:s text:c="7"/>7839 02/04/81 <text:s text:c="3"/>386750 <text:s text:c="14"/>20</text:p>
      <text:p text:style-name="P34">7654 <text:s text:c="2"/>MARTIN <text:s text:c="10"/>VENDEDOR <text:s text:c="7"/>7898 28/09/81 <text:s text:c="3"/>182000 <text:s text:c="3"/>182000 <text:s text:c="4"/>30</text:p>
      <text:p text:style-name="P34">7698 <text:s text:c="2"/>NEGRO <text:s text:c="11"/>DIRECTOR <text:s text:c="7"/>7839 01/05/81 <text:s text:c="3"/>370500 <text:s text:c="14"/>30</text:p>
      <text:p text:style-name="P34">7782 <text:s text:c="2"/>CEREZO <text:s text:c="10"/>DIRECTOR <text:s text:c="7"/>7839 09/06/81 <text:s text:c="3"/>318500 <text:s text:c="14"/>10</text:p>
      <text:p text:style-name="P34">7788 <text:s text:c="2"/>GIL <text:s text:c="13"/>ANALISTA <text:s text:c="7"/>7566 30/03/87 <text:s text:c="3"/>390000 <text:s text:c="14"/>20</text:p>
      <text:p text:style-name="P34">7839 <text:s text:c="2"/>REY <text:s text:c="13"/>PRESIDENTE <text:s text:c="10"/>17/11/81 <text:s text:c="3"/>650000 <text:s text:c="14"/>10</text:p>
      <text:p text:style-name="P34">7844 <text:s text:c="2"/>TOVAR <text:s text:c="11"/>VENDEDOR <text:s text:c="7"/>7698 08/09/81 <text:s text:c="3"/>195000 <text:s text:c="8"/>0 <text:s text:c="4"/>30</text:p>
      <text:p text:style-name="P34">7876 <text:s text:c="2"/>ALONSO <text:s text:c="10"/>EMPLEADO <text:s text:c="7"/>7788 03/05/87 <text:s text:c="3"/>143000 <text:s text:c="14"/>20</text:p>
      <text:p text:style-name="P34">7900 <text:s text:c="2"/>JIMENO <text:s text:c="10"/>EMPLEADO <text:s text:c="7"/>7698 03/12/81 <text:s text:c="3"/>123500 <text:s text:c="14"/>30</text:p>
      <text:p text:style-name="P34">7902 <text:s text:c="2"/>FERNANDEZ <text:s text:c="7"/>ANALISTA <text:s text:c="7"/>7566 03/12/81 <text:s text:c="3"/>390000 <text:s text:c="14"/>20</text:p>
      <text:p text:style-name="P34">7934 <text:s text:c="2"/>MUÑOZ <text:s text:c="11"/>EMPLEADO <text:s text:c="7"/>7782 23/01/82 <text:s text:c="3"/>169000 <text:s text:c="14"/>10</text:p>
      <text:p text:style-name="P31"/>
      <text:p text:style-name="P34"><text:span text:style-name="T2">2º.- Sacar los números de departamento, nombres y oficios de los empleados de la tabla</text:span></text:p>
      <text:p text:style-name="P31"/>
      <text:p text:style-name="P31"><text:span text:style-name="T1"><text:s text:c="2"/></text:span>SELECT DEPT_NO, APELLIDO, OFICIO</text:p>
      <text:p text:style-name="P31"><text:span text:style-name="T1"><text:s text:c="2"/></text:span>FROM EMPLE;</text:p>
      <text:p text:style-name="P31"/>
      <text:p text:style-name="P34"><text:span text:style-name="T1"><text:s text:c="2"/></text:span>DEPT_NO APELLIDO <text:s text:c="8"/>OFICIO</text:p>
      <text:p text:style-name="P34"><text:span text:style-name="T1"><text:s text:c="2"/></text:span>------- ---------------- ----------</text:p>
      <text:p text:style-name="P34"><text:span text:style-name="T1"><text:s text:c="7"/></text:span>20 SANCHEZ <text:s text:c="9"/>EMPLEADO</text:p>
      <text:p text:style-name="P34"><text:span text:style-name="T1"><text:s text:c="7"/></text:span>30 ARROYO <text:s text:c="10"/>VENDEDOR</text:p>
      <text:p text:style-name="P34"><text:span text:style-name="T1"><text:s text:c="7"/></text:span>30 SALA <text:s text:c="12"/>VENDEDOR</text:p>
      <text:p text:style-name="P34"><text:span text:style-name="T1"><text:s text:c="7"/></text:span>20 JIMENEZ <text:s text:c="9"/>DIRECTOR</text:p>
      <text:p text:style-name="P34"><text:span text:style-name="T1"><text:s text:c="7"/></text:span>30 MARTIN <text:s text:c="10"/>VENDEDOR</text:p>
      <text:p text:style-name="P34"><text:span text:style-name="T1"><text:s text:c="7"/></text:span>30 NEGRO <text:s text:c="11"/>DIRECTOR</text:p>
      <text:p text:style-name="P34"><text:soft-page-break/><text:span text:style-name="T1"><text:s text:c="7"/></text:span>10 CEREZO <text:s text:c="10"/>DIRECTOR</text:p>
      <text:p text:style-name="P34"><text:span text:style-name="T1"><text:s text:c="7"/></text:span>20 GIL <text:s text:c="13"/>ANALISTA</text:p>
      <text:p text:style-name="P34"><text:span text:style-name="T1"><text:s text:c="7"/></text:span>10 REY <text:s text:c="13"/>PRESIDENTE</text:p>
      <text:p text:style-name="P34"><text:span text:style-name="T1"><text:s text:c="7"/></text:span>30 TOVAR <text:s text:c="11"/>VENDEDOR</text:p>
      <text:p text:style-name="P34"><text:span text:style-name="T1"><text:s text:c="7"/></text:span>20 ALONSO <text:s text:c="10"/>EMPLEADO</text:p>
      <text:p text:style-name="P34"><text:span text:style-name="T1"><text:s text:c="7"/></text:span>30 JIMENO <text:s text:c="10"/>EMPLEADO</text:p>
      <text:p text:style-name="P34"><text:span text:style-name="T1"><text:s text:c="7"/></text:span>20 FERNANDEZ <text:s text:c="7"/>ANALISTA</text:p>
      <text:p text:style-name="P34"><text:span text:style-name="T1"><text:s text:c="7"/></text:span>10 MUÑOZ <text:s text:c="11"/>EMPLEADO</text:p>
      <text:p text:style-name="P31"/>
      <text:p text:style-name="P31">3º.- Seleccionar el nombre y salario de todos los empleados de la tabla</text:p>
      <text:p text:style-name="P31"/>
      <text:p text:style-name="P31"><text:span text:style-name="T1"><text:s text:c="2"/></text:span>SELECT APELLIDO,SALARIO</text:p>
      <text:p text:style-name="P31"><text:span text:style-name="T1"><text:s text:c="2"/></text:span>FROM EMPLE;</text:p>
      <text:p text:style-name="P31"/>
      <text:p text:style-name="P34"><text:span text:style-name="T1"><text:s text:c="2"/></text:span>APELLIDO <text:s text:c="10"/>SALARIO</text:p>
      <text:p text:style-name="P34"><text:span text:style-name="T1"><text:s text:c="2"/></text:span>---------------- ---------</text:p>
      <text:p text:style-name="P34"><text:span text:style-name="T1"><text:s text:c="2"/></text:span>SANCHEZ <text:s text:c="12"/>104000</text:p>
      <text:p text:style-name="P34"><text:span text:style-name="T1"><text:s text:c="2"/></text:span>ARROYO <text:s text:c="13"/>208000</text:p>
      <text:p text:style-name="P34"><text:span text:style-name="T1"><text:s text:c="2"/></text:span>SALA <text:s text:c="15"/>162500</text:p>
      <text:p text:style-name="P34"><text:span text:style-name="T1"><text:s text:c="2"/></text:span>JIMENEZ <text:s text:c="12"/>386750</text:p>
      <text:p text:style-name="P34"><text:span text:style-name="T1"><text:s text:c="2"/></text:span>MARTIN <text:s text:c="13"/>182000</text:p>
      <text:p text:style-name="P34"/>
      <text:p text:style-name="P34"/>
      <text:p text:style-name="P34"/>
      <text:p text:style-name="P34"/>
      <text:p text:style-name="P34"><text:span text:style-name="T1"><text:s text:c="2"/></text:span>NEGRO <text:s text:c="14"/>370500</text:p>
      <text:p text:style-name="P34"><text:span text:style-name="T1"><text:s text:c="2"/></text:span>CEREZO <text:s text:c="13"/>318500</text:p>
      <text:p text:style-name="P34"><text:span text:style-name="T1"><text:s text:c="2"/></text:span>GIL <text:s text:c="16"/>390000</text:p>
      <text:p text:style-name="P34"><text:span text:style-name="T1"><text:s text:c="2"/></text:span>REY <text:s text:c="16"/>650000</text:p>
      <text:p text:style-name="P34"><text:span text:style-name="T1"><text:s text:c="2"/></text:span>TOVAR <text:s text:c="14"/>195000</text:p>
      <text:p text:style-name="P34"><text:span text:style-name="T1"><text:s text:c="2"/></text:span>ALONSO <text:s text:c="13"/>143000</text:p>
      <text:p text:style-name="P34"><text:span text:style-name="T1"><text:s text:c="2"/></text:span>JIMENO <text:s text:c="13"/>123500</text:p>
      <text:p text:style-name="P34"><text:span text:style-name="T1"><text:s text:c="2"/></text:span>FERNANDEZ <text:s text:c="10"/>390000</text:p>
      <text:p text:style-name="P34"><text:span text:style-name="T1"><text:s text:c="2"/></text:span>MUÑOZ <text:s text:c="14"/>169000</text:p>
      <text:p text:style-name="P34"/>
      <text:p text:style-name="P31">4º.-Seleccionar los distintos tipos de empleo de toda la tabla</text:p>
      <text:p text:style-name="P31"/>
      <text:p text:style-name="P31"><text:span text:style-name="T1"><text:s text:c="2"/></text:span>SELECT DISTINCT OFICIO</text:p>
      <text:p text:style-name="P31"><text:span text:style-name="T1"><text:s text:c="2"/></text:span>FROM EMPLE;</text:p>
      <text:p text:style-name="P31"/>
      <text:p text:style-name="P34"><text:span text:style-name="T1"><text:s text:c="2"/></text:span>OFICIO</text:p>
      <text:p text:style-name="P34"><text:span text:style-name="T1"><text:s text:c="2"/></text:span>----------</text:p>
      <text:p text:style-name="P34"><text:span text:style-name="T1"><text:s text:c="2"/></text:span>ANALISTA</text:p>
      <text:p text:style-name="P34"><text:span text:style-name="T1"><text:s text:c="2"/></text:span>DIRECTOR</text:p>
      <text:p text:style-name="P34"><text:span text:style-name="T1"><text:s text:c="2"/></text:span>EMPLEADO</text:p>
      <text:p text:style-name="P34"><text:span text:style-name="T1"><text:s text:c="2"/></text:span>PRESIDENTE</text:p>
      <text:p text:style-name="P34"><text:span text:style-name="T1"><text:s text:c="2"/></text:span>VENDEDOR</text:p>
      <text:p text:style-name="P34"/>
      <text:p text:style-name="P31">5º.-Seleccionar los diferentes empleos para cada departamento</text:p>
      <text:p text:style-name="P31"/>
      <text:p text:style-name="P31"><text:span text:style-name="T1"><text:s text:c="2"/></text:span>SELECT DISTINCT DEPT_NO,OFICIO</text:p>
      <text:p text:style-name="P31"><text:span text:style-name="T1"><text:s text:c="2"/></text:span>FROM EMPLE;</text:p>
      <text:p text:style-name="P31"><text:soft-page-break/></text:p>
      <text:p text:style-name="P34"><text:span text:style-name="T1"><text:s text:c="4"/></text:span>DEPT_NO OFICIO</text:p>
      <text:p text:style-name="P34"><text:span text:style-name="T1"><text:s text:c="2"/></text:span>--------- ----------</text:p>
      <text:p text:style-name="P34"><text:span text:style-name="T1"><text:s text:c="9"/></text:span>10 DIRECTOR</text:p>
      <text:p text:style-name="P34"><text:span text:style-name="T1"><text:s text:c="9"/></text:span>10 EMPLEADO</text:p>
      <text:p text:style-name="P34"><text:span text:style-name="T1"><text:s text:c="9"/></text:span>10 PRESIDENTE</text:p>
      <text:p text:style-name="P34"><text:span text:style-name="T1"><text:s text:c="9"/></text:span>20 ANALISTA</text:p>
      <text:p text:style-name="P34"><text:span text:style-name="T1"><text:s text:c="9"/></text:span>20 DIRECTOR</text:p>
      <text:p text:style-name="P34"><text:span text:style-name="T1"><text:s text:c="9"/></text:span>20 EMPLEADO</text:p>
      <text:p text:style-name="P34"><text:span text:style-name="T1"><text:s text:c="9"/></text:span>30 DIRECTOR</text:p>
      <text:p text:style-name="P34"><text:span text:style-name="T1"><text:s text:c="9"/></text:span>30 EMPLEADO</text:p>
      <text:p text:style-name="P34"><text:span text:style-name="T1"><text:s text:c="9"/></text:span>30 VENDEDOR</text:p>
      <text:p text:style-name="P34"/>
      <text:p text:style-name="P31">6º.- Seleccionar todos los datos de los que sean directores</text:p>
      <text:p text:style-name="P31"/>
      <text:p text:style-name="P31"><text:span text:style-name="T1"><text:s text:c="2"/></text:span>SELECT *</text:p>
      <text:p text:style-name="P31"><text:span text:style-name="T1"><text:s text:c="2"/></text:span>FROM EMPLE</text:p>
      <text:p text:style-name="P31"><text:span text:style-name="T1"><text:s text:c="2"/></text:span>WHERE OFICIO ='DIRECTOR';</text:p>
      <text:p text:style-name="P31"/>
      <text:p text:style-name="P34">EMP_NO APELLIDO <text:s text:c="8"/>OFICIO <text:s text:c="8"/>DIR FECHA_AL <text:s text:c="2"/>SALARIO <text:s/>COMISION <text:s/>DEPT_NO</text:p>
      <text:p text:style-name="P34">------ ---------------- ---------- ------- -------- --------- --------- --------</text:p>
      <text:p text:style-name="P34"><text:span text:style-name="T1"><text:s text:c="2"/></text:span>7566 JIMENEZ <text:s text:c="9"/>DIRECTOR <text:s text:c="5"/>7839 02/04/81 <text:s text:c="3"/>386750 <text:s text:c="16"/>20</text:p>
      <text:p text:style-name="P34"><text:span text:style-name="T1"><text:s text:c="2"/></text:span>7698 NEGRO <text:s text:c="11"/>DIRECTOR <text:s text:c="5"/>7839 01/05/81 <text:s text:c="3"/>370500 <text:s text:c="16"/>30</text:p>
      <text:p text:style-name="P34"><text:span text:style-name="T1"><text:s text:c="2"/></text:span>7782 CEREZO <text:s text:c="10"/>DIRECTOR <text:s text:c="5"/>7839 09/06/81 <text:s text:c="3"/>318500 <text:s text:c="16"/>10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1"/>
      <text:p text:style-name="P31">7º.- Seleccionar los nombres y salarios de los empleados del departamento 20</text:p>
      <text:p text:style-name="P31"/>
      <text:p text:style-name="P31"><text:span text:style-name="T1"><text:s text:c="2"/></text:span>SELECT APELLIDO, SALARIO </text:p>
      <text:p text:style-name="P31"><text:span text:style-name="T1"><text:s text:c="2"/></text:span>FROM EMPLE</text:p>
      <text:p text:style-name="P31"><text:span text:style-name="T1"><text:s text:c="2"/></text:span>WHERE DEPT_NO = 20;</text:p>
      <text:p text:style-name="P31"/>
      <text:p text:style-name="P34"><text:span text:style-name="T1"><text:s text:c="2"/></text:span>APELLIDO <text:s text:c="10"/>SALARIO</text:p>
      <text:p text:style-name="P34"><text:span text:style-name="T1"><text:s text:c="2"/></text:span>---------------- ---------</text:p>
      <text:p text:style-name="P34"><text:span text:style-name="T1"><text:s text:c="2"/></text:span>SANCHEZ <text:s text:c="12"/>104000</text:p>
      <text:p text:style-name="P34"><text:span text:style-name="T1"><text:s text:c="2"/></text:span>JIMENEZ <text:s text:c="12"/>386750</text:p>
      <text:p text:style-name="P34"><text:span text:style-name="T1"><text:s text:c="2"/></text:span>GIL <text:s text:c="16"/>390000</text:p>
      <text:p text:style-name="P34"><text:span text:style-name="T1"><text:s text:c="2"/></text:span>ALONSO <text:s text:c="13"/>143000</text:p>
      <text:p text:style-name="P34"><text:span text:style-name="T1"><text:s text:c="2"/></text:span>FERNANDEZ <text:s text:c="10"/>390000</text:p>
      <text:p text:style-name="P34"/>
      <text:p text:style-name="P34"><text:soft-page-break/><text:span text:style-name="T2">8º.- Seleccionar los nombres,oficios,salarios y retención del 13% solo de los</text:span></text:p>
      <text:p text:style-name="P31"><text:span text:style-name="T1"><text:s text:c="2"/></text:span>EMPLEADOS de la tabla</text:p>
      <text:p text:style-name="P31"/>
      <text:p text:style-name="P31"><text:span text:style-name="T1"><text:s text:c="2"/></text:span>SELECT APELLIDO, SALARIO, SALARIO*0.13 RETENCION</text:p>
      <text:p text:style-name="P31"><text:span text:style-name="T1"><text:s text:c="2"/></text:span>FROM EMPLE</text:p>
      <text:p text:style-name="P31"><text:span text:style-name="T1"><text:s text:c="2"/></text:span>WHERE OFICIO = ‘EMPLEADO’ ;</text:p>
      <text:p text:style-name="P31"/>
      <text:p text:style-name="P34"><text:span text:style-name="T1"><text:s text:c="2"/></text:span>APELLIDO <text:s text:c="8"/>OFICIO <text:s text:c="6"/>SALARIO RETENCION</text:p>
      <text:p text:style-name="P34"><text:span text:style-name="T1"><text:s text:c="2"/></text:span>---------------- ---------- --------- ---------</text:p>
      <text:p text:style-name="P34"><text:span text:style-name="T1"><text:s text:c="2"/></text:span>SANCHEZ <text:s text:c="9"/>EMPLEADO <text:s text:c="5"/>104000 <text:s text:c="4"/>13520</text:p>
      <text:p text:style-name="P34"><text:span text:style-name="T1"><text:s text:c="2"/></text:span>ALONSO <text:s text:c="10"/>EMPLEADO <text:s text:c="5"/>143000 <text:s text:c="4"/>18590</text:p>
      <text:p text:style-name="P34"><text:span text:style-name="T1"><text:s text:c="2"/></text:span>JIMENO <text:s text:c="10"/>EMPLEADO <text:s text:c="5"/>123500 <text:s text:c="4"/>16055</text:p>
      <text:p text:style-name="P34"><text:span text:style-name="T1"><text:s text:c="2"/></text:span>MUÑOZ <text:s text:c="11"/>EMPLEADO <text:s text:c="5"/>169000 <text:s text:c="4"/>21970</text:p>
      <text:p text:style-name="P34"/>
      <text:p text:style-name="P34"><text:span text:style-name="T2">9º.- Seleccionar los nombres, el mensaje “tiene un salario de “ y salario</text:span></text:p>
      <text:p text:style-name="P31"><text:span text:style-name="T1"><text:s text:c="3"/></text:span>de los directores de la tabla</text:p>
      <text:p text:style-name="P31"/>
      <text:p text:style-name="P34"><text:span text:style-name="T1"><text:s text:c="2"/></text:span><text:span text:style-name="T3"><text:s/></text:span><text:span text:style-name="T2">SELECT APELLIDO, 'tiene un salario de' , SALARIO</text:span></text:p>
      <text:p text:style-name="P31"><text:span text:style-name="T1"><text:s text:c="3"/></text:span>FROM EMPLE</text:p>
      <text:p text:style-name="P31"><text:span text:style-name="T1"><text:s text:c="3"/></text:span>WHERE OFICIO = 'DIRECTOR';</text:p>
      <text:p text:style-name="P31"/>
      <text:p text:style-name="P34"><text:span text:style-name="T1"><text:s text:c="3"/></text:span>APELLIDO <text:s text:c="8"/>'TIENEUNSALARIODE' <text:s text:c="3"/>SALARIO</text:p>
      <text:p text:style-name="P34"><text:span text:style-name="T1"><text:s text:c="3"/></text:span>---------------- ------------------- ---------</text:p>
      <text:p text:style-name="P34"><text:span text:style-name="T1"><text:s text:c="3"/></text:span>JIMENEZ <text:s text:c="9"/>tiene un salario de <text:s text:c="3"/>386750</text:p>
      <text:p text:style-name="P34"><text:span text:style-name="T1"><text:s text:c="3"/></text:span>NEGRO <text:s text:c="11"/>tiene un salario de <text:s text:c="3"/>370500</text:p>
      <text:p text:style-name="P34"><text:span text:style-name="T1"><text:s text:c="3"/></text:span>CEREZO <text:s text:c="10"/>tiene un salario de <text:s text:c="3"/>318500</text:p>
      <text:p text:style-name="P34"/>
      <text:p text:style-name="P34"><text:span text:style-name="T2">10º.- Seleccionar los nombres y trabajo de los que no tengan por oficio EMPLEADO</text:span></text:p>
      <text:p text:style-name="P31"/>
      <text:p text:style-name="P34"><text:span text:style-name="T1"><text:s text:c="3"/></text:span><text:span text:style-name="T3"><text:s/></text:span><text:span text:style-name="T2">SELECT APELLIDO, OFICIO</text:span></text:p>
      <text:p text:style-name="P31"><text:span text:style-name="T1"><text:s text:c="4"/></text:span>FROM EMPLE</text:p>
      <text:p text:style-name="P31"><text:span text:style-name="T1"><text:s text:c="4"/></text:span>WHERE OFICIO != 'EMPLEADO'</text:p>
      <text:p text:style-name="P33"><text:s/></text:p>
      <text:p text:style-name="P34"><text:span text:style-name="T1"><text:s text:c="4"/></text:span>APELLIDO <text:s text:c="8"/>OFICIO</text:p>
      <text:p text:style-name="P34"><text:span text:style-name="T1"><text:s text:c="4"/></text:span>---------------- ----------</text:p>
      <text:p text:style-name="P34"><text:span text:style-name="T1"><text:s text:c="4"/></text:span>ARROYO <text:s text:c="10"/>VENDEDOR</text:p>
      <text:p text:style-name="P34"><text:span text:style-name="T1"><text:s text:c="4"/></text:span>SALA <text:s text:c="12"/>VENDEDOR</text:p>
      <text:p text:style-name="P34"><text:span text:style-name="T1"><text:s text:c="4"/></text:span>JIMENEZ <text:s text:c="9"/>DIRECTOR</text:p>
      <text:p text:style-name="P34"><text:span text:style-name="T1"><text:s text:c="4"/></text:span>MARTIN <text:s text:c="10"/>VENDEDOR</text:p>
      <text:p text:style-name="P34"><text:span text:style-name="T1"><text:s text:c="4"/></text:span>NEGRO <text:s text:c="11"/>DIRECTOR</text:p>
      <text:p text:style-name="P34"><text:span text:style-name="T1"><text:s text:c="4"/></text:span>CEREZO <text:s text:c="10"/>DIRECTOR</text:p>
      <text:p text:style-name="P34"><text:span text:style-name="T1"><text:s text:c="4"/></text:span>GIL <text:s text:c="13"/>ANALISTA</text:p>
      <text:p text:style-name="P34"><text:span text:style-name="T1"><text:s text:c="4"/></text:span>REY <text:s text:c="13"/>PRESIDENTE</text:p>
      <text:p text:style-name="P34"><text:span text:style-name="T1"><text:s text:c="4"/></text:span>TOVAR <text:s text:c="11"/>VENDEDOR</text:p>
      <text:p text:style-name="P34"><text:span text:style-name="T1"><text:s text:c="4"/></text:span>FERNANDEZ <text:s text:c="7"/>ANALISTA</text:p>
      <text:p text:style-name="P34"/>
      <text:p text:style-name="P34"/>
      <text:p text:style-name="P31">11º.- Seleccionar los nombres, salario y oficio de las personas que ganen mas de </text:p>
      <text:p text:style-name="P31"><text:span text:style-name="T1"><text:s text:c="3"/></text:span>100000 pts y su oficio sea vendedor </text:p>
      <text:p text:style-name="P31"><text:soft-page-break/></text:p>
      <text:p text:style-name="P34"><text:span text:style-name="T1"><text:s text:c="3"/></text:span>SELECT APELLIDO, SALARIO, OFICIO</text:p>
      <text:p text:style-name="P34"><text:span text:style-name="T1"><text:s text:c="3"/></text:span>FROM EMPLE</text:p>
      <text:p text:style-name="P34"><text:span text:style-name="T1"><text:s text:c="3"/></text:span>WHERE SALARIO &gt; 100000 AND OFICIO = 'VENDEDOR';</text:p>
      <text:p text:style-name="P34"/>
      <text:p text:style-name="P34"><text:span text:style-name="T1"><text:s text:c="3"/></text:span>APELLIDO <text:s text:c="10"/>SALARIO OFICIO</text:p>
      <text:p text:style-name="P34"><text:span text:style-name="T1"><text:s text:c="3"/></text:span>---------------- --------- ----------</text:p>
      <text:p text:style-name="P34"><text:span text:style-name="T1"><text:s text:c="3"/></text:span>ARROYO <text:s text:c="13"/>208000 VENDEDOR</text:p>
      <text:p text:style-name="P34"><text:span text:style-name="T1"><text:s text:c="3"/></text:span>SALA <text:s text:c="15"/>162500 VENDEDOR</text:p>
      <text:p text:style-name="P34"><text:span text:style-name="T1"><text:s text:c="3"/></text:span>MARTIN <text:s text:c="13"/>182000 VENDEDOR</text:p>
      <text:p text:style-name="P34"><text:span text:style-name="T1"><text:s text:c="3"/></text:span>TOVAR <text:s text:c="14"/>195000 VENDEDOR</text:p>
      <text:p text:style-name="P34"/>
      <text:p text:style-name="P31">12º.- Seleccionar los nombres, salario y departamento de las personas que ganen <text:s/></text:p>
      <text:p text:style-name="P31"><text:span text:style-name="T1"><text:s text:c="3"/></text:span>mas de 100000 pts o su departamento sea 10. </text:p>
      <text:p text:style-name="P31"/>
      <text:p text:style-name="P31"><text:span text:style-name="T1"><text:s text:c="3"/></text:span>SELECT APELLIDO, SALARIO, DEPT_NO</text:p>
      <text:p text:style-name="P31"><text:span text:style-name="T1"><text:s text:c="3"/></text:span>FROM EMPLE</text:p>
      <text:p text:style-name="P31"><text:span text:style-name="T1"><text:s text:c="3"/></text:span>WHERE SALARIO &gt; 100000 AND DEPT_NO = 10;</text:p>
      <text:p text:style-name="P31"/>
      <text:p text:style-name="P34"><text:span text:style-name="T1"><text:s text:c="3"/></text:span>APELLIDO <text:s text:c="10"/>SALARIO <text:s text:c="2"/>DEPT_NO</text:p>
      <text:p text:style-name="P34"><text:span text:style-name="T1"><text:s text:c="3"/></text:span>---------------- --------- ---------</text:p>
      <text:p text:style-name="P34"><text:span text:style-name="T1"><text:s text:c="3"/></text:span>CEREZO <text:s text:c="13"/>318500 <text:s text:c="7"/>10</text:p>
      <text:p text:style-name="P34"><text:span text:style-name="T1"><text:s text:c="3"/></text:span>REY <text:s text:c="16"/>650000 <text:s text:c="7"/>10</text:p>
      <text:p text:style-name="P34"><text:span text:style-name="T1"><text:s text:c="3"/></text:span>MUÑOZ <text:s text:c="14"/>169000 <text:s text:c="7"/>10</text:p>
      <text:p text:style-name="P34"/>
      <text:p text:style-name="P34"><text:span text:style-name="T2">13º.- Seleccionar los nombres, oficio y número de departamento de los emplea-</text:span></text:p>
      <text:p text:style-name="P31"><text:span text:style-name="T1"><text:s text:c="3"/></text:span>dos que sean analistas o que sean directores y del departamento nº 10</text:p>
      <text:p text:style-name="P31"/>
      <text:p text:style-name="P31"><text:span text:style-name="T1"><text:s text:c="3"/></text:span>SELECT APELLIDO, OFICIO, DEPT_NO</text:p>
      <text:p text:style-name="P31"><text:span text:style-name="T1"><text:s text:c="3"/></text:span>FROM EMPLE</text:p>
      <text:p text:style-name="P31"><text:span text:style-name="T1"><text:s text:c="3"/></text:span>WHERE OFICIO = 'ANALISTA' OR ( OFICIO = 'DIRECTOR' AND DEPT_NO = 10);</text:p>
      <text:p text:style-name="P31"/>
      <text:p text:style-name="P34"><text:span text:style-name="T1"><text:s text:c="3"/></text:span>APELLIDO <text:s text:c="8"/>OFICIO <text:s text:c="6"/>DEPT_NO</text:p>
      <text:p text:style-name="P34"><text:span text:style-name="T1"><text:s text:c="3"/></text:span>---------------- ---------- ---------</text:p>
      <text:p text:style-name="P34"><text:span text:style-name="T1"><text:s text:c="3"/></text:span>CEREZO <text:s text:c="10"/>DIRECTOR <text:s text:c="9"/>10</text:p>
      <text:p text:style-name="P34"><text:span text:style-name="T1"><text:s text:c="3"/></text:span>GIL <text:s text:c="13"/>ANALISTA <text:s text:c="9"/>20</text:p>
      <text:p text:style-name="P34"><text:span text:style-name="T1"><text:s text:c="3"/></text:span>FERNANDEZ <text:s text:c="7"/>ANALISTA <text:s text:c="9"/>20</text:p>
      <text:p text:style-name="P34"/>
      <text:p text:style-name="P34"><text:span text:style-name="T2">14º.- Seleccionar los nombres, oficios y número de departamento de los emplea-</text:span></text:p>
      <text:p text:style-name="P34"><text:span text:style-name="T3"><text:s text:c="3"/></text:span><text:span text:style-name="T2">dos que sean analistas o directores y su departamento sea el 10</text:span></text:p>
      <text:p text:style-name="P31"/>
      <text:p text:style-name="P31"><text:span text:style-name="T1"><text:s text:c="3"/></text:span>SELECT APELLIDO, OFICIO, DEPT_NO</text:p>
      <text:p text:style-name="P31"><text:span text:style-name="T1"><text:s text:c="3"/></text:span>FROM EMPLE</text:p>
      <text:p text:style-name="P31"><text:span text:style-name="T1"><text:s text:c="3"/></text:span>WHERE (OFICIO = 'ANALISTA' OR OFICIO = 'DIRECTOR') AND DEPT_NO = 10; </text:p>
      <text:p text:style-name="P31"/>
      <text:p text:style-name="P34"><text:span text:style-name="T1"><text:s text:c="3"/></text:span>APELLIDO <text:s text:c="8"/>OFICIO <text:s text:c="6"/>DEPT_NO</text:p>
      <text:p text:style-name="P34"><text:span text:style-name="T1"><text:s text:c="3"/></text:span>---------------- ---------- ---------</text:p>
      <text:p text:style-name="P34"><text:soft-page-break/><text:span text:style-name="T1"><text:s text:c="3"/></text:span>CEREZO <text:s text:c="10"/>DIRECTOR <text:s text:c="9"/>10</text:p>
      <text:p text:style-name="P34"/>
      <text:p text:style-name="P31">15º.- ! CUIDADO SI NO PONEMOS PARENTESIS EL AND SE EVALUA ANTES DEL OR ¡</text:p>
      <text:p text:style-name="P32"><text:s text:c="3"/></text:p>
      <text:p text:style-name="P31"><text:span text:style-name="T1"><text:s text:c="3"/></text:span>SELECT APELLIDO, OFICIO, DEPT_NO</text:p>
      <text:p text:style-name="P31"><text:span text:style-name="T1"><text:s text:c="3"/></text:span>FROM EMPLE</text:p>
      <text:p text:style-name="P31"><text:span text:style-name="T1"><text:s text:c="3"/></text:span>WHERE OFICIO = 'ANALISTA' OR OFICIO = 'DIRECTOR' AND DEPT_NO = 10; </text:p>
      <text:p text:style-name="P34"><text:span text:style-name="T1"><text:s text:c="3"/></text:span>APELLIDO <text:s text:c="8"/>OFICIO <text:s text:c="6"/>DEPT_NO</text:p>
      <text:p text:style-name="P34"><text:span text:style-name="T1"><text:s text:c="3"/></text:span>---------------- ---------- ---------</text:p>
      <text:p text:style-name="P34"><text:span text:style-name="T1"><text:s text:c="3"/></text:span>CEREZO <text:s text:c="10"/>DIRECTOR <text:s text:c="9"/>10</text:p>
      <text:p text:style-name="P34"><text:span text:style-name="T1"><text:s text:c="3"/></text:span>GIL <text:s text:c="13"/>ANALISTA <text:s text:c="9"/>20</text:p>
      <text:p text:style-name="P34"><text:span text:style-name="T1"><text:s text:c="3"/></text:span>FERNANDEZ <text:s text:c="7"/>ANALISTA <text:s text:c="9"/>20</text:p>
      <text:p text:style-name="P34"><text:span text:style-name="T2">16º.- Seleccionar el apellido, oficio y salario de los analistas, directores </text:span></text:p>
      <text:p text:style-name="P31"><text:span text:style-name="T1"><text:s text:c="3"/></text:span>y presidente</text:p>
      <text:p text:style-name="P32"><text:s text:c="3"/></text:p>
      <text:p text:style-name="P31"><text:span text:style-name="T1"><text:s text:c="3"/></text:span>SELECT APELLIDO, OFICIO, SALARIO</text:p>
      <text:p text:style-name="P31"><text:span text:style-name="T1"><text:s text:c="3"/></text:span>FROM EMPLE</text:p>
      <text:p text:style-name="P31"><text:span text:style-name="T1"><text:s text:c="3"/></text:span>WHERE OFICIO IN ('DIRECTOR','ANALISTA','PRESIDENTE')</text:p>
      <text:p text:style-name="P31"/>
      <text:p text:style-name="P34"><text:span text:style-name="T1"><text:s text:c="3"/></text:span>APELLIDO <text:s text:c="8"/>OFICIO <text:s text:c="6"/>SALARIO </text:p>
      <text:p text:style-name="P34"><text:span text:style-name="T1"><text:s text:c="3"/></text:span>---------------- ---------- ---------</text:p>
      <text:p text:style-name="P34"><text:span text:style-name="T1"><text:s text:c="3"/></text:span>JIMENEZ <text:s text:c="9"/>DIRECTOR <text:s text:c="5"/>386750</text:p>
      <text:p text:style-name="P34"><text:span text:style-name="T1"><text:s text:c="3"/></text:span>NEGRO <text:s text:c="11"/>DIRECTOR <text:s text:c="5"/>370500</text:p>
      <text:p text:style-name="P34"><text:span text:style-name="T1"><text:s text:c="3"/></text:span>CEREZO <text:s text:c="10"/>DIRECTOR <text:s text:c="5"/>318500</text:p>
      <text:p text:style-name="P34"><text:span text:style-name="T1"><text:s text:c="3"/></text:span>GIL <text:s text:c="13"/>ANALISTA <text:s text:c="5"/>390000</text:p>
      <text:p text:style-name="P34"><text:span text:style-name="T1"><text:s text:c="3"/></text:span>REY <text:s text:c="13"/>PRESIDENTE <text:s text:c="3"/>650000</text:p>
      <text:p text:style-name="P34"><text:span text:style-name="T1"><text:s text:c="3"/></text:span>FERNANDEZ <text:s text:c="7"/>ANALISTA <text:s text:c="5"/>390000</text:p>
      <text:p text:style-name="P34"/>
      <text:p text:style-name="P31">17º.- Seleccionar el apellido, oficio y salario de los que no sean analistas</text:p>
      <text:p text:style-name="P31"><text:span text:style-name="T1"><text:s text:c="3"/></text:span>directores ni el presidente</text:p>
      <text:p text:style-name="P32"><text:s text:c="3"/></text:p>
      <text:p text:style-name="P31"><text:span text:style-name="T1"><text:s text:c="3"/></text:span>SELECT APELLIDO, OFICIO, SALARIO</text:p>
      <text:p text:style-name="P31"><text:span text:style-name="T1"><text:s text:c="3"/></text:span>FROM EMPLE</text:p>
      <text:p text:style-name="P31"><text:span text:style-name="T1"><text:s text:c="3"/></text:span>WHERE OFICIO NOT IN ('DIRECTOR','ANALISTA','PRESIDENTE');</text:p>
      <text:p text:style-name="P33"><text:s text:c="4"/></text:p>
      <text:p text:style-name="P34"><text:span text:style-name="T1"><text:s text:c="3"/></text:span>APELLIDO <text:s text:c="8"/>OFICIO <text:s text:c="6"/>SALARIO</text:p>
      <text:p text:style-name="P34"><text:span text:style-name="T1"><text:s text:c="3"/></text:span>---------------- ---------- ---------</text:p>
      <text:p text:style-name="P34"><text:span text:style-name="T1"><text:s text:c="3"/></text:span>SANCHEZ <text:s text:c="9"/>EMPLEADO <text:s text:c="5"/>104000 </text:p>
      <text:p text:style-name="P34"><text:span text:style-name="T1"><text:s text:c="3"/></text:span>ARROYO <text:s text:c="10"/>VENDEDOR <text:s text:c="5"/>208000</text:p>
      <text:p text:style-name="P34"><text:span text:style-name="T1"><text:s text:c="3"/></text:span>SALA <text:s text:c="12"/>VENDEDOR <text:s text:c="5"/>162500</text:p>
      <text:p text:style-name="P34"><text:span text:style-name="T1"><text:s text:c="3"/></text:span>MARTIN <text:s text:c="10"/>VENDEDOR <text:s text:c="5"/>182000</text:p>
      <text:p text:style-name="P34"><text:span text:style-name="T1"><text:s text:c="3"/></text:span>TOVAR <text:s text:c="11"/>VENDEDOR <text:s text:c="5"/>195000</text:p>
      <text:p text:style-name="P34"><text:span text:style-name="T1"><text:s text:c="3"/></text:span>ALONSO <text:s text:c="10"/>EMPLEADO <text:s text:c="5"/>143000</text:p>
      <text:p text:style-name="P34"><text:span text:style-name="T1"><text:s text:c="3"/></text:span>JIMENO <text:s text:c="10"/>EMPLEADO <text:s text:c="5"/>123500</text:p>
      <text:p text:style-name="P34"><text:span text:style-name="T1"><text:s text:c="3"/></text:span>MUÑOZ <text:s text:c="11"/>EMPLEADO <text:s text:c="5"/>169000</text:p>
      <text:p text:style-name="P34"/>
      <text:p text:style-name="P31">18º.- Seleccionar los nombres y comisiones de los empleados que no tienen</text:p>
      <text:p text:style-name="P34"><text:span text:style-name="T3"><text:s text:c="3"/></text:span><text:span text:style-name="T2">comisiones (es nulo)</text:span></text:p>
      <text:p text:style-name="P31"><text:soft-page-break/></text:p>
      <text:p text:style-name="P31"><text:span text:style-name="T1"><text:s text:c="3"/></text:span>SELECT APELLIDO, COMISION</text:p>
      <text:p text:style-name="P31"><text:span text:style-name="T1"><text:s text:c="3"/></text:span>FROM EMPLE</text:p>
      <text:p text:style-name="P31"><text:span text:style-name="T1"><text:s text:c="3"/></text:span>WHERE COMISION IS NULL;</text:p>
      <text:p text:style-name="P31"/>
      <text:p text:style-name="P34"><text:span text:style-name="T1"><text:s text:c="3"/></text:span>APELLIDO <text:s text:c="9"/>COMISION</text:p>
      <text:p text:style-name="P34"><text:span text:style-name="T1"><text:s text:c="3"/></text:span>---------------- ---------</text:p>
      <text:p text:style-name="P34"><text:span text:style-name="T1"><text:s text:c="3"/></text:span>SANCHEZ</text:p>
      <text:p text:style-name="P34"><text:span text:style-name="T1"><text:s text:c="3"/></text:span>JIMENEZ</text:p>
      <text:p text:style-name="P34"><text:span text:style-name="T1"><text:s text:c="3"/></text:span>NEGRO</text:p>
      <text:p text:style-name="P34"><text:span text:style-name="T1"><text:s text:c="3"/></text:span>CEREZO</text:p>
      <text:p text:style-name="P34"><text:span text:style-name="T1"><text:s text:c="3"/></text:span>GIL</text:p>
      <text:p text:style-name="P34"><text:span text:style-name="T1"><text:s text:c="3"/></text:span>REY</text:p>
      <text:p text:style-name="P34"><text:span text:style-name="T1"><text:s text:c="3"/></text:span>ALONSO</text:p>
      <text:p text:style-name="P34"><text:span text:style-name="T1"><text:s text:c="3"/></text:span>JIMENO</text:p>
      <text:p text:style-name="P34"><text:span text:style-name="T1"><text:s text:c="3"/></text:span>FERNANDEZ</text:p>
      <text:p text:style-name="P34"><text:span text:style-name="T1"><text:s text:c="3"/></text:span>MUÑOZ</text:p>
      <text:p text:style-name="P34"/>
      <text:p text:style-name="P34"/>
      <text:p text:style-name="P31">19º.- Seleccionar los nombres y comisiones de los empleados que si tienen</text:p>
      <text:p text:style-name="P31"><text:span text:style-name="T1"><text:s text:c="3"/></text:span>comisiones</text:p>
      <text:p text:style-name="P31"/>
      <text:p text:style-name="P31"><text:span text:style-name="T1"><text:s text:c="3"/></text:span>SELECT APELLIDO, COMISION</text:p>
      <text:p text:style-name="P31"><text:span text:style-name="T1"><text:s text:c="3"/></text:span>FROM EMPLE</text:p>
      <text:p text:style-name="P31"><text:span text:style-name="T1"><text:s text:c="3"/></text:span>WHERE COMISION IS NOT NULL;</text:p>
      <text:p text:style-name="P34"><text:span text:style-name="T1"><text:s text:c="3"/></text:span>APELLIDO <text:s text:c="9"/>COMISION</text:p>
      <text:p text:style-name="P34"><text:span text:style-name="T1"><text:s text:c="3"/></text:span>---------------- ---------</text:p>
      <text:p text:style-name="P34"><text:span text:style-name="T1"><text:s text:c="3"/></text:span>ARROYO <text:s text:c="14"/>39000</text:p>
      <text:p text:style-name="P34"><text:span text:style-name="T1"><text:s text:c="3"/></text:span>SALA <text:s text:c="16"/>65000</text:p>
      <text:p text:style-name="P34"><text:span text:style-name="T1"><text:s text:c="3"/></text:span>MARTIN <text:s text:c="13"/>182000</text:p>
      <text:p text:style-name="P34"><text:span text:style-name="T1"><text:s text:c="3"/></text:span>TOVAR <text:s text:c="19"/>0</text:p>
      <text:p text:style-name="P31"/>
      <text:p text:style-name="P31">20º.- Seleccionar los números de departamento, nombres y salarios de los que </text:p>
      <text:p text:style-name="P34"><text:span text:style-name="T3"><text:s text:c="3"/></text:span><text:span text:style-name="T2">su salario sea menor ó igual a 150000, 200000</text:span></text:p>
      <text:p text:style-name="P31"/>
      <text:p text:style-name="P34"><text:span text:style-name="T1"><text:s text:c="3"/></text:span><text:span text:style-name="T2">SELECT DEPT_NO, APELLIDO, SALARIO</text:span></text:p>
      <text:p text:style-name="P31"><text:span text:style-name="T1"><text:s text:c="3"/></text:span>FROM EMPLE</text:p>
      <text:p text:style-name="P31"><text:span text:style-name="T1"><text:s text:c="3"/></text:span>WHERE SALARIO &lt;= ALL (150000,200000)</text:p>
      <text:p text:style-name="P31"/>
      <text:p text:style-name="P34"><text:span text:style-name="T1"><text:s text:c="5"/></text:span>DEPT_NO APELLIDO <text:s text:c="10"/>SALARIO</text:p>
      <text:p text:style-name="P34"><text:span text:style-name="T1"><text:s text:c="3"/></text:span>--------- ---------------- ---------</text:p>
      <text:p text:style-name="P34"><text:span text:style-name="T1"><text:s text:c="10"/></text:span>20 SANCHEZ <text:s text:c="12"/>104000</text:p>
      <text:p text:style-name="P34"><text:span text:style-name="T1"><text:s text:c="10"/></text:span>20 ALONSO <text:s text:c="13"/>143000</text:p>
      <text:p text:style-name="P34"><text:span text:style-name="T1"><text:s text:c="10"/></text:span>30 JIMENO <text:s text:c="13"/>123500</text:p>
      <text:p text:style-name="P31"/>
      <text:p text:style-name="P31">21º.- Seleccionar los nombres y salarios de los empleados que su nombre empiece</text:p>
      <text:p text:style-name="P31"><text:span text:style-name="T1"><text:s text:c="3"/></text:span>por A</text:p>
      <text:p text:style-name="P31"/>
      <text:p text:style-name="P31"><text:span text:style-name="T1"><text:s text:c="3"/></text:span>SELECT APELLIDO, SALARIO</text:p>
      <text:p text:style-name="P31"><text:span text:style-name="T1"><text:s text:c="3"/></text:span>FROM EMPLE</text:p>
      <text:p text:style-name="P31"><text:soft-page-break/><text:span text:style-name="T1"><text:s text:c="3"/></text:span>WHERE APELLIDO LIKE ‘A%;</text:p>
      <text:p text:style-name="P31"/>
      <text:p text:style-name="P34"><text:span text:style-name="T3"><text:s/></text:span><text:span text:style-name="T1"><text:s text:c="2"/></text:span>APELLIDO <text:s text:c="10"/>SALARIO</text:p>
      <text:p text:style-name="P34"><text:span text:style-name="T1"><text:s text:c="3"/></text:span>---------------- ---------</text:p>
      <text:p text:style-name="P34"><text:span text:style-name="T1"><text:s text:c="3"/></text:span>ARROYO <text:s text:c="13"/>208000</text:p>
      <text:p text:style-name="P34"><text:span text:style-name="T1"><text:s text:c="3"/></text:span>ALONSO <text:s text:c="13"/>143000</text:p>
      <text:p text:style-name="P34"/>
      <text:p text:style-name="P31">22º.- Seleccionar los nombres y SALARIOS de los empleados que la tercera letra</text:p>
      <text:p text:style-name="P31"><text:span text:style-name="T1"><text:s text:c="3"/></text:span>de su nombre sea R</text:p>
      <text:p text:style-name="P31"/>
      <text:p text:style-name="P31"><text:span text:style-name="T1"><text:s text:c="3"/></text:span>SELECT APELLIDO, SALARIOS</text:p>
      <text:p text:style-name="P31"><text:span text:style-name="T1"><text:s text:c="3"/></text:span>FROM EMPLE</text:p>
      <text:p text:style-name="P31"><text:span text:style-name="T1"><text:s text:c="3"/></text:span>WHERE APELLIDO LIKE ‘__R%’;</text:p>
      <text:p text:style-name="P31"/>
      <text:p text:style-name="P34"><text:span text:style-name="T1"><text:s text:c="3"/></text:span>APELLIDO <text:s text:c="10"/>SALARIO </text:p>
      <text:p text:style-name="P34"><text:span text:style-name="T1"><text:s text:c="3"/></text:span>---------------- ---------</text:p>
      <text:p text:style-name="P34"><text:span text:style-name="T1"><text:s text:c="3"/></text:span>ARROYO <text:s text:c="13"/>208000</text:p>
      <text:p text:style-name="P34"><text:span text:style-name="T1"><text:s text:c="3"/></text:span>MARTIN <text:s text:c="13"/>182000</text:p>
      <text:p text:style-name="P34"><text:span text:style-name="T1"><text:s text:c="3"/></text:span>CEREZO <text:s text:c="13"/>318500</text:p>
      <text:p text:style-name="P34"><text:span text:style-name="T1"><text:s text:c="3"/></text:span>FERNANDEZ <text:s text:c="10"/>390000</text:p>
      <text:p text:style-name="P31"/>
      <text:p text:style-name="P31">23º.- Seleccionar los nombres y salarios de los empleados que su nombre tenga </text:p>
      <text:p text:style-name="P31"><text:span text:style-name="T1"><text:s text:c="3"/></text:span>una E y una O</text:p>
      <text:p text:style-name="P31"/>
      <text:p text:style-name="P31"><text:span text:style-name="T1"><text:s text:c="3"/></text:span>SELECT APELLIDO, SALARIO</text:p>
      <text:p text:style-name="P31"><text:span text:style-name="T1"><text:s text:c="3"/></text:span>FROM EMPLE</text:p>
      <text:p text:style-name="P31"><text:span text:style-name="T1"><text:s text:c="3"/></text:span>WHERE APELLIDO LIKE ‘%E%O%’;</text:p>
      <text:p text:style-name="P31"/>
      <text:p text:style-name="P34"><text:span text:style-name="T1"><text:s text:c="3"/></text:span>APELLIDO <text:s text:c="10"/>SALARIO</text:p>
      <text:p text:style-name="P34"><text:span text:style-name="T1"><text:s text:c="3"/></text:span>---------------- ---------</text:p>
      <text:p text:style-name="P34"><text:span text:style-name="T1"><text:s text:c="3"/></text:span>NEGRO <text:s text:c="14"/>370500</text:p>
      <text:p text:style-name="P34"><text:span text:style-name="T1"><text:s text:c="3"/></text:span>CEREZO <text:s text:c="13"/>318500</text:p>
      <text:p text:style-name="P34"><text:span text:style-name="T1"><text:s text:c="3"/></text:span>JIMENO <text:s text:c="13"/>123500</text:p>
      <text:p text:style-name="P34"/>
      <text:p text:style-name="P30">EJERCICIOS DE SQL</text:p>
      <text:p text:style-name="P29"/>
      <text:p text:style-name="P31">24º.-Sacar los nombres salarios y fechas de alta de los vendedores y <text:s/>direc-</text:p>
      <text:p text:style-name="P31"><text:span text:style-name="T1"><text:s text:c="5"/></text:span>tores ordenados en orden ascendente de empleo y descendente de fecha de</text:p>
      <text:p text:style-name="P31"><text:span text:style-name="T1"><text:s text:c="5"/></text:span>alta</text:p>
      <text:p text:style-name="P31"/>
      <text:p text:style-name="P31"><text:span text:style-name="T1"><text:s text:c="5"/></text:span>SELECT SALARIO, FECHA_ALTA, OFICIO</text:p>
      <text:p text:style-name="P31"><text:span text:style-name="T1"><text:s text:c="5"/></text:span>FROM EMPLE</text:p>
      <text:p text:style-name="P31"><text:span text:style-name="T1"><text:s text:c="5"/></text:span>WHERE OFICIO IN ( ‘VENDEDOR’,’DIRECTOR’)</text:p>
      <text:p text:style-name="P31"><text:span text:style-name="T1"><text:s text:c="5"/></text:span>ORDER BY OFICIO ASC, FECHA_ALTA DESC;</text:p>
      <text:p text:style-name="P33"><text:s text:c="6"/></text:p>
      <text:p text:style-name="P34"><text:span text:style-name="T1"><text:s text:c="7"/></text:span>SALARIO FECHA_AL OFICIO</text:p>
      <text:p text:style-name="P34"><text:span text:style-name="T1"><text:s text:c="5"/></text:span>--------- -------- ----------</text:p>
      <text:p text:style-name="P34"><text:span text:style-name="T1"><text:s text:c="8"/></text:span>318500 09/06/81 DIRECTOR</text:p>
      <text:p text:style-name="P34"><text:span text:style-name="T1"><text:s text:c="8"/></text:span>370500 01/05/81 DIRECTOR</text:p>
      <text:p text:style-name="P34"><text:span text:style-name="T1"><text:s text:c="8"/></text:span>386750 02/04/81 DIRECTOR</text:p>
      <text:p text:style-name="P34"><text:span text:style-name="T1"><text:s text:c="8"/></text:span>182000 28/09/81 VENDEDOR</text:p>
      <text:p text:style-name="P34"><text:span text:style-name="T1"><text:s text:c="8"/></text:span>195000 08/09/81 VENDEDOR</text:p>
      <text:p text:style-name="P34"><text:span text:style-name="T1"><text:s text:c="8"/></text:span>162500 22/02/81 VENDEDOR</text:p>
      <text:p text:style-name="P34"><text:span text:style-name="T1"><text:s text:c="8"/></text:span>208000 20/02/80 VENDEDOR</text:p>
      <text:p text:style-name="P34"/>
      <text:p text:style-name="P31">25º.-Sacar los nombres salarios y fechas de alta de los vendedores y <text:s/>direc-</text:p>
      <text:p text:style-name="P31"><text:span text:style-name="T1"><text:s text:c="5"/></text:span>tores ordenados en orden ascendente de empleo y descendente de fecha de</text:p>
      <text:p text:style-name="P31"><text:span text:style-name="T1"><text:s text:c="5"/></text:span>alta PERO USANDO POSICION</text:p>
      <text:p text:style-name="P31"/>
      <text:p text:style-name="P31"><text:span text:style-name="T1"><text:s text:c="5"/></text:span>SELECT SALARIO, FECHA_ALTA, OFICIO</text:p>
      <text:p text:style-name="P31"><text:span text:style-name="T1"><text:s text:c="5"/></text:span>FROM EMPLE</text:p>
      <text:p text:style-name="P31"><text:span text:style-name="T1"><text:s text:c="5"/></text:span>WHERE OFICIO IN ( ‘VENDEDOR’,’DIRECTOR’)</text:p>
      <text:p text:style-name="P34"><text:span text:style-name="T3"><text:s text:c="5"/></text:span><text:span text:style-name="T2">ORDER BY 3 DESC, 2;</text:span> <text:s/></text:p>
      <text:p text:style-name="P33"><text:s/></text:p>
      <text:p text:style-name="P34"><text:span text:style-name="T1"><text:s text:c="7"/></text:span>SALARIO FECHA_AL OFICIO</text:p>
      <text:p text:style-name="P34"><text:span text:style-name="T1"><text:s text:c="5"/></text:span>--------- -------- ----------</text:p>
      <text:p text:style-name="P34"><text:span text:style-name="T1"><text:s text:c="8"/></text:span>208000 20/02/80 VENDEDOR</text:p>
      <text:p text:style-name="P34"><text:span text:style-name="T1"><text:s text:c="8"/></text:span>162500 22/02/81 VENDEDOR</text:p>
      <text:p text:style-name="P34"><text:span text:style-name="T1"><text:s text:c="8"/></text:span>195000 08/09/81 VENDEDOR</text:p>
      <text:p text:style-name="P34"><text:span text:style-name="T1"><text:s text:c="8"/></text:span>182000 28/09/81 VENDEDOR</text:p>
      <text:p text:style-name="P34"><text:span text:style-name="T1"><text:s text:c="8"/></text:span>386750 02/04/81 DIRECTOR</text:p>
      <text:p text:style-name="P34"><text:span text:style-name="T1"><text:s text:c="8"/></text:span>370500 01/05/81 DIRECTOR</text:p>
      <text:p text:style-name="P34"><text:span text:style-name="T1"><text:s text:c="8"/></text:span>318500 09/06/81 DIRECTOR</text:p>
      <text:p text:style-name="P34"/>
      <text:p text:style-name="P31">26º.-Sacar el sueldo y la fecha de alta de aquellos que su salario sea mayor </text:p>
      <text:p text:style-name="P31"><text:span text:style-name="T1"><text:s text:c="5"/></text:span>de 200000 pts ordenados por el campo APELLIDO utilizando un alias para</text:p>
      <text:p text:style-name="P34"><text:span text:style-name="T3"><text:s text:c="5"/></text:span><text:span text:style-name="T2">tabla con el que después nos referimos a sus campos y alias para las</text:span></text:p>
      <text:p text:style-name="P31"><text:span text:style-name="T1"><text:s text:c="5"/></text:span>cabeceras </text:p>
      <text:p text:style-name="P31"/>
      <text:p text:style-name="P31"><text:span text:style-name="T1"><text:s text:c="5"/></text:span>SELECT SALARIO Sueldo, FECHA_ALTA "Fecha de alta", APELLIDO</text:p>
      <text:p text:style-name="P31"><text:soft-page-break/><text:span text:style-name="T1"><text:s text:c="5"/></text:span>FROM EMPLE E</text:p>
      <text:p text:style-name="P31"><text:span text:style-name="T1"><text:s text:c="5"/></text:span>WHERE E.SALARIO &gt; 200000</text:p>
      <text:p text:style-name="P31"><draw:line text:anchor-type="char" draw:z-index="0" draw:style-name="gr1" draw:text-style-name="P35" svg:x1="6.735cm" svg:y1="0.198cm" svg:x2="4.731cm" svg:y2="0.699cm"><text:p/></draw:line><text:span text:style-name="T1"><text:s text:c="5"/></text:span>ORDER BY E.APELLIDO <text:s text:c="9"/>cuidado el literal se corta!!</text:p>
      <text:p text:style-name="P31"/>
      <text:p text:style-name="P34"><text:span text:style-name="T1"><text:s text:c="8"/></text:span>SUELDO Fecha de APELLIDO</text:p>
      <text:p text:style-name="P34"><text:span text:style-name="T1"><text:s text:c="6"/></text:span>-------- -------- ----------------</text:p>
      <text:p text:style-name="P34"><text:span text:style-name="T1"><text:s text:c="8"/></text:span>208000 20/02/80 ARROYO</text:p>
      <text:p text:style-name="P34"><text:span text:style-name="T1"><text:s text:c="8"/></text:span>318500 09/06/81 CEREZO</text:p>
      <text:p text:style-name="P34"><text:span text:style-name="T1"><text:s text:c="8"/></text:span>390000 03/12/81 FERNANDEZ</text:p>
      <text:p text:style-name="P34"><text:span text:style-name="T1"><text:s text:c="8"/></text:span>390000 30/03/87 GIL</text:p>
      <text:p text:style-name="P34"><text:span text:style-name="T1"><text:s text:c="8"/></text:span>386750 02/04/81 JIMENEZ</text:p>
      <text:p text:style-name="P34"><text:span text:style-name="T1"><text:s text:c="8"/></text:span>370500 01/05/81 NEGRO</text:p>
      <text:p text:style-name="P33"><text:s/></text:p>
      <text:p text:style-name="P34"/>
      <text:p text:style-name="P34"/>
      <text:p text:style-name="P34"/>
      <text:p text:style-name="P34"><text:span text:style-name="T2">27º.-Probar las funciones aritméticas y mandar la ejecución sobre la tabla </text:span></text:p>
      <text:p text:style-name="P31"><text:span text:style-name="T1"><text:s text:c="5"/></text:span>DUAL </text:p>
      <text:p text:style-name="P31"/>
      <text:p text:style-name="P31"><text:span text:style-name="T1"><text:s text:c="5"/></text:span>SELECT SYSDATE</text:p>
      <text:p text:style-name="P34"><text:span text:style-name="T1"><text:s text:c="5"/></text:span><text:span text:style-name="T2">FROM DUAL; <text:s/></text:span></text:p>
      <text:p text:style-name="P31"/>
      <text:p text:style-name="P34"><text:span text:style-name="T1"><text:s text:c="6"/></text:span>SYSDATE</text:p>
      <text:p text:style-name="P34"><text:span text:style-name="T1"><text:s text:c="6"/></text:span>--------</text:p>
      <text:p text:style-name="P34"><text:span text:style-name="T1"><text:s text:c="6"/></text:span>28/10/99</text:p>
      <text:p text:style-name="P31"/>
      <text:p text:style-name="P31"><text:span text:style-name="T1"><text:s text:c="5"/></text:span>SELECT ABS (-18)</text:p>
      <text:p text:style-name="P31"><text:span text:style-name="T1"><text:s text:c="5"/></text:span>FROM DUAL;</text:p>
      <text:p text:style-name="P31"/>
      <text:p text:style-name="P34"><text:span text:style-name="T3"><text:s text:c="7"/></text:span>ABS(-18)</text:p>
      <text:p text:style-name="P34"><text:span text:style-name="T1"><text:s text:c="6"/></text:span>---------</text:p>
      <text:p text:style-name="P34"><text:span text:style-name="T1"><text:s text:c="13"/></text:span>18</text:p>
      <text:p text:style-name="P33"><text:s text:c="6"/></text:p>
      <text:p text:style-name="P34"><text:span text:style-name="T1"><text:s text:c="5"/></text:span><text:span text:style-name="T2">SELECT MOD (7,2)</text:span></text:p>
      <text:p text:style-name="P31"><text:span text:style-name="T1"><text:s text:c="5"/></text:span>FROM DUAL;</text:p>
      <text:p text:style-name="P33"><text:s text:c="7"/></text:p>
      <text:p text:style-name="P34"><text:span text:style-name="T1"><text:s text:c="7"/></text:span>MOD(7,2)</text:p>
      <text:p text:style-name="P34"><text:span text:style-name="T1"><text:s text:c="6"/></text:span>---------</text:p>
      <text:p text:style-name="P34"><text:span text:style-name="T1"><text:s text:c="14"/></text:span>1</text:p>
      <text:p text:style-name="P31"/>
      <text:p text:style-name="P31"><text:span text:style-name="T1"><text:s text:c="5"/></text:span>SELECT CEIL(13.4)</text:p>
      <text:p text:style-name="P31"><text:span text:style-name="T1"><text:s text:c="5"/></text:span>FROM DUAL;</text:p>
      <text:p text:style-name="P31"/>
      <text:p text:style-name="P34"><text:span text:style-name="T1"><text:s text:c="6"/></text:span>CEIL(13.4)</text:p>
      <text:p text:style-name="P34"><text:span text:style-name="T1"><text:s text:c="6"/></text:span>----------</text:p>
      <text:p text:style-name="P34"><text:span text:style-name="T1"><text:s text:c="14"/></text:span>14</text:p>
      <text:p text:style-name="P34"/>
      <text:p text:style-name="P31"><text:span text:style-name="T1"><text:s text:c="5"/></text:span>SELECT FLOOR (11.3)</text:p>
      <text:p text:style-name="P34"><text:span text:style-name="T3"><text:s text:c="5"/></text:span><text:span text:style-name="T2">FROM DUAL; <text:s text:c="2"/></text:span><text:s text:c="2"/></text:p>
      <text:p text:style-name="P34"/>
      <text:p text:style-name="P34"><text:span text:style-name="T1"><text:s text:c="6"/></text:span>FLOOR(11.3)</text:p>
      <text:p text:style-name="P34"><text:span text:style-name="T1"><text:s text:c="6"/></text:span>-----------</text:p>
      <text:p text:style-name="P34"><text:soft-page-break/><text:span text:style-name="T1"><text:s text:c="15"/></text:span>11</text:p>
      <text:p text:style-name="P34"/>
      <text:p text:style-name="P34"><text:span text:style-name="T1"><text:s/></text:span><text:span text:style-name="T3"><text:s text:c="4"/></text:span><text:span text:style-name="T2">SELECT POWER (4,3)</text:span></text:p>
      <text:p text:style-name="P31"><text:span text:style-name="T1"><text:s text:c="5"/></text:span>FROM DUAL;</text:p>
      <text:p text:style-name="P31"/>
      <text:p text:style-name="P34"><text:span text:style-name="T1"><text:s text:c="6"/></text:span>POWER(4,3)</text:p>
      <text:p text:style-name="P34"><text:span text:style-name="T1"><text:s text:c="6"/></text:span>----------</text:p>
      <text:p text:style-name="P34"><text:span text:style-name="T1"><text:s text:c="14"/></text:span>64 <text:s text:c="2"/></text:p>
      <text:p text:style-name="P33"><text:s text:c="5"/></text:p>
      <text:p text:style-name="P34"><text:span text:style-name="T1"><text:s text:c="5"/></text:span><text:span text:style-name="T2">SELECT ROUND(12.19,1)</text:span></text:p>
      <text:p text:style-name="P31"><text:span text:style-name="T1"><text:s text:c="5"/></text:span>FROM DUAL;</text:p>
      <text:p text:style-name="P31"/>
      <text:p text:style-name="P34"><text:span text:style-name="T1"><text:s text:c="6"/></text:span>ROUND(12.19,1)</text:p>
      <text:p text:style-name="P34"><text:span text:style-name="T1"><text:s text:c="6"/></text:span>--------------</text:p>
      <text:p text:style-name="P34"><text:span text:style-name="T1"><text:s text:c="16"/></text:span>12,2</text:p>
      <text:p text:style-name="P32"><text:s text:c="5"/></text:p>
      <text:p text:style-name="P31"><text:span text:style-name="T1"><text:s text:c="5"/></text:span>SELECT SIGN(18)</text:p>
      <text:p text:style-name="P31"><text:span text:style-name="T1"><text:s text:c="5"/></text:span>FROM DUAL;</text:p>
      <text:p text:style-name="P31"/>
      <text:p text:style-name="P34"><text:span text:style-name="T1"><text:s text:c="6"/></text:span>SIGN(18)</text:p>
      <text:p text:style-name="P34"><text:span text:style-name="T1"><text:s text:c="6"/></text:span>---------</text:p>
      <text:p text:style-name="P34"><text:span text:style-name="T1"><text:s text:c="14"/></text:span>1</text:p>
      <text:p text:style-name="P31"/>
      <text:p text:style-name="P32"><text:s text:c="5"/></text:p>
      <text:p text:style-name="P31"><text:span text:style-name="T1"><text:s text:c="5"/></text:span>SELECT SQRT(24)</text:p>
      <text:p text:style-name="P31"><text:span text:style-name="T1"><text:s text:c="5"/></text:span>FROM DUAL;</text:p>
      <text:p text:style-name="P31"/>
      <text:p text:style-name="P34"><text:span text:style-name="T1"><text:s text:c="7"/></text:span>SQRT(24)</text:p>
      <text:p text:style-name="P34"><text:span text:style-name="T1"><text:s text:c="6"/></text:span>---------</text:p>
      <text:p text:style-name="P34"><text:span text:style-name="T1"><text:s text:c="6"/></text:span>4,8989795</text:p>
      <text:p text:style-name="P33"><text:s text:c="3"/></text:p>
      <text:p text:style-name="P34"><text:span text:style-name="T1"><text:s text:c="5"/></text:span><text:span text:style-name="T2">SELECT TRUNC(12.49,1)</text:span></text:p>
      <text:p text:style-name="P31"><text:span text:style-name="T1"><text:s text:c="5"/></text:span>FROM DUAL;</text:p>
      <text:p text:style-name="P31"/>
      <text:p text:style-name="P34"><text:span text:style-name="T1"><text:s text:c="6"/></text:span>TRUNC(12.49,1)</text:p>
      <text:p text:style-name="P34"><text:span text:style-name="T1"><text:s text:c="6"/></text:span>--------------</text:p>
      <text:p text:style-name="P34"><text:span text:style-name="T1"><text:s text:c="16"/></text:span>12,4</text:p>
      <text:p text:style-name="P34"/>
      <text:p text:style-name="P34"><text:span text:style-name="T2">28º.-Probar las funciones alfanuméricas hacia la tabla DUAL</text:span></text:p>
      <text:p text:style-name="P31"/>
      <text:p text:style-name="P31"><text:span text:style-name="T1"><text:s text:c="5"/></text:span>SELECT CHR(65)</text:p>
      <text:p text:style-name="P31"><text:span text:style-name="T1"><text:s text:c="5"/></text:span>FROM DUAL; </text:p>
      <text:p text:style-name="P33"><text:s text:c="5"/></text:p>
      <text:p text:style-name="P34"><text:span text:style-name="T1"><text:s text:c="6"/></text:span>C</text:p>
      <text:p text:style-name="P34"><text:span text:style-name="T1"><text:s text:c="6"/></text:span>-</text:p>
      <text:p text:style-name="P34"><text:span text:style-name="T1"><text:s text:c="6"/></text:span>A</text:p>
      <text:p text:style-name="P31"/>
      <text:p text:style-name="P31"><text:span text:style-name="T1"><text:s text:c="5"/></text:span>SELECT ASCII(A)</text:p>
      <text:p text:style-name="P31"><text:span text:style-name="T1"><text:s text:c="5"/></text:span>FROM DUAL;</text:p>
      <text:p text:style-name="P31"/>
      <text:p text:style-name="P34"><text:span text:style-name="T1"><text:s text:c="6"/></text:span>ASCII('A')</text:p>
      <text:p text:style-name="P34"><text:span text:style-name="T1"><text:s text:c="6"/></text:span>----------</text:p>
      <text:p text:style-name="P34"><text:span text:style-name="T1"><text:s text:c="14"/></text:span>65</text:p>
      <text:p text:style-name="P34"><text:soft-page-break/></text:p>
      <text:p text:style-name="P31"><text:span text:style-name="T1"><text:s text:c="5"/></text:span>SELECT INITCAP(‘la casa era verde’</text:p>
      <text:p text:style-name="P31"><text:span text:style-name="T1"><text:s text:c="5"/></text:span>FROM DUAL;</text:p>
      <text:p text:style-name="P31"/>
      <text:p text:style-name="P34"><text:span text:style-name="T1"><text:s text:c="6"/></text:span>INITCAP('LACASAER</text:p>
      <text:p text:style-name="P34"><text:span text:style-name="T1"><text:s text:c="6"/></text:span>-----------------</text:p>
      <text:p text:style-name="P34"><text:span text:style-name="T1"><text:s text:c="6"/></text:span>La Casa Era Verde</text:p>
      <text:p text:style-name="P32"><text:s text:c="4"/></text:p>
      <text:p text:style-name="P31"><text:span text:style-name="T1"><text:s text:c="5"/></text:span>SELECT LOWER(‘CASA’)</text:p>
      <text:p text:style-name="P31"><text:span text:style-name="T1"><text:s text:c="5"/></text:span>FROM DUAL;</text:p>
      <text:p text:style-name="P31"/>
      <text:p text:style-name="P34"><text:span text:style-name="T1"><text:s text:c="6"/></text:span>LOWE</text:p>
      <text:p text:style-name="P34"><text:span text:style-name="T1"><text:s text:c="6"/></text:span>----</text:p>
      <text:p text:style-name="P34"><text:span text:style-name="T1"><text:s text:c="6"/></text:span>casa</text:p>
      <text:p text:style-name="P32"><text:s text:c="4"/></text:p>
      <text:p text:style-name="P31"><text:span text:style-name="T1"><text:s text:c="5"/></text:span>SELECT LPAD(‘CASA’,7,’*’)</text:p>
      <text:p text:style-name="P31"><text:span text:style-name="T1"><text:s text:c="5"/></text:span>FROM DUAL;</text:p>
      <text:p text:style-name="P32"><text:s/></text:p>
      <text:p text:style-name="P34"><text:span text:style-name="T1"><text:s text:c="6"/></text:span>LPAD('C</text:p>
      <text:p text:style-name="P34"><text:span text:style-name="T1"><text:s text:c="6"/></text:span>-------</text:p>
      <text:p text:style-name="P34"><text:span text:style-name="T1"><text:s text:c="6"/></text:span>***casa</text:p>
      <text:p text:style-name="P34"/>
      <text:p text:style-name="P34"><text:span text:style-name="T1"><text:s text:c="2"/></text:span><text:span text:style-name="T3"><text:s text:c="3"/></text:span><text:span text:style-name="T2">SELECT LTRIM ('ABABCASA','AB')</text:span></text:p>
      <text:p text:style-name="P31"><text:span text:style-name="T1"><text:s text:c="5"/></text:span>FROM DUAL;</text:p>
      <text:p text:style-name="P31"/>
      <text:p text:style-name="P34"><text:span text:style-name="T1"><text:s text:c="6"/></text:span>LTRI</text:p>
      <text:p text:style-name="P34"><text:span text:style-name="T1"><text:s text:c="6"/></text:span>----</text:p>
      <text:p text:style-name="P34"><text:span text:style-name="T1"><text:s text:c="6"/></text:span>CASA</text:p>
      <text:p text:style-name="P34"/>
      <text:p text:style-name="P34"/>
      <text:p text:style-name="P34"/>
      <text:p text:style-name="P34"/>
      <text:p text:style-name="P34"><text:span text:style-name="T1"><text:s text:c="3"/></text:span><text:span text:style-name="T3"><text:s text:c="2"/></text:span><text:span text:style-name="T2">SELECT REPLACE('roma re','r','t')</text:span></text:p>
      <text:p text:style-name="P31"><text:span text:style-name="T1"><text:s text:c="5"/></text:span>FROM DUAL;</text:p>
      <text:p text:style-name="P34"/>
      <text:p text:style-name="P34"><text:span text:style-name="T1"><text:s text:c="6"/></text:span>REPLACE</text:p>
      <text:p text:style-name="P34"><text:span text:style-name="T1"><text:s text:c="6"/></text:span>-------</text:p>
      <text:p text:style-name="P34"><text:span text:style-name="T1"><text:s text:c="6"/></text:span>toma te</text:p>
      <text:p text:style-name="P34"/>
      <text:p text:style-name="P34"><text:span text:style-name="T1"><text:s text:c="5"/></text:span><text:span text:style-name="T2">SELECT RPAD('casa',7,'*')</text:span></text:p>
      <text:p text:style-name="P31"><text:span text:style-name="T1"><text:s text:c="5"/></text:span>FROM DUAL;</text:p>
      <text:p text:style-name="P31"/>
      <text:p text:style-name="P34"><text:span text:style-name="T1"><text:s text:c="6"/></text:span>RPAD('C</text:p>
      <text:p text:style-name="P34"><text:span text:style-name="T1"><text:s text:c="6"/></text:span>-------</text:p>
      <text:p text:style-name="P34"><text:span text:style-name="T1"><text:s text:c="6"/></text:span>casa*** </text:p>
      <text:p text:style-name="P34"/>
      <text:p text:style-name="P34"><text:span text:style-name="T1"><text:s text:c="5"/></text:span><text:span text:style-name="T2">SELECT RTRIM('casaxyxy','yx')</text:span></text:p>
      <text:p text:style-name="P31"><text:span text:style-name="T1"><text:s text:c="5"/></text:span>FROM DUAL;</text:p>
      <text:p text:style-name="P31"/>
      <text:p text:style-name="P34"><text:span text:style-name="T1"><text:s text:c="6"/></text:span>RTRI</text:p>
      <text:p text:style-name="P34"><text:span text:style-name="T1"><text:s text:c="6"/></text:span>----</text:p>
      <text:p text:style-name="P34"><text:span text:style-name="T1"><text:s text:c="6"/></text:span>casa</text:p>
      <text:p text:style-name="P34"/>
      <text:p text:style-name="P34"><text:soft-page-break/><text:span text:style-name="T1"><text:s text:c="3"/></text:span><text:span text:style-name="T3"><text:s text:c="2"/></text:span><text:span text:style-name="T2">SELECT SUBSTR('ABCDEF',2,3)</text:span></text:p>
      <text:p text:style-name="P31"><text:span text:style-name="T1"><text:s text:c="5"/></text:span>FROM DUAL;</text:p>
      <text:p text:style-name="P31"/>
      <text:p text:style-name="P34"><text:span text:style-name="T1"><text:s text:c="6"/></text:span>SUB</text:p>
      <text:p text:style-name="P34"><text:span text:style-name="T1"><text:s text:c="6"/></text:span>---</text:p>
      <text:p text:style-name="P34"><text:span text:style-name="T1"><text:s text:c="6"/></text:span>BCD </text:p>
      <text:p text:style-name="P34"/>
      <text:p text:style-name="P34"><text:span text:style-name="T1"><text:s text:c="5"/></text:span><text:span text:style-name="T2">SELECT UPPER('casa')</text:span></text:p>
      <text:p text:style-name="P31"><text:span text:style-name="T1"><text:s text:c="5"/></text:span>FROM DUAL;</text:p>
      <text:p text:style-name="P31"/>
      <text:p text:style-name="P34"><text:span text:style-name="T1"><text:s text:c="6"/></text:span>UPPE</text:p>
      <text:p text:style-name="P34"><text:span text:style-name="T1"><text:s text:c="6"/></text:span>----</text:p>
      <text:p text:style-name="P34"><text:span text:style-name="T1"><text:s text:c="6"/></text:span>CASA </text:p>
      <text:p text:style-name="P34"/>
      <text:p text:style-name="P31"><text:span text:style-name="T1"><text:s text:c="5"/></text:span>SELECT INSTR('MISSISSIPI','SI',5,2)</text:p>
      <text:p text:style-name="P31"><text:span text:style-name="T1"><text:s text:c="5"/></text:span>FROM DUAL</text:p>
      <text:p text:style-name="P31"/>
      <text:p text:style-name="P34"><text:span text:style-name="T1"><text:s text:c="6"/></text:span>INSTR('MISSISSIPI','SI',5,2)</text:p>
      <text:p text:style-name="P34"><text:span text:style-name="T1"><text:s text:c="6"/></text:span>---------------------------</text:p>
      <text:p text:style-name="P34"><text:span text:style-name="T1"><text:s text:c="31"/></text:span>0</text:p>
      <text:p text:style-name="P34"/>
      <text:p text:style-name="P34"><text:span text:style-name="T1"><text:s text:c="5"/></text:span>busca la 2ª ocurrencia de SI dentro de MISSISSIPI desde la</text:p>
      <text:p text:style-name="P34"><text:span text:style-name="T1"><text:s text:c="5"/></text:span>posición 5ª y no existe </text:p>
      <text:p text:style-name="P34"/>
      <text:p text:style-name="P34"><text:span text:style-name="T1"><text:s text:c="5"/></text:span><text:span text:style-name="T2">SELECT LENGTH ('Pepito se fue')</text:span></text:p>
      <text:p text:style-name="P31"><text:span text:style-name="T1"><text:s text:c="5"/></text:span>FROM DUAL;</text:p>
      <text:p text:style-name="P31"/>
      <text:p text:style-name="P34"><text:span text:style-name="T1"><text:s text:c="6"/></text:span>LENGTH('PEPITOSEFUE')</text:p>
      <text:p text:style-name="P34"><text:span text:style-name="T1"><text:s text:c="6"/></text:span>---------------------</text:p>
      <text:p text:style-name="P34"><text:span text:style-name="T1"><text:s text:c="25"/></text:span>13</text:p>
      <text:p text:style-name="P34"/>
      <text:p text:style-name="P34"><text:span text:style-name="T2">29º.-Visualizar número de departamento y nombre de los empleados así como los</text:span></text:p>
      <text:p text:style-name="P31"><text:span text:style-name="T1"><text:s text:c="5"/></text:span>caracteres 3º,4º y 5º de los nombres siempre que la longitud del nombre</text:p>
      <text:p text:style-name="P31"><text:span text:style-name="T1"><text:s text:c="5"/></text:span>bre sea mayor de 6</text:p>
      <text:p text:style-name="P31"/>
      <text:p text:style-name="P31"><text:span text:style-name="T1"><text:s text:c="5"/></text:span>SELECT APELLIDO, DEPT_NO, SUBSTR(APELLIDO,3,3)</text:p>
      <text:p text:style-name="P31"><text:span text:style-name="T1"><text:s text:c="5"/></text:span>FROM EMPLE</text:p>
      <text:p text:style-name="P31"><text:span text:style-name="T1"><text:s text:c="5"/></text:span>WHERE LENGTH(APELLIDO)&gt;6;</text:p>
      <text:p text:style-name="P31"/>
      <text:p text:style-name="P31"/>
      <text:p text:style-name="P34"><text:span text:style-name="T3"><text:s text:c="6"/></text:span>APELLIDO <text:s text:c="10"/>DEPT_NO SUB</text:p>
      <text:p text:style-name="P34"><text:span text:style-name="T1"><text:s text:c="6"/></text:span>---------------- --------- ---</text:p>
      <text:p text:style-name="P34"><text:span text:style-name="T1"><text:s text:c="6"/></text:span>SANCHEZ <text:s text:c="16"/>20 NCH</text:p>
      <text:p text:style-name="P34"><text:span text:style-name="T1"><text:s text:c="6"/></text:span>JIMENEZ <text:s text:c="16"/>20 MEN</text:p>
      <text:p text:style-name="P34"><text:span text:style-name="T1"><text:s text:c="6"/></text:span>FERNANDEZ <text:s text:c="14"/>20 RNA</text:p>
      <text:p text:style-name="P31"/>
      <text:p text:style-name="P31"/>
      <text:p text:style-name="P31">30º.-Visualizar numero de cada empleado y longitud de su nombre siempre </text:p>
      <text:p text:style-name="P31"><text:span text:style-name="T1"><text:s text:c="5"/></text:span>que sea mayor de 2 y menor de 10</text:p>
      <text:p text:style-name="P31"/>
      <text:p text:style-name="P31"><text:soft-page-break/><text:span text:style-name="T1"><text:s text:c="6"/></text:span>SELECT EMP_NO,APELLIDO, LENGTH(APELLIDO)</text:p>
      <text:p text:style-name="P31"><text:span text:style-name="T1"><text:s text:c="6"/></text:span>FROM EMPLE</text:p>
      <text:p text:style-name="P31"><text:span text:style-name="T1"><text:s text:c="6"/></text:span>WHERE LENGTH(APELLIDO) BETWEEN 2 AND 10;</text:p>
      <text:p text:style-name="P31"/>
      <text:p text:style-name="P34"><text:span text:style-name="T1"><text:s text:c="7"/></text:span>EMP_NO APELLIDO <text:s text:c="8"/>LENGTH(APELLIDO)</text:p>
      <text:p text:style-name="P34"><text:span text:style-name="T1"><text:s text:c="4"/></text:span>--------- ---------------- ----------------</text:p>
      <text:p text:style-name="P34"><text:span text:style-name="T1"><text:s text:c="9"/></text:span>7369 SANCHEZ <text:s text:c="24"/>7</text:p>
      <text:p text:style-name="P34"><text:span text:style-name="T1"><text:s text:c="9"/></text:span>7499 ARROYO <text:s text:c="25"/>6</text:p>
      <text:p text:style-name="P34"><text:span text:style-name="T1"><text:s text:c="9"/></text:span>7521 SALA <text:s text:c="27"/>4</text:p>
      <text:p text:style-name="P34"><text:span text:style-name="T1"><text:s text:c="9"/></text:span>7566 JIMENEZ <text:s text:c="24"/>7</text:p>
      <text:p text:style-name="P34"><text:span text:style-name="T1"><text:s text:c="9"/></text:span>7654 MARTIN <text:s text:c="25"/>6</text:p>
      <text:p text:style-name="P34"><text:span text:style-name="T1"><text:s text:c="9"/></text:span>7698 NEGRO <text:s text:c="26"/>5</text:p>
      <text:p text:style-name="P34"><text:span text:style-name="T1"><text:s text:c="9"/></text:span>7782 CEREZO <text:s text:c="25"/>6</text:p>
      <text:p text:style-name="P34"><text:span text:style-name="T1"><text:s text:c="9"/></text:span>7788 GIL <text:s text:c="28"/>3</text:p>
      <text:p text:style-name="P34"><text:span text:style-name="T1"><text:s text:c="9"/></text:span>7839 REY <text:s text:c="28"/>3</text:p>
      <text:p text:style-name="P34"><text:span text:style-name="T1"><text:s text:c="9"/></text:span>7844 TOVAR <text:s text:c="26"/>5</text:p>
      <text:p text:style-name="P34"><text:span text:style-name="T1"><text:s text:c="9"/></text:span>7876 ALONSO <text:s text:c="25"/>6</text:p>
      <text:p text:style-name="P34"><text:span text:style-name="T1"><text:s text:c="9"/></text:span>7900 JIMENO <text:s text:c="25"/>6</text:p>
      <text:p text:style-name="P34"><text:span text:style-name="T1"><text:s text:c="9"/></text:span>7902 FERNANDEZ <text:s text:c="22"/>9</text:p>
      <text:p text:style-name="P34"><text:span text:style-name="T1"><text:s text:c="9"/></text:span>7934 MUÑOZ <text:s text:c="26"/>5</text:p>
      <text:p text:style-name="P34"/>
      <text:p text:style-name="P31">31º.-Averiguar la fecha del empleado más antiguo y la fecha de ingreso</text:p>
      <text:p text:style-name="P31"><text:span text:style-name="T1"><text:s text:c="4"/></text:span>del más nuevo</text:p>
      <text:p text:style-name="P31"/>
      <text:p text:style-name="P31"><text:span text:style-name="T1"><text:s text:c="4"/></text:span>SELECT MIN(FECHA_ALTA), MAX(FECHA_ALTA)</text:p>
      <text:p text:style-name="P31"><text:span text:style-name="T1"><text:s text:c="4"/></text:span>FROM EMPLE;</text:p>
      <text:p text:style-name="P31"/>
      <text:p text:style-name="P34"><text:span text:style-name="T3"><text:s text:c="5"/></text:span>MIN(FECH MAX(FECH</text:p>
      <text:p text:style-name="P34"><text:span text:style-name="T1"><text:s text:c="5"/></text:span>-------- --------</text:p>
      <text:p text:style-name="P34"><text:span text:style-name="T1"><text:s text:c="5"/></text:span>20/02/80 03/05/87</text:p>
      <text:p text:style-name="P34"/>
      <text:p text:style-name="P31">32º.-Calcular el salario máximo y mínimo de cada departamento</text:p>
      <text:p text:style-name="P31"/>
      <text:p text:style-name="P31"><text:span text:style-name="T1"><text:s text:c="4"/></text:span>SELECT MIN(SALARIO), MAX(SALARIO), COUNT(*)</text:p>
      <text:p text:style-name="P31"><text:span text:style-name="T1"><text:s text:c="4"/></text:span>FROM EMPLE</text:p>
      <text:p text:style-name="P31"><text:span text:style-name="T1"><text:s text:c="4"/></text:span>WHERE DEPT_NO = 10;</text:p>
      <text:p text:style-name="P31"/>
      <text:p text:style-name="P34"><text:span text:style-name="T3"><text:s text:c="5"/></text:span>MIN(SALARIO) MAX(SALARIO) <text:s/>COUNT(*)</text:p>
      <text:p text:style-name="P34"><text:span text:style-name="T1"><text:s text:c="5"/></text:span>------------ ------------ ---------</text:p>
      <text:p text:style-name="P34"><text:span text:style-name="T1"><text:s text:c="11"/></text:span>169000 <text:s text:c="6"/>650000 <text:s text:c="8"/>3</text:p>
      <text:p text:style-name="P34"/>
      <text:p text:style-name="P31"><text:span text:style-name="T1"><text:s text:c="4"/></text:span>Y ASI PARA CADA DEPARTAMENTO</text:p>
      <text:p text:style-name="P31"/>
      <text:p text:style-name="P31">33º.-Contar el número de empleos que contiene la tabla</text:p>
      <text:p text:style-name="P31"/>
      <text:p text:style-name="P31"><text:span text:style-name="T1"><text:s text:c="4"/></text:span>SELECT COUNT(OFICIO)</text:p>
      <text:p text:style-name="P31"><text:span text:style-name="T1"><text:s text:c="4"/></text:span>FROM EMPLE;</text:p>
      <text:p text:style-name="P31"/>
      <text:p text:style-name="P34"><text:span text:style-name="T3"><text:s text:c="4"/></text:span><text:span text:style-name="T1"><text:s/></text:span>COUNT(OFICIO)</text:p>
      <text:p text:style-name="P34"><text:span text:style-name="T1"><text:s text:c="5"/></text:span>-------------</text:p>
      <text:p text:style-name="P34"><text:span text:style-name="T1"><text:s text:c="16"/></text:span>14</text:p>
      <text:p text:style-name="P34"/>
      <text:p text:style-name="P31"><text:soft-page-break/>34º.-¿Cuantos empleados trabajan en el departamento 30?</text:p>
      <text:p text:style-name="P31"/>
      <text:p text:style-name="P31"><text:span text:style-name="T1"><text:s text:c="4"/></text:span>SELECT COUNT(*)</text:p>
      <text:p text:style-name="P31"><text:span text:style-name="T1"><text:s text:c="4"/></text:span>FROM EMPLE</text:p>
      <text:p text:style-name="P31"><text:span text:style-name="T1"><text:s text:c="4"/></text:span>WHERE DEPT_NO = 10;</text:p>
      <text:p text:style-name="P31"/>
      <text:p text:style-name="P34"><text:span text:style-name="T3"><text:s text:c="5"/></text:span>COUNT(*)</text:p>
      <text:p text:style-name="P34"><text:span text:style-name="T1"><text:s text:c="4"/></text:span>---------</text:p>
      <text:p text:style-name="P34"><text:span text:style-name="T1"><text:s text:c="12"/></text:span>3</text:p>
      <text:p text:style-name="P31"/>
      <text:p text:style-name="P31">35º.-¿Cuantos empleados distintos aparecen en la tabla de empleados <text:s text:c="3"/></text:p>
      <text:p text:style-name="P31"/>
      <text:p text:style-name="P31"><text:span text:style-name="T1"><text:s text:c="4"/></text:span>SELECT COUNT(DISTINCT OFICIO)</text:p>
      <text:p text:style-name="P31"><text:span text:style-name="T1"><text:s text:c="4"/></text:span>FROM EMPLE;</text:p>
      <text:p text:style-name="P31"/>
      <text:p text:style-name="P34"><text:span text:style-name="T1"><text:s text:c="5"/></text:span>COUNT(DISTINCTOFICIO)</text:p>
      <text:p text:style-name="P34"><text:span text:style-name="T1"><text:s text:c="5"/></text:span>---------------------</text:p>
      <text:p text:style-name="P34"><text:span text:style-name="T1"><text:s text:c="24"/></text:span>5</text:p>
      <text:p text:style-name="P31"/>
      <text:p text:style-name="P31">36º.-Calcular la media del salario de los trabajadores <text:s/>poniendo como</text:p>
      <text:p text:style-name="P34"><text:span text:style-name="T3"><text:s text:c="4"/></text:span><text:span text:style-name="T2">cabecera del resultado </text:span><text:span text:style-name="T4"></text:span><text:span text:style-name="T2"> <text:s text:c="2"/>Media de sueldo</text:span></text:p>
      <text:p text:style-name="P31"/>
      <text:p text:style-name="P31"><text:span text:style-name="T1"><text:s text:c="4"/></text:span>SELECT AVG(SALARIO) "Media de sueldo"</text:p>
      <text:p text:style-name="P31"><text:span text:style-name="T1"><text:s text:c="4"/></text:span>FROM EMPLE;</text:p>
      <text:p text:style-name="P31"/>
      <text:p text:style-name="P34"><text:span text:style-name="T1"><text:s text:c="5"/></text:span>Media de sueldo</text:p>
      <text:p text:style-name="P34"><text:span text:style-name="T1"><text:s text:c="5"/></text:span>---------------</text:p>
      <text:p text:style-name="P34"><text:span text:style-name="T1"><text:s text:c="11"/></text:span>270910,71</text:p>
      <text:p text:style-name="P34"/>
      <text:p text:style-name="P34"><text:span text:style-name="T2">37º.-Seleccionar el numero de departamento, el mínimo, el máximo, la media</text:span></text:p>
      <text:p text:style-name="P34"><text:span text:style-name="T3"><text:s text:c="4"/></text:span><text:span text:style-name="T2">de los salarios de cada departamento así como los empleados de cada uno</text:span></text:p>
      <text:p text:style-name="P31"/>
      <text:p text:style-name="P31"><text:span text:style-name="T1"><text:s text:c="5"/></text:span>SELECT DEPT_NO, MIN(SALARIO), MAX(SALARIO), AVG(SALARIO), COUNT(*)</text:p>
      <text:p text:style-name="P31"><text:span text:style-name="T1"><text:s text:c="5"/></text:span>FROM EMPLE</text:p>
      <text:p text:style-name="P31"><text:span text:style-name="T1"><text:s text:c="5"/></text:span>GROUP BY DEPT_NO;</text:p>
      <text:p text:style-name="P31"/>
      <text:p text:style-name="P34"><text:span text:style-name="T1"><text:s text:c="7"/></text:span>DEPT_NO MIN(SALARIO) MAX(SALARIO) AVG(SALARIO) <text:s/>COUNT(*)</text:p>
      <text:p text:style-name="P34"><text:span text:style-name="T1"><text:s text:c="5"/></text:span>--------- ------------ ------------ ------------ ---------</text:p>
      <text:p text:style-name="P34"><text:span text:style-name="T1"><text:s text:c="12"/></text:span>10 <text:s text:c="6"/>169000 <text:s text:c="6"/>650000 <text:s text:c="3"/>379166,67 <text:s text:c="8"/>3</text:p>
      <text:p text:style-name="P34"><text:span text:style-name="T1"><text:s text:c="12"/></text:span>20 <text:s text:c="6"/>104000 <text:s text:c="6"/>390000 <text:s text:c="6"/>282750 <text:s text:c="8"/>5</text:p>
      <text:p text:style-name="P34"><text:span text:style-name="T1"><text:s text:c="12"/></text:span>30 <text:s text:c="6"/>123500 <text:s text:c="6"/>370500 <text:s text:c="3"/>206916,67 <text:s text:c="8"/>6</text:p>
      <text:p text:style-name="P31"/>
      <text:p text:style-name="P31">38º.-Calcular el numero de personas que desempeñen el mismo empleo en cada</text:p>
      <text:p text:style-name="P34"><text:span text:style-name="T3"><text:s text:c="4"/></text:span><text:span text:style-name="T2">departamento sacando también los trabajos y el nº de departamentos</text:span></text:p>
      <text:p text:style-name="P31"/>
      <text:p text:style-name="P31"><text:span text:style-name="T1"><text:s text:c="5"/></text:span>SELECT COUNT(EMP_NO), OFICIO, DEPT_NO</text:p>
      <text:p text:style-name="P31"><text:soft-page-break/><text:span text:style-name="T1"><text:s text:c="5"/></text:span>FROM EMPLE</text:p>
      <text:p text:style-name="P31"><text:span text:style-name="T1"><text:s text:c="5"/></text:span>GROUP BY OFICIO, DEPT_NO;</text:p>
      <text:p text:style-name="P34"/>
      <text:p text:style-name="P34"><text:span text:style-name="T1"><text:s text:c="6"/></text:span>COUNT(EMP_NO) OFICIO <text:s text:c="6"/>DEPT_NO</text:p>
      <text:p text:style-name="P34"><text:span text:style-name="T1"><text:s text:c="6"/></text:span>------------- ---------- ---------</text:p>
      <text:p text:style-name="P34"><text:span text:style-name="T1"><text:s text:c="18"/></text:span>2 ANALISTA <text:s text:c="9"/>20</text:p>
      <text:p text:style-name="P34"><text:span text:style-name="T1"><text:s text:c="18"/></text:span>1 DIRECTOR <text:s text:c="9"/>10</text:p>
      <text:p text:style-name="P34"><text:span text:style-name="T1"><text:s text:c="18"/></text:span>1 DIRECTOR <text:s text:c="9"/>20</text:p>
      <text:p text:style-name="P34"><text:span text:style-name="T1"><text:s text:c="18"/></text:span>1 DIRECTOR <text:s text:c="9"/>30</text:p>
      <text:p text:style-name="P34"><text:span text:style-name="T1"><text:s text:c="18"/></text:span>1 EMPLEADO <text:s text:c="9"/>10</text:p>
      <text:p text:style-name="P34"><text:span text:style-name="T1"><text:s text:c="18"/></text:span>2 EMPLEADO <text:s text:c="9"/>20</text:p>
      <text:p text:style-name="P34"><text:span text:style-name="T1"><text:s text:c="18"/></text:span>1 EMPLEADO <text:s text:c="8"/><text:span text:style-name="T2"><text:s/>30</text:span></text:p>
      <text:p text:style-name="P34"><text:span text:style-name="T3"><text:s text:c="16"/></text:span><text:span text:style-name="T1"><text:s text:c="2"/></text:span>1 PRESIDENTE <text:s text:c="7"/>10</text:p>
      <text:p text:style-name="P34"><text:span text:style-name="T1"><text:s text:c="18"/></text:span>4 VENDEDOR <text:s text:c="9"/>30 </text:p>
      <text:p text:style-name="P34"/>
      <text:p text:style-name="P34"><text:span text:style-name="T3"><text:s/></text:span><text:span text:style-name="T2">39º.-Calcular el numero de personas que tengan distintos empleos, excepto el</text:span></text:p>
      <text:p text:style-name="P31"><text:span text:style-name="T1"><text:s text:c="6"/></text:span>presidente. Listar por departamento y tipo de empleo</text:p>
      <text:p text:style-name="P31"/>
      <text:p text:style-name="P31"><text:span text:style-name="T1"><text:s text:c="6"/></text:span>SELECT DEPT_NO, OFICIO, COUNT(*)</text:p>
      <text:p text:style-name="P31"><text:span text:style-name="T1"><text:s text:c="6"/></text:span>FROM EMPLE</text:p>
      <text:p text:style-name="P31"><text:span text:style-name="T1"><text:s text:c="6"/></text:span>WHERE OFICIO != 'PRESIDENTE'</text:p>
      <text:p text:style-name="P31"><text:span text:style-name="T1"><text:s text:c="6"/></text:span>GROUP BY DEPT_NO, OFICIO;</text:p>
      <text:p text:style-name="P31"/>
      <text:p text:style-name="P34"><text:span text:style-name="T1"><text:s text:c="9"/></text:span>DEPT_NO OFICIO <text:s text:c="5"/>COUNT(*)</text:p>
      <text:p text:style-name="P34"><text:span text:style-name="T1"><text:s text:c="7"/></text:span>--------- ---------- ---------</text:p>
      <text:p text:style-name="P34"><text:span text:style-name="T1"><text:s text:c="14"/></text:span>10 DIRECTOR <text:s text:c="10"/>1</text:p>
      <text:p text:style-name="P34"><text:span text:style-name="T1"><text:s text:c="14"/></text:span>10 EMPLEADO <text:s text:c="10"/>1</text:p>
      <text:p text:style-name="P34"><text:span text:style-name="T1"><text:s text:c="14"/></text:span>20 ANALISTA <text:s text:c="10"/>2</text:p>
      <text:p text:style-name="P34"><text:span text:style-name="T1"><text:s text:c="14"/></text:span>20 DIRECTOR <text:s text:c="10"/>1</text:p>
      <text:p text:style-name="P34"><text:span text:style-name="T1"><text:s text:c="14"/></text:span>20 EMPLEADO <text:s text:c="10"/>2</text:p>
      <text:p text:style-name="P34"><text:span text:style-name="T1"><text:s text:c="14"/></text:span>30 DIRECTOR <text:s text:c="10"/>1</text:p>
      <text:p text:style-name="P34"><text:span text:style-name="T1"><text:s text:c="14"/></text:span>30 EMPLEADO <text:s text:c="10"/>1</text:p>
      <text:p text:style-name="P34"><text:span text:style-name="T1"><text:s text:c="14"/></text:span>30 VENDEDOR <text:s text:c="10"/>4 </text:p>
      <text:p text:style-name="P34"/>
      <text:p text:style-name="P31">40º.-Selecciona todos los oficios que tengan mas de dos empleados en ese</text:p>
      <text:p text:style-name="P31"><text:span text:style-name="T1"><text:s text:c="5"/></text:span>oficio</text:p>
      <text:p text:style-name="P31"/>
      <text:p text:style-name="P31"><text:span text:style-name="T1"><text:s text:c="5"/></text:span>SELECT DEPT_NO, OFICIO, COUNT(*)</text:p>
      <text:p text:style-name="P31"><text:span text:style-name="T1"><text:s text:c="5"/></text:span>FROM EMPLE</text:p>
      <text:p text:style-name="P31"><text:span text:style-name="T1"><text:s text:c="5"/></text:span>GROUP BY DEPT_NO, OFICIO</text:p>
      <text:p text:style-name="P31"><text:span text:style-name="T1"><text:s text:c="5"/></text:span>HAVING COUNT (*) &gt;2;</text:p>
      <text:p text:style-name="P31"/>
      <text:p text:style-name="P34"><text:span text:style-name="T1"><text:s text:c="7"/></text:span>DEPT_NO OFICIO <text:s text:c="5"/>COUNT(*)</text:p>
      <text:p text:style-name="P34"><text:span text:style-name="T1"><text:s text:c="6"/></text:span>-------- ---------- ---------</text:p>
      <text:p text:style-name="P34"><text:span text:style-name="T1"><text:s text:c="12"/></text:span>30 VENDEDOR <text:s text:c="10"/>4</text:p>
      <text:p text:style-name="P31"/>
      <text:p text:style-name="P31">41.-Selecciona el salario anual medio por empleo en cada departamento </text:p>
      <text:p text:style-name="P31"><text:span text:style-name="T1"><text:s text:c="4"/></text:span>que tenga más de dos personas con dicho empleo</text:p>
      <text:p text:style-name="P31"/>
      <text:p text:style-name="P31"><text:span text:style-name="T1"><text:s text:c="4"/></text:span>SELECT DEPT_NO, OFICIO, COUNT(*), AVG(SALARIO)*12</text:p>
      <text:p text:style-name="P31"><text:soft-page-break/><text:span text:style-name="T1"><text:s text:c="4"/></text:span>FROM EMPLE</text:p>
      <text:p text:style-name="P31"><text:span text:style-name="T1"><text:s text:c="4"/></text:span>GROUP BY DEPT_NO, OFICIO</text:p>
      <text:p text:style-name="P31"><text:span text:style-name="T1"><text:s text:c="4"/></text:span>HAVING COUNT (*) &gt; 2</text:p>
      <text:p text:style-name="P31"/>
      <text:p text:style-name="P34"><text:span text:style-name="T1"><text:s text:c="7"/></text:span>DEPT_NO OFICIO <text:s text:c="5"/>COUNT(*) AVG(SALARIO)*12</text:p>
      <text:p text:style-name="P34"><text:span text:style-name="T1"><text:s text:c="5"/></text:span>--------- ---------- --------- ---------------</text:p>
      <text:p text:style-name="P34"><text:span text:style-name="T1"><text:s text:c="12"/></text:span>30 VENDEDOR <text:s text:c="10"/>4 <text:s text:c="8"/>2242500</text:p>
      <text:p text:style-name="P34"/>
      <text:p text:style-name="P34"/>
      <text:p text:style-name="P31">42º.-Selecciona el <text:s/>trabajo desempeñado y el número de personas que lo realizan </text:p>
      <text:p text:style-name="P31"><text:span text:style-name="T1"><text:s text:c="5"/></text:span>siempre y cuando el trabajo sea realizado por mas de una persona <text:s/></text:p>
      <text:p text:style-name="P31"/>
      <text:p text:style-name="P34"><text:span text:style-name="T1"><text:s text:c="3"/></text:span><text:span text:style-name="T3"><text:s text:c="2"/></text:span><text:span text:style-name="T2">SELECT OFICIO, COUNT(OFICIO)</text:span></text:p>
      <text:p text:style-name="P31"><text:span text:style-name="T1"><text:s text:c="5"/></text:span>FROM EMPLE</text:p>
      <text:p text:style-name="P31"><text:span text:style-name="T1"><text:s text:c="5"/></text:span>GROUP BY OFICIO</text:p>
      <text:p text:style-name="P31"><text:span text:style-name="T1"><text:s text:c="5"/></text:span>HAVING COUNT(OFICIO) &gt; 1;</text:p>
      <text:p text:style-name="P31"/>
      <text:p text:style-name="P34"><text:span text:style-name="T1"><text:s text:c="5"/></text:span>OFICIO <text:s text:c="4"/>COUNT(OFICIO)</text:p>
      <text:p text:style-name="P34"><text:span text:style-name="T1"><text:s text:c="5"/></text:span>---------- -------------</text:p>
      <text:p text:style-name="P34"><text:span text:style-name="T1"><text:s text:c="5"/></text:span>ANALISTA <text:s text:c="14"/>2</text:p>
      <text:p text:style-name="P34"><text:span text:style-name="T1"><text:s text:c="5"/></text:span>DIRECTOR <text:s text:c="14"/>3</text:p>
      <text:p text:style-name="P34"><text:span text:style-name="T1"><text:s text:c="5"/></text:span>EMPLEADO <text:s text:c="14"/>4</text:p>
      <text:p text:style-name="P34"><text:span text:style-name="T1"><text:s text:c="5"/></text:span>VENDEDOR <text:s text:c="14"/>4</text:p>
      <text:p text:style-name="P34"/>
      <text:p text:style-name="P34"/>
      <text:p text:style-name="P31">43.-Selecciona el numero de empleado, el nombre y el número de director de</text:p>
      <text:p text:style-name="P31"><text:span text:style-name="T1"><text:s text:c="4"/></text:span>los trabajadores cuyo jefe sea NEGRO pero sin que salga el</text:p>
      <text:p text:style-name="P34"><text:span text:style-name="T3"><text:s text:c="4"/></text:span><text:span text:style-name="T4"></text:span><text:span text:style-name="T3"> </text:span><text:span text:style-name="T2">RECUPERACION JERARQUICA</text:span></text:p>
      <text:p text:style-name="P31"/>
      <text:p text:style-name="P31"><text:span text:style-name="T1"><text:s text:c="4"/></text:span>SELECT <text:s/>EMP_NO, APELLIDO,DIR</text:p>
      <text:p text:style-name="P31"><text:span text:style-name="T1"><text:s text:c="4"/></text:span>FROM EMPLE</text:p>
      <text:p text:style-name="P31"><text:span text:style-name="T1"><text:s text:c="4"/></text:span>WHERE APELLIDO &lt;&gt; 'NEGRO'</text:p>
      <text:p text:style-name="P31"><text:span text:style-name="T1"><text:s text:c="4"/></text:span>CONNECT BY PRIOR EMP_NO = DIR</text:p>
      <text:p text:style-name="P31"><text:span text:style-name="T1"><text:s text:c="4"/></text:span>START WITH APELLIDO = 'NEGRO';</text:p>
      <text:p text:style-name="P31"/>
      <text:p text:style-name="P34"><text:span text:style-name="T1"><text:s text:c="7"/></text:span>EMP_NO APELLIDO <text:s text:c="14"/>DIR</text:p>
      <text:p text:style-name="P34"><text:span text:style-name="T1"><text:s text:c="5"/></text:span>-------- ---------------- ---------</text:p>
      <text:p text:style-name="P34"><text:span text:style-name="T1"><text:s text:c="9"/></text:span>7499 ARROYO <text:s text:c="15"/>7698</text:p>
      <text:p text:style-name="P34"><text:span text:style-name="T1"><text:s text:c="9"/></text:span>7521 SALA <text:s text:c="17"/>7698</text:p>
      <text:p text:style-name="P34"><text:span text:style-name="T1"><text:s text:c="9"/></text:span>7844 TOVAR <text:s text:c="16"/>7698</text:p>
      <text:p text:style-name="P34"><text:span text:style-name="T1"><text:s text:c="9"/></text:span>7900 JIMENO <text:s text:c="15"/>7698</text:p>
      <text:p text:style-name="P34"/>
      <text:p text:style-name="P34"/>
      <text:p text:style-name="P4"><text:span text:style-name="txt011"><text:span text:style-name="T6">ENUNCIADO 1 SQL 2 EVA CON SOLUCIÓN(EXAMEN 2022 PRÁCTICA CLASE)</text:span></text:span></text:p>
      <text:p text:style-name="P3"><text:span text:style-name="txt011"><text:span text:style-name="T5">1.- Cuantas asignaturas hay?</text:span></text:span></text:p>
      <text:p text:style-name="P3"/>
      <text:p text:style-name="P1"><text:span text:style-name="txtsqlcomando1">SELECT</text:span> <text:span text:style-name="txtsqltablas1">IdAsignatura</text:span><text:span text:style-name="txtsqlcomando1">,</text:span> <text:span text:style-name="txtsqltablas1">Nombre</text:span></text:p>
      <text:p text:style-name="P3"><text:s text:c="4"/><text:span text:style-name="txtsqlcomando1"><text:span text:style-name="T7">FROM</text:span></text:span> <text:span text:style-name="txtsqltablas1">ASIGNATURA</text:span></text:p>
      <text:p text:style-name="P3"/>
      <text:p text:style-name="P3"><text:span text:style-name="txt011"><text:span text:style-name="T5">2.- Coste máximo, mínimo y medio de las asignaturas, utilizar alias para las columnas</text:span></text:span></text:p>
      <text:p text:style-name="P3"/>
      <text:p text:style-name="P1"><text:span text:style-name="txtsqlcomando1"><text:span text:style-name="T8">SELECT</text:span></text:span><text:span text:style-name="T8"> </text:span><text:span text:style-name="txtsqlfunc1"><text:span text:style-name="T8">MAX(</text:span></text:span><text:span text:style-name="txtsqltablas1"><text:span text:style-name="T8">CosteBasico</text:span></text:span><text:span text:style-name="txtsqlfunc1"><text:span text:style-name="T8">) AS</text:span></text:span><text:span text:style-name="T8"> </text:span><text:span text:style-name="txtsqlcadena1"><text:span text:style-name="T8">MAXIMO</text:span></text:span><text:span text:style-name="txtsqlcomando1"><text:span text:style-name="T8">,</text:span></text:span></text:p>
      <text:p text:style-name="P1"><text:span text:style-name="T8"><text:s text:c="11"/></text:span><text:span text:style-name="txtsqlfunc1">MIN(</text:span><text:span text:style-name="txtsqltablas1">CosteBasico</text:span><text:span text:style-name="txtsqlfunc1">) AS</text:span> <text:span text:style-name="txtsqlcadena1">MINIMO</text:span><text:span text:style-name="txtsqlcomando1">,</text:span></text:p>
      <text:p text:style-name="P1"><text:s text:c="11"/><text:span text:style-name="txtsqlfunc1">AVG(</text:span><text:span text:style-name="txtsqltablas1">CosteBasico</text:span><text:span text:style-name="txtsqlfunc1">) AS</text:span> <text:span text:style-name="txtsqlcadena1">MEDIA</text:span></text:p>
      <text:p text:style-name="P1"><text:s text:c="4"/><text:span text:style-name="txtsqlcomando1">FROM</text:span> <text:span text:style-name="txtsqltablas1">ASIGNATURA</text:span><text:span text:style-name="txtsqlcomando1">;</text:span></text:p>
      <text:p text:style-name="P3"/>
      <text:p text:style-name="P6"><text:span text:style-name="txt011"><text:span text:style-name="T5">3.- Nombre de las asignaturas del segundo cuatrimestre que no sean de 6 créditos. </text:span></text:span></text:p>
      <text:p text:style-name="P6"/>
      <text:p text:style-name="P1"><text:span text:style-name="T8"><text:s text:c="4"/></text:span><text:span text:style-name="txtsqlcomando1"><text:span text:style-name="T8">SELECT</text:span></text:span><text:span text:style-name="T8"> </text:span><text:span text:style-name="txtsqltablas1"><text:span text:style-name="T8">Nombre</text:span></text:span></text:p>
      <text:p text:style-name="P1"><text:span text:style-name="T8"><text:s text:c="4"/></text:span><text:span text:style-name="txtsqlcomando1"><text:span text:style-name="T8">FROM</text:span></text:span><text:span text:style-name="T8"> </text:span><text:span text:style-name="txtsqltablas1"><text:span text:style-name="T8">ASIGNATURA</text:span></text:span></text:p>
      <text:p text:style-name="P1"><text:span text:style-name="T8"><text:s text:c="4"/></text:span><text:span text:style-name="txtsqlcomando1">WHERE</text:span> <text:span text:style-name="txtsqltablas1">Cuatrimestre</text:span> <text:span text:style-name="txtsqlfunc1">=</text:span> <text:span text:style-name="txtsqlcadena1">"2"</text:span></text:p>
      <text:p text:style-name="P1"><text:s text:c="4"/><text:span text:style-name="txtsqlfunc1">AND</text:span> <text:span text:style-name="txtsqltablas1">Creditos</text:span> <text:span text:style-name="txtsqlfunc1">&lt;&gt;</text:span> <text:span text:style-name="txtsqlcadena1">6</text:span><text:span text:style-name="txtsqlcomando1">;</text:span></text:p>
      <text:p text:style-name="P3"/>
      <text:p text:style-name="P3"><text:span text:style-name="txt011"><text:span text:style-name="T5">4.- Mostrar el id de los alumnos matriculados en la asignatura ‘150212’ o bien en la ‘130113’ . Es obligatorio que uses IN</text:span></text:span></text:p>
      <text:p text:style-name="P3"/>
      <text:p text:style-name="P1"><text:s text:c="4"/><text:span text:style-name="txtsqlcomando1"><text:span text:style-name="T8">SELECT</text:span></text:span><text:span text:style-name="T8"> </text:span><text:span text:style-name="txtsqltablas1"><text:span text:style-name="T8">IdAlumno</text:span></text:span></text:p>
      <text:p text:style-name="P1"><text:span text:style-name="T8"><text:s text:c="4"/></text:span><text:span text:style-name="txtsqlcomando1"><text:span text:style-name="T8">FROM</text:span></text:span><text:span text:style-name="T8"> </text:span><text:span text:style-name="txtsqltablas1"><text:span text:style-name="T8">ALUMNO_ASIGNATURA</text:span></text:span></text:p>
      <text:p text:style-name="P1"><text:span text:style-name="T8"><text:s text:c="4"/></text:span><text:span text:style-name="txtsqlcomando1"><text:span text:style-name="T8">WHERE</text:span></text:span><text:span text:style-name="T8"> </text:span><text:span text:style-name="txtsqltablas1"><text:span text:style-name="T8">IdAsignatura</text:span></text:span><text:span text:style-name="T8"> </text:span><text:span text:style-name="txtsqlfunc1"><text:span text:style-name="T8">IN (</text:span></text:span><text:span text:style-name="T8"> </text:span><text:span text:style-name="txtsqlcadena1"><text:span text:style-name="T8">"150212"</text:span></text:span><text:span text:style-name="txtsqlfunc1"><text:span text:style-name="T8">,</text:span></text:span><text:span text:style-name="T8"> </text:span><text:span text:style-name="txtsqlcadena1"><text:span text:style-name="T8">"130113"</text:span></text:span><text:span text:style-name="txtsqlfunc1"><text:span text:style-name="T8">)</text:span></text:span><text:span text:style-name="txtsqlcomando1"><text:span text:style-name="T8">;</text:span></text:span></text:p>
      <text:p text:style-name="P3"/>
      <text:p text:style-name="P3"><text:span text:style-name="txt011"><text:span text:style-name="T5">5.- Mostrar el nombre y apellido de las personas cuyo apellido comience por ‘G’</text:span></text:span></text:p>
      <text:p text:style-name="P3"/>
      <text:p text:style-name="P1"><text:span text:style-name="txtsqlcomando1"><text:span text:style-name="T9">SELECT</text:span></text:span> <text:span text:style-name="txtsqltablas1">Nombre</text:span><text:span text:style-name="txtsqlcomando1"><text:span text:style-name="T9">,</text:span></text:span> <text:span text:style-name="txtsqltablas1">Apellido</text:span></text:p>
      <text:p text:style-name="P1"><text:s text:c="4"/><text:span text:style-name="txtsqlcomando1"><text:span text:style-name="T9">FROM</text:span></text:span> <text:span text:style-name="txtsqltablas1">PERSONA</text:span></text:p>
      <text:p text:style-name="P1"><text:s text:c="4"/><text:span text:style-name="txtsqlcomando1"><text:span text:style-name="T9">WHERE</text:span></text:span> <text:span text:style-name="txtsqltablas1">Apellido</text:span> <text:span text:style-name="txtsqlfunc1">LIKE</text:span> <text:span text:style-name="txtsqlcadena1">"G</text:span><text:span text:style-name="txtsqlfunc1">*</text:span><text:span text:style-name="txtsqlcadena1">"</text:span><text:span text:style-name="txtsqlcomando1"><text:span text:style-name="T9">;</text:span></text:span></text:p>
      <text:p text:style-name="P3"/>
      <text:p text:style-name="P3"><text:span text:style-name="txt011"><text:span text:style-name="T5">6.-Mostrar el nombre de las asignaturas cuyo coste por crédito sea de mayor de 8 euros </text:span></text:span></text:p>
      <text:p text:style-name="P1"/>
      <text:p text:style-name="P1"><text:span text:style-name="txtsqlcomando1"><text:span text:style-name="T10">SELECT</text:span></text:span><text:span text:style-name="T8"> </text:span><text:span text:style-name="txtsqltablas1"><text:span text:style-name="T8">Nombre</text:span></text:span></text:p>
      <text:p text:style-name="P1"><text:span text:style-name="T8"><text:s text:c="4"/></text:span><text:span text:style-name="txtsqlcomando1"><text:span text:style-name="T10">FROM</text:span></text:span><text:span text:style-name="T8"> </text:span><text:span text:style-name="txtsqltablas1"><text:span text:style-name="T8">ASIGNATURA</text:span></text:span></text:p>
      <text:p text:style-name="P1"><text:span text:style-name="T8"><text:s text:c="4"/></text:span><text:span text:style-name="txtsqlcomando1"><text:span text:style-name="T9">WHERE</text:span></text:span> <text:span text:style-name="txtsqltablas1">CosteBasico</text:span><text:span text:style-name="txtsqlfunc1">/</text:span><text:span text:style-name="txtsqltablas1">Credito</text:span> <text:span text:style-name="txtsqlfunc1">&gt;</text:span> <text:span text:style-name="txtsqlcadena1">8</text:span><text:span text:style-name="txtsqlcomando1"><text:span text:style-name="T9">;</text:span></text:span></text:p>
      <text:p text:style-name="P3"/>
      <text:p text:style-name="P3"><text:span text:style-name="txt011"><text:span text:style-name="T5">7.- Mostrar el nombre de las personas para las que se desconoce la fecha de nacimiento</text:span></text:span></text:p>
      <text:p text:style-name="P3"/>
      <text:p text:style-name="P1"><text:span text:style-name="txtsqlcomando1">SELECT</text:span> <text:span text:style-name="txtsqltablas1">Nombre</text:span></text:p>
      <text:p text:style-name="P1"><text:s text:c="4"/><text:span text:style-name="txtsqlcomando1">FROM</text:span> <text:span text:style-name="txtsqltablas1">PERSONA</text:span></text:p>
      <text:p text:style-name="P5"><text:s text:c="4"/><text:span text:style-name="txtsqlcomando1"><text:span text:style-name="T7">WHERE</text:span></text:span> <text:span text:style-name="txtsqltablas1">FechaNacimiento</text:span> <text:span text:style-name="txtsqlfunc1">=</text:span> <text:span text:style-name="txtsqlcadena1">NULL</text:span><text:span text:style-name="txtsqlcomando1"><text:span text:style-name="T7">;</text:span></text:span></text:p>
      <text:p text:style-name="P3"/>
      <text:p text:style-name="P3"/>
      <text:p text:style-name="P3"><text:span text:style-name="txt011"><text:span text:style-name="T5">8.- Listado de personas ordenadas por apellido descendente y nombre ascendente</text:span></text:span></text:p>
      <text:p text:style-name="P3"/>
      <text:p text:style-name="P1"><text:span text:style-name="txtsqlcomando1"><text:span text:style-name="T9">SELECT</text:span></text:span> <text:span text:style-name="txtsqltablas1">Nombre</text:span><text:span text:style-name="txtsqlcomando1"><text:span text:style-name="T9">,</text:span></text:span> <text:span text:style-name="txtsqltablas1">Apellido</text:span></text:p>
      <text:p text:style-name="P1"><text:s text:c="4"/><text:span text:style-name="txtsqlcomando1"><text:span text:style-name="T9">FROM</text:span></text:span> <text:span text:style-name="txtsqltablas1">PERSONA</text:span></text:p>
      <text:p text:style-name="P1"><text:soft-page-break/><text:s text:c="4"/><text:span text:style-name="txtsqlfunc1">ORDER BY</text:span> <text:span text:style-name="txtsqltablas1">Apellido desc</text:span><text:span text:style-name="txtsqlcomando1"><text:span text:style-name="T9">,</text:span></text:span> <text:span text:style-name="txtsqltablas1">Nombre asc</text:span><text:span text:style-name="txtsqlcomando1"><text:span text:style-name="T9">;</text:span></text:span></text:p>
      <text:p text:style-name="P3"/>
      <text:p text:style-name="P3"/>
      <text:p text:style-name="P3"><text:span text:style-name="txt011"><text:span text:style-name="T13">Utilizar select anidados</text:span></text:span></text:p>
      <text:p text:style-name="P3"/>
      <text:p text:style-name="P3"/>
      <text:p text:style-name="P3"><text:span text:style-name="txt011"><text:span text:style-name="T5">9.- Coste global de cursar la titulación de Matemáticas si el coste de cada asignatura se incrementa un 7%</text:span></text:span></text:p>
      <text:p text:style-name="P3"/>
      <text:p text:style-name="P1"><text:span text:style-name="txtsqlcomando1"><text:span text:style-name="T9">SELECT</text:span></text:span> <text:span text:style-name="txtsqlfunc1">SUM(</text:span><text:span text:style-name="txtsqltablas1">CosteBasico</text:span><text:span text:style-name="txtsqlfunc1">*</text:span><text:span text:style-name="txtsqlcadena1">1.07</text:span><text:span text:style-name="txtsqlfunc1">) AS</text:span> <text:span text:style-name="txtsqlcadena1">NUEVO_COSTE</text:span></text:p>
      <text:p text:style-name="P1"><text:s text:c="4"/><text:span text:style-name="txtsqlcomando1"><text:span text:style-name="T9">FROM</text:span></text:span> <text:span text:style-name="txtsqltablas1">ASIGNATURA</text:span></text:p>
      <text:p text:style-name="P1"><text:s text:c="4"/><text:span text:style-name="txtsqlcomando1"><text:span text:style-name="T9">WHERE</text:span></text:span> <text:span text:style-name="txtsqltablas1">IdTitulacion</text:span> <text:span text:style-name="txtsqlfunc1">= (</text:span><text:span text:style-name="txtsqlcomando1"><text:span text:style-name="T9">SELECT</text:span></text:span><text:span text:style-name="txtsqlfunc1"> </text:span><text:span text:style-name="txtsqltablas1">IdTitulacion</text:span></text:p>
      <text:p text:style-name="P1"><text:s text:c="26"/><text:span text:style-name="txtsqlcomando1"><text:span text:style-name="T9">FROM</text:span></text:span> <text:span text:style-name="txtsqltablas1">TITULACION</text:span></text:p>
      <text:p text:style-name="P1"><text:s text:c="26"/><text:span text:style-name="txtsqlcomando1"><text:span text:style-name="T9">WHERE</text:span></text:span> <text:span text:style-name="txtsqltablas1">Nombre</text:span> <text:span text:style-name="txtsqlfunc1">=</text:span> <text:span text:style-name="txtsqlcadena1">"Matemáticas"</text:span><text:span text:style-name="txtsqlfunc1">)</text:span><text:span text:style-name="txtsqlcomando1"><text:span text:style-name="T9">;</text:span></text:span></text:p>
      <text:p text:style-name="P3"/>
      <text:p text:style-name="P3"><text:span text:style-name="txt011"><text:span text:style-name="T5">10.- Listado de asignaturas que tengan más créditos que “seguridad vial”</text:span></text:span></text:p>
      <text:p text:style-name="P1"><text:s text:c="4"/></text:p>
      <text:p text:style-name="P1"><text:span text:style-name="txtsqlcomando1"><text:span text:style-name="T10">SELECT</text:span></text:span><text:span text:style-name="T8"> </text:span><text:span text:style-name="txtsqltablas1"><text:span text:style-name="T8">ASIGNATURA.Nombre</text:span></text:span><text:span text:style-name="T8"> </text:span><text:span text:style-name="txtsqlfunc1"><text:span text:style-name="T8">AS</text:span></text:span><text:span text:style-name="T8"> </text:span><text:span text:style-name="txtsqlcadena1"><text:span text:style-name="T8">ASIGNATURA_</text:span></text:span></text:p>
      <text:p text:style-name="P1"><text:span text:style-name="T8"><text:s text:c="4"/></text:span><text:span text:style-name="txtsqlcomando1"><text:span text:style-name="T10">FROM</text:span></text:span><text:span text:style-name="T8"> </text:span><text:span text:style-name="txtsqltablas1"><text:span text:style-name="T8">ASIGNATURA</text:span></text:span></text:p>
      <text:p text:style-name="P1"><text:span text:style-name="T8"><text:s text:c="4"/></text:span><text:span text:style-name="txtsqlcomando1"><text:span text:style-name="T10">WHERE</text:span></text:span><text:span text:style-name="T8"> </text:span><text:span text:style-name="txtsqltablas1"><text:span text:style-name="T8">Creditos</text:span></text:span><text:span text:style-name="T8"> </text:span><text:span text:style-name="txtsqlfunc1"><text:span text:style-name="T8">&gt; (</text:span></text:span><text:span text:style-name="txtsqlcomando1"><text:span text:style-name="T10">SELECT</text:span></text:span><text:span text:style-name="T8"> </text:span><text:span text:style-name="txtsqltablas1"><text:span text:style-name="T8">Creditos</text:span></text:span></text:p>
      <text:p text:style-name="P1"><text:span text:style-name="T8"><text:s text:c="22"/></text:span><text:span text:style-name="txtsqlcomando1"><text:span text:style-name="T9">FROM</text:span></text:span> <text:span text:style-name="txtsqltablas1">ASIGNATURA</text:span> </text:p>
      <text:p text:style-name="P3"><text:s text:c="22"/><text:span text:style-name="txtsqlcomando1"><text:span text:style-name="T9">WHERE</text:span></text:span> <text:span text:style-name="txtsqltablas1">Nombre</text:span> <text:span text:style-name="txtsqlfunc1">=</text:span> <text:span text:style-name="txtsqlcadena1">"Seguridad Vial"</text:span><text:span text:style-name="txtsqlfunc1">)</text:span><text:span text:style-name="txtsqlcomando1"><text:span text:style-name="T9">;</text:span></text:span></text:p>
      <text:p text:style-name="P3"/>
      <text:p text:style-name="P3"/>
      <text:p text:style-name="P3"><text:span text:style-name="txt011"><text:span text:style-name="T5">11.- Lista de las asignaturas en las que no se ha matriculado nadie</text:span></text:span></text:p>
      <text:p text:style-name="P3"/>
      <text:p text:style-name="P1"><text:s text:c="4"/><text:span text:style-name="txtsqlcomando1"><text:span text:style-name="T10">SELECT</text:span></text:span><text:span text:style-name="T8"> </text:span><text:span text:style-name="txtsqltablas1"><text:span text:style-name="T8">IdAsignatura</text:span></text:span></text:p>
      <text:p text:style-name="P1"><text:span text:style-name="T8"><text:s text:c="4"/></text:span><text:span text:style-name="txtsqlcomando1"><text:span text:style-name="T10">FROM</text:span></text:span><text:span text:style-name="T8"> </text:span><text:span text:style-name="txtsqltablas1"><text:span text:style-name="T8">ASIGNATURA</text:span></text:span></text:p>
      <text:p text:style-name="P1"><text:span text:style-name="T8"><text:s text:c="4"/></text:span><text:span text:style-name="txtsqlcomando1"><text:span text:style-name="T10">WHERE</text:span></text:span><text:span text:style-name="T8"> </text:span><text:span text:style-name="txtsqltablas1"><text:span text:style-name="T8">IDAsignatura</text:span></text:span><text:span text:style-name="T8"> </text:span><text:span text:style-name="txtsqlfunc1"><text:span text:style-name="T8">NOT IN (</text:span></text:span><text:span text:style-name="txtsqlcomando1"><text:span text:style-name="T10">SELECT</text:span></text:span><text:span text:style-name="T8"> </text:span><text:span text:style-name="txtsqlfunc1"><text:span text:style-name="T8">DISTINCT(</text:span></text:span><text:span text:style-name="txtsqltablas1"><text:span text:style-name="T8">IdAsignatura</text:span></text:span><text:span text:style-name="txtsqlfunc1"><text:span text:style-name="T8">)</text:span></text:span></text:p>
      <text:p text:style-name="P1"><text:span text:style-name="T8"><text:s text:c="31"/></text:span><text:span text:style-name="txtsqlcomando1"><text:span text:style-name="T9">FROM</text:span></text:span> <text:span text:style-name="txtsqltablas1">ALUMNO_ASIGNATURA</text:span><text:span text:style-name="txtsqlfunc1">)</text:span><text:span text:style-name="txtsqlcomando1"><text:span text:style-name="T9">;</text:span></text:span></text:p>
      <text:p text:style-name="P3"/>
      <text:p text:style-name="P3"/>
      <text:p text:style-name="P3"/>
      <text:p text:style-name="P3"><text:span text:style-name="txt011"><text:span text:style-name="T5">12.- Listado de las asignaturas cuyo coste es superior al coste medio de las asignaturas que no pertenecen a ninguna titulación</text:span></text:span></text:p>
      <text:p text:style-name="P3"/>
      <text:p text:style-name="P1"><text:span text:style-name="txtsqlcomando1"><text:span text:style-name="T10">SELECT</text:span></text:span><text:span text:style-name="T8"> </text:span><text:span text:style-name="txtsqltablas1"><text:span text:style-name="T8">Nombre</text:span></text:span></text:p>
      <text:p text:style-name="P1"><text:span text:style-name="T8"><text:s text:c="4"/></text:span><text:span text:style-name="txtsqlcomando1"><text:span text:style-name="T10">FROM</text:span></text:span><text:span text:style-name="T8"> </text:span><text:span text:style-name="txtsqltablas1"><text:span text:style-name="T8">ASIGNATURA</text:span></text:span></text:p>
      <text:p text:style-name="P1"><text:span text:style-name="T8"><text:s text:c="4"/></text:span><text:span text:style-name="txtsqlcomando1"><text:span text:style-name="T10">WHERE</text:span></text:span><text:span text:style-name="T8"> </text:span><text:span text:style-name="txtsqltablas1"><text:span text:style-name="T8">COsteBasico</text:span></text:span><text:span text:style-name="T8"> </text:span><text:span text:style-name="txtsqlfunc1"><text:span text:style-name="T8">&gt; (</text:span></text:span><text:span text:style-name="txtsqlcomando1"><text:span text:style-name="T10">SELECT</text:span></text:span><text:span text:style-name="T8"> </text:span><text:span text:style-name="txtsqlfunc1"><text:span text:style-name="T8">AVG(</text:span></text:span><text:span text:style-name="txtsqltablas1"><text:span text:style-name="T8">CosteBasico</text:span></text:span><text:span text:style-name="txtsqlfunc1"><text:span text:style-name="T8">)</text:span></text:span></text:p>
      <text:p text:style-name="P1"><text:span text:style-name="T8"><text:s text:c="18"/></text:span><text:span text:style-name="txtsqlcomando1"><text:span text:style-name="T10">FROM</text:span></text:span><text:span text:style-name="T8"> </text:span><text:span text:style-name="txtsqltablas1"><text:span text:style-name="T8">ASIGNATURA</text:span></text:span></text:p>
      <text:p text:style-name="P1"><text:span text:style-name="T8"><text:s text:c="18"/></text:span><text:span text:style-name="txtsqlcomando1"><text:span text:style-name="T10">WHERE</text:span></text:span><text:span text:style-name="T8"> </text:span><text:span text:style-name="txtsqltablas1"><text:span text:style-name="T8">IdTitulacion</text:span></text:span><text:span text:style-name="T8"> </text:span><text:span text:style-name="txtsqlfunc1"><text:span text:style-name="T8">IS NULL)</text:span></text:span><text:span text:style-name="txtsqlcomando1"><text:span text:style-name="T10">;</text:span></text:span></text:p>
      <text:p text:style-name="P7"/>
      <text:p text:style-name="P7"/>
      <text:p text:style-name="P7"/>
      <text:p text:style-name="P3"><text:span text:style-name="txt011"><text:span text:style-name="T5">13.- </text:span></text:span><text:span text:style-name="txtejemplo011"><text:span text:style-name="T11">Listado de personas que viven en la ciudad que vive más gente</text:span></text:span><text:span text:style-name="txtejemplo011"><text:span text:style-name="T9">.</text:span></text:span><text:span text:style-name="T15"> </text:span></text:p>
      <text:p text:style-name="P1"><text:s text:c="4"/></text:p>
      <text:p text:style-name="P1"><text:span text:style-name="txtsqlcomando1"><text:span text:style-name="T10">SELECT</text:span></text:span><text:span text:style-name="T8"> </text:span><text:span text:style-name="txtsqlfunc1"><text:span text:style-name="T8">*</text:span></text:span></text:p>
      <text:p text:style-name="P1"><text:span text:style-name="T8"><text:s text:c="4"/></text:span><text:span text:style-name="txtsqlcomando1"><text:span text:style-name="T10">FROM</text:span></text:span><text:span text:style-name="T8"> </text:span><text:span text:style-name="txtsqltablas1"><text:span text:style-name="T8">PERSONA</text:span></text:span></text:p>
      <text:p text:style-name="P1"><text:span text:style-name="T8"><text:s text:c="4"/></text:span><text:span text:style-name="txtsqlcomando1"><text:span text:style-name="T10">WHERE</text:span></text:span><text:span text:style-name="T8"> </text:span><text:span text:style-name="txtsqltablas1"><text:span text:style-name="T8">Ciudad</text:span></text:span><text:span text:style-name="T8"> </text:span><text:span text:style-name="txtsqlfunc1"><text:span text:style-name="T8">= (</text:span></text:span><text:span text:style-name="txtsqlcomando1"><text:span text:style-name="T10">SELECT</text:span></text:span><text:span text:style-name="T8"> </text:span><text:span text:style-name="txtsqltablas1"><text:span text:style-name="T8">Ciudad</text:span></text:span></text:p>
      <text:p text:style-name="P1"><text:span text:style-name="T8"><text:tab/> <text:s text:c="19"/></text:span><text:span text:style-name="txtsqlcomando1"><text:span text:style-name="T10">FROM</text:span></text:span><text:span text:style-name="T8"> </text:span><text:span text:style-name="txtsqltablas1"><text:span text:style-name="T8">PERSONA</text:span></text:span></text:p>
      <text:p text:style-name="P1"><text:span text:style-name="T8"><text:tab/> <text:s text:c="19"/></text:span><text:span text:style-name="txtsqlcomando1"><text:span text:style-name="T10">GROUP BY</text:span></text:span><text:span text:style-name="T8"> </text:span><text:span text:style-name="txtsqltablas1"><text:span text:style-name="T8">Ciudad</text:span></text:span></text:p>
      <text:p text:style-name="P1"><text:span text:style-name="T8"><text:tab/> <text:s text:c="19"/></text:span><text:span text:style-name="txtsqlcomando1"><text:span text:style-name="T10">HAVING</text:span></text:span><text:span text:style-name="T8"> </text:span><text:span text:style-name="txtsqlfunc1"><text:span text:style-name="T8">COUNT(</text:span></text:span><text:span text:style-name="txtsqltablas1"><text:span text:style-name="T8">Ciudad</text:span></text:span><text:span text:style-name="txtsqlfunc1"><text:span text:style-name="T8">) = (</text:span></text:span><text:span text:style-name="txtsqlcomando1"><text:span text:style-name="T10">SELECT</text:span></text:span><text:span text:style-name="T8"> </text:span><text:span text:style-name="txtsqlfunc1"><text:span text:style-name="T8">MAX(</text:span></text:span><text:span text:style-name="txtsqlcadena1"><text:span text:style-name="T8">NUMERO</text:span></text:span><text:span text:style-name="txtsqlfunc1"><text:span text:style-name="T8">)</text:span></text:span></text:p>
      <text:p text:style-name="P1"><text:span text:style-name="T8"><text:tab/> <text:s text:c="43"/></text:span><text:span text:style-name="txtsqlcomando1"><text:span text:style-name="T10">FROM (SELECT</text:span></text:span><text:span text:style-name="T8"> </text:span><text:span text:style-name="txtsqltablas1"><text:span text:style-name="T8">Ciudad</text:span></text:span><text:span text:style-name="txtsqlcomando1"><text:span text:style-name="T10">,</text:span></text:span><text:span text:style-name="T8"> </text:span></text:p>
      <text:p text:style-name="P1"><text:span text:style-name="T8"><text:tab/> <text:s text:c="49"/></text:span><text:span text:style-name="txtsqlfunc1"><text:span text:style-name="T8">Count(</text:span></text:span><text:span text:style-name="txtsqltablas1"><text:span text:style-name="T8">Ciudad</text:span></text:span><text:span text:style-name="txtsqlfunc1"><text:span text:style-name="T8">) AS</text:span></text:span><text:span text:style-name="T8"> </text:span><text:span text:style-name="txtsqlcadena1"><text:span text:style-name="T8">NUMERO</text:span></text:span></text:p>
      <text:p text:style-name="P1"><text:span text:style-name="T8"><text:tab/> <text:s text:c="49"/></text:span><text:span text:style-name="txtsqlcomando1"><text:span text:style-name="T10">FROM</text:span></text:span><text:span text:style-name="T8"> </text:span><text:span text:style-name="txtsqltablas1"><text:span text:style-name="T8">PERSONA</text:span></text:span></text:p>
      <text:p text:style-name="P1"><text:span text:style-name="T8"><text:tab/> <text:s text:c="49"/></text:span><text:span text:style-name="txtsqlcomando1"><text:span text:style-name="T10">GROUP BY</text:span></text:span><text:span text:style-name="T8"> </text:span><text:span text:style-name="txtsqltablas1"><text:span text:style-name="T8">Ciudad</text:span></text:span><text:span text:style-name="txtsqlcomando1"><text:span text:style-name="T10">)</text:span></text:span><text:span text:style-name="txtsqlfunc1"><text:span text:style-name="T8">)</text:span></text:span><text:span text:style-name="txtsqlcomando1"><text:span text:style-name="T10">);</text:span></text:span></text:p>
      <text:p text:style-name="P7"><text:soft-page-break/></text:p>
      <text:p text:style-name="P7"/>
      <text:p text:style-name="P7"/>
      <text:p text:style-name="P3"/>
      <text:p text:style-name="P3"/>
      <text:p text:style-name="P3"/>
      <text:p text:style-name="P3"/>
      <text:p text:style-name="P3"/>
      <text:p text:style-name="P3"><text:span text:style-name="txt011"><text:span text:style-name="T14">Utilizar relación entre tablas y si es necesario combinar con select anidados y/o los conectores de condición, agrupamiento, ordenación…etc.</text:span></text:span><text:span text:style-name="txt011"><text:span text:style-name="T18">.</text:span></text:span></text:p>
      <text:p text:style-name="P3"/>
      <text:p text:style-name="P3"><text:span text:style-name="txt011"><text:span text:style-name="T5">14.- Listado de los profesores que además son alumnos</text:span></text:span></text:p>
      <text:p text:style-name="P1"/>
      <text:p text:style-name="P1"><text:span text:style-name="txtsqlcomando1"><text:span text:style-name="T9">SELECT</text:span></text:span> <text:span text:style-name="txtsqltablas1">Nombre</text:span><text:span text:style-name="txtsqlcomando1"><text:span text:style-name="T9">,</text:span></text:span> <text:span text:style-name="txtsqltablas1">Apellido</text:span></text:p>
      <text:p text:style-name="P1"><text:s text:c="4"/><text:span text:style-name="txtsqlcomando1"><text:span text:style-name="T9">FROM</text:span></text:span> <text:span text:style-name="txtsqltablas1">PERSONA</text:span><text:span text:style-name="txtsqlcomando1"><text:span text:style-name="T9">,</text:span></text:span><text:span text:style-name="txtsqltablas1">PROFESOR</text:span><text:span text:style-name="txtsqlcomando1"><text:span text:style-name="T9">,</text:span></text:span> <text:span text:style-name="txtsqltablas1">ALUMNO</text:span></text:p>
      <text:p text:style-name="P1"><text:s text:c="4"/><text:span text:style-name="txtsqlcomando1"><text:span text:style-name="T9">WHERE</text:span></text:span> <text:span text:style-name="txtsqltablas1">PERSONA.DNI</text:span> <text:span text:style-name="txtsqlfunc1">=</text:span> <text:span text:style-name="txtsqltablas1">PROFESOR.DNI</text:span></text:p>
      <text:p text:style-name="P1"><text:s text:c="4"/><text:span text:style-name="txtsqlfunc1">AND</text:span> <text:span text:style-name="txtsqltablas1">PERSONA.DNI</text:span> <text:span text:style-name="txtsqlfunc1">=</text:span> <text:span text:style-name="txtsqltablas1">ALUMNO.DNI</text:span><text:span text:style-name="txtsqlcomando1"><text:span text:style-name="T9">;</text:span></text:span></text:p>
      <text:p text:style-name="P8"/>
      <text:p text:style-name="P8">Otra forma de escribir la misma consulta: </text:p>
      <text:p text:style-name="P1"><text:s text:c="4"/><text:span text:style-name="txtsqlcomando1"><text:span text:style-name="T9">SELECT</text:span></text:span> <text:span text:style-name="txtsqltablas1">Nombre</text:span><text:span text:style-name="txtsqlcomando1"><text:span text:style-name="T9">,</text:span></text:span> <text:span text:style-name="txtsqltablas1">Apellido</text:span></text:p>
      <text:p text:style-name="P1"><text:s text:c="4"/><text:span text:style-name="txtsqlcomando1"><text:span text:style-name="T9">FROM</text:span></text:span> <text:span text:style-name="txtsqltablas1">PERSONA</text:span><text:span text:style-name="txtsqlcomando1"><text:span text:style-name="T9">,</text:span></text:span><text:span text:style-name="txtsqltablas1">PROFESOR</text:span><text:span text:style-name="txtsqlcomando1"><text:span text:style-name="T9">,</text:span></text:span> <text:span text:style-name="txtsqltablas1">ALUMNO</text:span></text:p>
      <text:p text:style-name="P1"><text:s text:c="4"/><text:span text:style-name="txtsqlcomando1"><text:span text:style-name="T9">WHERE</text:span></text:span> <text:span text:style-name="txtsqltablas1">PERSONA.DNI</text:span> <text:span text:style-name="txtsqlfunc1">=</text:span> <text:span text:style-name="txtsqltablas1">PROFESOR.DNI</text:span></text:p>
      <text:p text:style-name="P1"><text:s text:c="4"/><text:span text:style-name="txtsqlfunc1">AND</text:span> <text:span text:style-name="txtsqltablas1">PROFESOR.DNI</text:span> <text:span text:style-name="txtsqlfunc1">=</text:span> <text:span text:style-name="txtsqltablas1">ALUMNO.DNI</text:span><text:span text:style-name="txtsqlcomando1"><text:span text:style-name="T9">;</text:span></text:span></text:p>
      <text:p text:style-name="P6"/>
      <text:p text:style-name="P3"/>
      <text:p text:style-name="P3"><text:span text:style-name="txt011"><text:span text:style-name="T5">15.- <text:s/>Listados de alumnos que son más viejos que el profesor de mayor edad</text:span></text:span></text:p>
      <text:p text:style-name="P1"/>
      <text:p text:style-name="P1"><text:span text:style-name="txtsqlcomando1"><text:span text:style-name="T9">SELECT</text:span></text:span> <text:span text:style-name="txtsqltablas1">Nombre</text:span><text:span text:style-name="txtsqlfunc1">&amp;</text:span><text:span text:style-name="txtsqlcadena1">" "</text:span><text:span text:style-name="txtsqltablas1">Apellido</text:span> <text:span text:style-name="txtsqlfunc1">AS</text:span> <text:span text:style-name="txtsqlcadena1">ALUMNO</text:span></text:p>
      <text:p text:style-name="P1"><text:s text:c="4"/><text:span text:style-name="txtsqlcomando1"><text:span text:style-name="T9">FROM</text:span></text:span> <text:span text:style-name="txtsqltablas1">ALUMNO</text:span><text:span text:style-name="txtsqlcomando1"><text:span text:style-name="T9">,</text:span></text:span> <text:span text:style-name="txtsqltablas1">PERSONA</text:span></text:p>
      <text:p text:style-name="P1"><text:s text:c="4"/><text:span text:style-name="txtsqlcomando1"><text:span text:style-name="T9">WHERE</text:span></text:span> <text:span text:style-name="txtsqltablas1">PERSONA.DNI</text:span> <text:span text:style-name="txtsqlfunc1">=</text:span> <text:span text:style-name="txtsqltablas1">ALUMNO.DNI</text:span></text:p>
      <text:p text:style-name="P1"><text:s text:c="4"/><text:span text:style-name="txtsqlfunc1">AND</text:span> <text:span text:style-name="txtsqltablas1">FechaNacimiento</text:span> <text:span text:style-name="txtsqlfunc1">&lt; (</text:span><text:span text:style-name="txtsqlcomando1"><text:span text:style-name="T9">SELECT</text:span></text:span><text:span text:style-name="txtsqlfunc1"> MIN(</text:span><text:span text:style-name="txtsqltablas1">FechaNacimiento</text:span><text:span text:style-name="txtsqlfunc1">)</text:span></text:p>
      <text:p text:style-name="P1"><text:s text:c="27"/><text:span text:style-name="txtsqlcomando1"><text:span text:style-name="T9">FROM</text:span></text:span> <text:span text:style-name="txtsqltablas1">PROFESOR</text:span><text:span text:style-name="txtsqlcomando1"><text:span text:style-name="T9">,</text:span></text:span> <text:span text:style-name="txtsqltablas1">PERSONA</text:span></text:p>
      <text:p text:style-name="P1"><text:s text:c="27"/><text:span text:style-name="txtsqlcomando1"><text:span text:style-name="T9">WHERE</text:span></text:span> <text:span text:style-name="txtsqltablas1">PROFESOR.DNI</text:span> <text:span text:style-name="txtsqlfunc1">=</text:span> <text:span text:style-name="txtsqltablas1">PERSONA.DNI</text:span><text:span text:style-name="txtsqlfunc1">)</text:span><text:span text:style-name="txtsqlcomando1"><text:span text:style-name="T9">;</text:span></text:span></text:p>
      <text:p text:style-name="P6"/>
      <text:p text:style-name="P3"/>
      <text:p text:style-name="P3"><text:span text:style-name="txt011"><text:span text:style-name="T5">16.- Listado de asignaturas impartidas por profesores de Logroño (el teléfono de esta comunidad autónoma empieza por 941)</text:span></text:span></text:p>
      <text:p text:style-name="P3"/>
      <text:p text:style-name="P1"><text:span text:style-name="txtsqlcomando1"><text:span text:style-name="T9">SELECT</text:span></text:span> <text:span text:style-name="txtsqltablas1">ASIGNATURA.Nombre</text:span></text:p>
      <text:p text:style-name="P1"><text:s text:c="4"/><text:span text:style-name="txtsqlcomando1"><text:span text:style-name="T9">FROM</text:span></text:span> <text:span text:style-name="txtsqltablas1">ASIGNATURA</text:span><text:span text:style-name="txtsqlcomando1"><text:span text:style-name="T9">,</text:span></text:span><text:span text:style-name="txtsqltablas1">PROFESOR</text:span><text:span text:style-name="txtsqlcomando1"><text:span text:style-name="T9">,</text:span></text:span> <text:span text:style-name="txtsqltablas1">PERSONA</text:span></text:p>
      <text:p text:style-name="P1"><text:s text:c="4"/><text:span text:style-name="txtsqlcomando1"><text:span text:style-name="T9">WHERE</text:span></text:span> <text:span text:style-name="txtsqltablas1">ASIGNATURA.IdProfesor</text:span> <text:span text:style-name="txtsqlfunc1">=</text:span> <text:span text:style-name="txtsqltablas1">PROFESOR.IdProfesor</text:span></text:p>
      <text:p text:style-name="P1"><text:s text:c="4"/><text:span text:style-name="txtsqlfunc1">AND</text:span> <text:span text:style-name="txtsqltablas1">PROFESOR.DNI</text:span> <text:span text:style-name="txtsqlfunc1">=</text:span> <text:span text:style-name="txtsqltablas1">PERSONA.DNI</text:span></text:p>
      <text:p text:style-name="P3"><text:s text:c="4"/><text:span text:style-name="txtsqlfunc1">AND</text:span> <text:span text:style-name="txtsqltablas1">Telefono</text:span> <text:span text:style-name="txtsqlfunc1">LIKE</text:span> <text:span text:style-name="txtsqlcadena1">"941</text:span><text:span text:style-name="txtsqlfunc1">*</text:span><text:span text:style-name="txtsqlcadena1">"</text:span><text:span text:style-name="txtsqlcomando1"><text:span text:style-name="T9">;</text:span></text:span></text:p>
      <text:p text:style-name="P3"/>
      <text:p text:style-name="P6"><text:span text:style-name="txt011"><text:span text:style-name="T5">17.-</text:span></text:span><text:span text:style-name="txt011"><text:span text:style-name="T9"> </text:span></text:span><text:span text:style-name="txtejemplo011"><text:span text:style-name="T11">Clasifica las titulaciones por orden descendente en función del total de créditos necesarios para cursarlas.</text:span></text:span><text:span text:style-name="T16"> </text:span></text:p>
      <text:p text:style-name="P2"><text:s text:c="2"/></text:p>
      <text:p text:style-name="P1"><text:span text:style-name="T17"><text:s text:c="2"/></text:span><text:span text:style-name="txtsqlcomando1"><text:span text:style-name="T9">SELECT</text:span></text:span><text:span text:style-name="T19"> </text:span><text:span text:style-name="txtsqltablas1">TITULACION.Nombre</text:span></text:p>
      <text:p text:style-name="P1"><text:s text:c="4"/><text:span text:style-name="txtsqlcomando1"><text:span text:style-name="T9">FROM</text:span></text:span> <text:span text:style-name="txtsqltablas1">TITULACION</text:span><text:span text:style-name="txtsqlcomando1"><text:span text:style-name="T9">,</text:span></text:span> <text:span text:style-name="txtsqltablas1">ASIGNATURA</text:span></text:p>
      <text:p text:style-name="P1"><text:s text:c="4"/><text:span text:style-name="txtsqlcomando1"><text:span text:style-name="T9">WHERE</text:span></text:span> <text:span text:style-name="txtsqltablas1">TITULACION.IdTitulacion</text:span> <text:span text:style-name="txtsqlfunc1">=</text:span> <text:span text:style-name="txtsqltablas1">ASIGNATURA.IdTitulacion</text:span></text:p>
      <text:p text:style-name="P1"><text:s text:c="4"/><text:span text:style-name="txtsqlcomando1"><text:span text:style-name="T10">GROUP BY</text:span></text:span><text:span text:style-name="T8"> </text:span><text:span text:style-name="txtsqltablas1"><text:span text:style-name="T8">ASIGNATURA.IdTitulacion</text:span></text:span></text:p>
      <text:p text:style-name="P1"><text:span text:style-name="T8"><text:s text:c="4"/></text:span><text:span text:style-name="txtsqlcomando1"><text:span text:style-name="T10">ORDER BY</text:span></text:span><text:span text:style-name="T8"> </text:span><text:span text:style-name="txtsqlfunc1"><text:span text:style-name="T8">SUM(</text:span></text:span><text:span text:style-name="txtsqltablas1"><text:span text:style-name="T8">Creditos</text:span></text:span><text:span text:style-name="txtsqlfunc1"><text:span text:style-name="T8">) DESC</text:span></text:span><text:span text:style-name="txtsqlcomando1"><text:span text:style-name="T10">;</text:span></text:span></text:p>
      <text:p text:style-name="P7"/>
      <text:p text:style-name="P3"><text:soft-page-break/><text:span text:style-name="txt011"><text:span text:style-name="T5">18.- Cuanto paga cada alumno por su matricula</text:span></text:span></text:p>
      <text:p text:style-name="P1"><text:s text:c="3"/></text:p>
      <text:p text:style-name="P1"><text:s/><text:span text:style-name="txtsqlcomando1"><text:span text:style-name="T9">SELECT</text:span></text:span> <text:span text:style-name="txtsqltablas1">IdAlumno</text:span><text:span text:style-name="txtsqlcomando1"><text:span text:style-name="T9">,</text:span></text:span> <text:span text:style-name="txtsqlfunc1">SUM(</text:span><text:span text:style-name="txtsqltablas1">CosteBasico</text:span><text:span text:style-name="txtsqlfunc1">) AS</text:span> <text:span text:style-name="txtsqlcadena1">COSTE_MATRICULA</text:span></text:p>
      <text:p text:style-name="P1"><text:s text:c="4"/><text:span text:style-name="txtsqlcomando1"><text:span text:style-name="T9">FROM</text:span></text:span> <text:span text:style-name="txtsqltablas1">ALUMNO_ASIGNATURA</text:span><text:span text:style-name="txtsqlcomando1"><text:span text:style-name="T9">,</text:span></text:span> <text:span text:style-name="txtsqltablas1">ASIGNATURA</text:span></text:p>
      <text:p text:style-name="P1"><text:s text:c="4"/><text:span text:style-name="txtsqlcomando1"><text:span text:style-name="T9">WHERE</text:span></text:span> <text:span text:style-name="txtsqltablas1">ALUMNO_ASIGNATURA.IdAsignatura</text:span> <text:span text:style-name="txtsqlfunc1">=</text:span> <text:span text:style-name="txtsqltablas1">ASIGNATURA.IdAsignatura</text:span></text:p>
      <text:p text:style-name="P1"><text:s text:c="4"/><text:span text:style-name="txtsqlcomando1"><text:span text:style-name="T9">GROUP BY</text:span></text:span> <text:span text:style-name="txtsqltablas1">IdAlumno</text:span><text:span text:style-name="txtsqlcomando1"><text:span text:style-name="T9">;</text:span></text:span></text:p>
      <text:p text:style-name="P3"/>
      <text:p text:style-name="P3"/>
      <text:p text:style-name="P3"><text:span text:style-name="txt011"><text:span text:style-name="T5">19.- visualizar la asignatura con más créditos, la media de créditos, la suma de créditos y la titulación a la que pertenecen, para titulaciones con más de una asignatura</text:span></text:span></text:p>
      <text:p text:style-name="P1"/>
      <text:p text:style-name="P1"><text:span text:style-name="txtsqlcomando1"><text:span text:style-name="T10">SELECT</text:span></text:span><text:span text:style-name="T8"> </text:span><text:span text:style-name="txtsqlfunc1"><text:span text:style-name="T8">MAX(</text:span></text:span><text:span text:style-name="txtsqltablas1"><text:span text:style-name="T8">Creditos</text:span></text:span><text:span text:style-name="txtsqlfunc1"><text:span text:style-name="T8">) AS</text:span></text:span><text:span text:style-name="T8"> </text:span><text:span text:style-name="txtsqlcadena1"><text:span text:style-name="T8">MAXIMO</text:span></text:span><text:span text:style-name="txtsqlcomando1"><text:span text:style-name="T10">,</text:span></text:span></text:p>
      <text:p text:style-name="P1"><text:span text:style-name="T8"><text:s text:c="11"/></text:span><text:span text:style-name="txtsqlfunc1">AVG(</text:span><text:span text:style-name="txtsqltablas1">Creditos</text:span><text:span text:style-name="txtsqlfunc1">) AS</text:span> <text:span text:style-name="txtsqlcadena1">MEDIA</text:span><text:span text:style-name="txtsqlcomando1"><text:span text:style-name="T9">,</text:span></text:span></text:p>
      <text:p text:style-name="P1"><text:s text:c="11"/><text:span text:style-name="txtsqlfunc1">SUM(</text:span><text:span text:style-name="txtsqltablas1">Creditos</text:span><text:span text:style-name="txtsqlfunc1">) AS</text:span> <text:span text:style-name="txtsqlcadena1">TOTAL</text:span><text:span text:style-name="txtsqlcomando1"><text:span text:style-name="T9">,</text:span></text:span></text:p>
      <text:p text:style-name="P1"><text:s text:c="11"/><text:span text:style-name="txtsqltablas1">TITULACION.Nombre</text:span> <text:span text:style-name="txtsqlfunc1">AS</text:span> <text:span text:style-name="txtsqlcadena1">TITULACION_</text:span></text:p>
      <text:p text:style-name="P1"><text:s text:c="4"/><text:span text:style-name="txtsqlcomando1"><text:span text:style-name="T9">FROM</text:span></text:span> <text:span text:style-name="txtsqltablas1">ASIGNATURA</text:span><text:span text:style-name="txtsqlcomando1"><text:span text:style-name="T9">,</text:span></text:span> <text:span text:style-name="txtsqltablas1">TITULACION</text:span></text:p>
      <text:p text:style-name="P1"><text:s text:c="4"/><text:span text:style-name="txtsqlcomando1"><text:span text:style-name="T9">WHERE</text:span></text:span> <text:span text:style-name="txtsqltablas1">ASIGNATURA.IdTitulacion</text:span> <text:span text:style-name="txtsqlfunc1">=</text:span> <text:span text:style-name="txtsqltablas1">TITULACION.IdTitulacion</text:span></text:p>
      <text:p text:style-name="P1"><text:s text:c="4"/><text:span text:style-name="txtsqlcomando1"><text:span text:style-name="T9">GROUP BY</text:span></text:span> <text:span text:style-name="txtsqltablas1">Titulacion.Nombre</text:span></text:p>
      <text:p text:style-name="P1"><text:s text:c="4"/><text:span text:style-name="txtsqlcomando1"><text:span text:style-name="T10">HAVING</text:span></text:span><text:span text:style-name="T8"> </text:span><text:span text:style-name="txtsqlfunc1"><text:span text:style-name="T8">COUNT(</text:span></text:span><text:span text:style-name="txtsqltablas1"><text:span text:style-name="T8">ASIGNATURA.Nombre</text:span></text:span><text:span text:style-name="txtsqlfunc1"><text:span text:style-name="T8">) &gt;</text:span></text:span><text:span text:style-name="T8"> </text:span><text:span text:style-name="txtsqlcadena1"><text:span text:style-name="T8">1</text:span></text:span><text:span text:style-name="txtsqlcomando1"><text:span text:style-name="T10">;</text:span></text:span></text:p>
      <text:p text:style-name="P7"/>
      <text:p text:style-name="P7"/>
      <text:p text:style-name="P3"><text:span text:style-name="txt011"><text:span text:style-name="T5">20.-Que alumnos está matriculado al menos en dos asignaturas. Ordenar el resultado alfabéticamente.</text:span></text:span></text:p>
      <text:p text:style-name="P3"/>
      <text:p text:style-name="P1"><text:span text:style-name="txtsqlcomando1"><text:span text:style-name="T9">SELECT</text:span></text:span> <text:span text:style-name="txtsqltablas1">PERSONA.Nombre</text:span></text:p>
      <text:p text:style-name="P1"><text:s text:c="3"/><text:span text:style-name="txtsqlcomando1"><text:span text:style-name="T9">FROM</text:span></text:span> <text:span text:style-name="txtsqltablas1">PERSONA</text:span><text:span text:style-name="txtsqlcomando1"><text:span text:style-name="T9">,</text:span></text:span> <text:span text:style-name="txtsqltablas1">ALUMNO</text:span><text:span text:style-name="txtsqlcomando1"><text:span text:style-name="T9">,</text:span></text:span> <text:span text:style-name="txtsqltablas1">ALUMNO_ASIGNATURA</text:span></text:p>
      <text:p text:style-name="P1"><text:s text:c="4"/><text:span text:style-name="txtsqlcomando1"><text:span text:style-name="T9">WHERE</text:span></text:span> <text:span text:style-name="txtsqltablas1">PERSONA.DNI</text:span> <text:span text:style-name="txtsqlfunc1">=</text:span> <text:span text:style-name="txtsqltablas1">ALUMNO.DNI</text:span></text:p>
      <text:p text:style-name="P1"><text:s text:c="4"/><text:span text:style-name="txtsqlfunc1">AND</text:span> <text:span text:style-name="txtsqltablas1">ALUMNO_ASIGNATURA.IdAlumno</text:span> <text:span text:style-name="txtsqlfunc1">=</text:span> <text:span text:style-name="txtsqltablas1">ALUMNO.IdAlumno</text:span></text:p>
      <text:p text:style-name="P1"><text:s text:c="4"/><text:span text:style-name="txtsqlcomando1"><text:span text:style-name="T10">GROUP BY</text:span></text:span><text:span text:style-name="T8"> </text:span><text:span text:style-name="txtsqltablas1"><text:span text:style-name="T8">PERSONA.Nombre</text:span></text:span><text:span text:style-name="txtsqlcomando1"><text:span text:style-name="T10">,</text:span></text:span><text:span text:style-name="T8"> </text:span><text:span text:style-name="txtsqltablas1"><text:span text:style-name="T8">PERSONA.Apellido</text:span></text:span></text:p>
      <text:p text:style-name="P1"><text:span text:style-name="T8"><text:s text:c="4"/></text:span><text:span text:style-name="txtsqlcomando1"><text:span text:style-name="T10">HAVING</text:span></text:span><text:span text:style-name="T8"> </text:span><text:span text:style-name="txtsqlfunc1"><text:span text:style-name="T8">COUNT(</text:span></text:span><text:span text:style-name="txtsqltablas1"><text:span text:style-name="T8">PERSONA.DNI</text:span></text:span><text:span text:style-name="txtsqlfunc1"><text:span text:style-name="T8">) &gt;</text:span></text:span><text:span text:style-name="T8"> </text:span><text:span text:style-name="txtsqlcadena1"><text:span text:style-name="T8">1</text:span></text:span></text:p>
      <text:p text:style-name="P1"><text:span text:style-name="T8"><text:s text:c="4"/></text:span><text:span text:style-name="txtsqlcomando1"><text:span text:style-name="T9">ORDER BY</text:span></text:span> <text:span text:style-name="txtsqltablas1">PERSONA.Nombre</text:span></text:p>
      <text:p text:style-name="P3"/>
      <text:p text:style-name="P3"/>
      <text:p text:style-name="P3"><text:span text:style-name="txt011"><text:span text:style-name="T5">21.- nombre de las titulaciones que contengan al menos una asignatura de más de 4,5 créditos</text:span></text:span></text:p>
      <text:p text:style-name="P1"/>
      <text:p text:style-name="P1"><text:span text:style-name="txtsqlcomando1"><text:span text:style-name="T9">SELECT</text:span></text:span> <text:span text:style-name="txtsqlfunc1">DISTINCT(</text:span><text:span text:style-name="txtsqltablas1">TITULACION.Nombre</text:span><text:span text:style-name="txtsqlfunc1">) AS</text:span> <text:span text:style-name="txtsqlcadena1">TITULACION</text:span></text:p>
      <text:p text:style-name="P1"><text:s text:c="4"/><text:span text:style-name="txtsqlcomando1"><text:span text:style-name="T9">FROM</text:span></text:span> <text:span text:style-name="txtsqltablas1">TITULACION</text:span><text:span text:style-name="txtsqlcomando1"><text:span text:style-name="T9">,</text:span></text:span> <text:span text:style-name="txtsqltablas1">ASIGNATURA</text:span></text:p>
      <text:p text:style-name="P1"><text:s text:c="4"/><text:span text:style-name="txtsqlcomando1"><text:span text:style-name="T9">WHERE</text:span></text:span> <text:span text:style-name="txtsqltablas1">ASIGNATURA.IdTitulacion</text:span> <text:span text:style-name="txtsqlfunc1">=</text:span> <text:span text:style-name="txtsqltablas1">TITULACION.IdTitulacion</text:span></text:p>
      <text:p text:style-name="P1"><text:s text:c="4"/><text:span text:style-name="txtsqlfunc1">AND</text:span> <text:span text:style-name="txtsqltablas1">Creditos</text:span> <text:span text:style-name="txtsqlfunc1">&gt;</text:span> <text:span text:style-name="txtsqlcadena1">4.5</text:span><text:span text:style-name="txtsqlcomando1"><text:span text:style-name="T9">;</text:span></text:span></text:p>
      <text:p text:style-name="P3"/>
      <text:p text:style-name="P3"/>
      <text:p text:style-name="P3"><text:span text:style-name="txt011"><text:span text:style-name="T5">22.- listado de alumnos que nacieron antes que el profesor más joven</text:span></text:span></text:p>
      <text:p text:style-name="P6"/>
      <text:p text:style-name="P1"><text:s text:c="4"/><text:span text:style-name="txtsqlcomando1"><text:span text:style-name="T9">SELECT</text:span></text:span> <text:span text:style-name="txtsqlfunc1">*</text:span></text:p>
      <text:p text:style-name="P1"><text:s text:c="4"/><text:span text:style-name="txtsqlcomando1"><text:span text:style-name="T9">FROM</text:span></text:span> <text:span text:style-name="txtsqltablas1">PERSONA</text:span></text:p>
      <text:p text:style-name="P1"><text:s text:c="4"/><text:span text:style-name="txtsqlcomando1"><text:span text:style-name="T9">WHERE</text:span></text:span> <text:span text:style-name="txtsqltablas1">FechaNacimiento</text:span> <text:span text:style-name="txtsqlfunc1">&lt; (</text:span><text:span text:style-name="txtsqlcomando1"><text:span text:style-name="T9">SELECT</text:span></text:span> <text:span text:style-name="txtsqlfunc1">MAX(</text:span><text:span text:style-name="txtsqltablas1">FechaNacimiento</text:span><text:span text:style-name="txtsqlfunc1">)</text:span></text:p>
      <text:p text:style-name="P1"><text:s text:c="29"/><text:span text:style-name="txtsqlcomando1"><text:span text:style-name="T9">FROM</text:span></text:span> <text:span text:style-name="txtsqltablas1">PERSONA</text:span><text:span text:style-name="txtsqlcomando1"><text:span text:style-name="T9">,</text:span></text:span> <text:span text:style-name="txtsqltablas1">PROFESOR</text:span></text:p>
      <text:p text:style-name="P1"><text:s text:c="29"/><text:span text:style-name="txtsqlcomando1"><text:span text:style-name="T9">WHERE</text:span></text:span> <text:span text:style-name="txtsqltablas1">PROFESOR.DNI</text:span> <text:span text:style-name="txtsqlfunc1">=</text:span> <text:span text:style-name="txtsqltablas1">PERSONA.DNI</text:span><text:span text:style-name="txtsqlfunc1">)</text:span><text:span text:style-name="txtsqlcomando1"><text:span text:style-name="T9">;</text:span></text:span></text:p>
      <text:p text:style-name="P6"/>
      <text:p text:style-name="P6"/>
      <text:p text:style-name="P6"/>
      <text:p text:style-name="P6"><text:span text:style-name="txt011"><text:span text:style-name="T5">23.-Listado de ciudades en las que ha nacido algún profesor y también algún alumno. </text:span></text:span></text:p>
      <text:p text:style-name="P1"><text:s text:c="4"/><text:span text:style-name="txtsqlcomando1">SELECT</text:span> <text:span text:style-name="txtsqlfunc1">DISTINCT(</text:span><text:span text:style-name="txtsqltablas1">Ciudad</text:span><text:span text:style-name="txtsqlfunc1">)</text:span></text:p>
      <text:p text:style-name="P1"><text:s text:c="4"/><text:span text:style-name="txtsqlcomando1">FROM</text:span> <text:span text:style-name="txtsqltablas1">PERSONA</text:span><text:span text:style-name="txtsqlcomando1">,</text:span> <text:span text:style-name="txtsqltablas1">PROFESOR</text:span></text:p>
      <text:p text:style-name="P1"><text:soft-page-break/><text:s text:c="4"/><text:span text:style-name="txtsqlcomando1">WHERE</text:span> <text:span text:style-name="txtsqltablas1">PERSONA.DNI</text:span> <text:span text:style-name="txtsqlfunc1">=</text:span> <text:span text:style-name="txtsqltablas1">PROFESOR.DNI</text:span></text:p>
      <text:p text:style-name="P1"><text:s text:c="4"/><text:span text:style-name="txtsqlfunc1">AND</text:span> <text:span text:style-name="txtsqltablas1">Ciudad</text:span> <text:span text:style-name="txtsqlfunc1">IN (</text:span><text:span text:style-name="txtsqlcomando1">SELECT</text:span> <text:span text:style-name="txtsqltablas1">Ciudad</text:span></text:p>
      <text:p text:style-name="P1"><text:s text:c="19"/><text:span text:style-name="txtsqlcomando1">FROM</text:span> <text:span text:style-name="txtsqltablas1">PERSONA</text:span><text:span text:style-name="txtsqlcomando1">,</text:span> <text:span text:style-name="txtsqltablas1">ALUMNO</text:span></text:p>
      <text:p text:style-name="P1"><text:s text:c="19"/><text:span text:style-name="txtsqlcomando1">WHERE</text:span> <text:span text:style-name="txtsqltablas1">PERSONA.DNI</text:span> <text:span text:style-name="txtsqlfunc1">=</text:span> <text:span text:style-name="txtsqltablas1">ALUMNO.DNI</text:span><text:span text:style-name="txtsqlfunc1">)</text:span><text:span text:style-name="txtsqlcomando1">;</text:span></text:p>
      <text:p text:style-name="P3"/>
      <text:p text:style-name="P3"/>
      <text:h text:style-name="P13" text:outline-level="1"><text:span text:style-name="T20">Ejercicios de SQL </text:span><text:span text:style-name="T21">sencillo 2</text:span></text:h>
      <text:p text:style-name="P11">Se dispone de la tabla ALUMNOS<text:span text:style-name="T22">2</text:span> con los datos de aquellos alumnos que están matriculados en el Instituto.</text:p>
      <text:p text:style-name="P17">Lo primero que tenemos que hacer es modificar el sistema de tipo de variable a number , varchar 2 y date si queremos a varchar2</text:p>
      <text:p text:style-name="P17">En caso de que no cambiemos el formato de date tendremos que modificar la carga de datos ya que por sistema es</text:p>
      <text:p text:style-name="P17">AAAA/dd/mm</text:p>
      <text:p text:style-name="P17">tendriamos que pasarlo a </text:p>
      <text:p text:style-name="P17">DD/mm/aaaa</text:p>
      <text:p text:style-name="P15"><text:span text:style-name="T12"><text:line-break/></text:span><text:span text:style-name="T23">Código SQL para la creación de las tablas…</text:span></text:p>
      <text:p text:style-name="P20"><text:span text:style-name="T24">create</text:span><text:span text:style-name="T26"> </text:span><text:span text:style-name="T24">table</text:span><text:span text:style-name="T26"> alumnos</text:span><text:span text:style-name="T27">2</text:span></text:p>
      <text:p text:style-name="P20"><text:span text:style-name="T27"><text:s/></text:span><text:span text:style-name="T26">(expediente </text:span><text:span text:style-name="T25">number</text:span><text:span text:style-name="T26">(</text:span><text:span text:style-name="T28">10</text:span><text:span text:style-name="T26">) </text:span><text:span text:style-name="T24">primary</text:span><text:span text:style-name="T26"> </text:span><text:span text:style-name="T24">key</text:span><text:span text:style-name="T26">,<text:line-break/> <text:s/>nombre </text:span><text:span text:style-name="T24">varchar</text:span><text:span text:style-name="T25">2</text:span><text:span text:style-name="T26">(</text:span><text:span text:style-name="T28">50</text:span><text:span text:style-name="T26">),<text:line-break/> <text:s/>localidad </text:span><text:span text:style-name="T24">varchar</text:span><text:span text:style-name="T25">2</text:span><text:span text:style-name="T26">(</text:span><text:span text:style-name="T28">50</text:span><text:span text:style-name="T26">),<text:line-break/> <text:s/>fecha_nac </text:span><text:span text:style-name="T24">date</text:span><text:span text:style-name="T26">,<text:line-break/> <text:s/>direccion </text:span><text:span text:style-name="T24">varchar</text:span><text:span text:style-name="T25">2</text:span><text:span text:style-name="T26">(</text:span><text:span text:style-name="T28">50</text:span><text:span text:style-name="T26">),<text:line-break/> <text:s/>curso </text:span><text:span text:style-name="T25">number</text:span><text:span text:style-name="T26">(</text:span><text:span text:style-name="T28">2</text:span><text:span text:style-name="T26">),<text:line-break/> <text:s/>nivel </text:span><text:span text:style-name="T24">varchar</text:span><text:span text:style-name="T25">2</text:span><text:span text:style-name="T26">(</text:span><text:span text:style-name="T28">10</text:span><text:span text:style-name="T26">),<text:line-break/> <text:s/>faltas </text:span><text:span text:style-name="T25">number</text:span><text:span text:style-name="T26">(</text:span><text:span text:style-name="T28">3</text:span><text:span text:style-name="T26">)<text:line-break/>);<text:line-break/><text:line-break/></text:span><text:span text:style-name="T24">insert</text:span><text:span text:style-name="T26"> </text:span><text:span text:style-name="T24">into</text:span><text:span text:style-name="T26"> alumnos</text:span><text:span text:style-name="T27">2</text:span><text:span text:style-name="T26"> </text:span><text:span text:style-name="T24">values</text:span><text:span text:style-name="T26">(</text:span><text:span text:style-name="T28">123456</text:span><text:span text:style-name="T26">,</text:span><text:span text:style-name="T28">'Juan Miguel Soler Bakero','Murcia',’10/10/</text:span><text:span text:style-name="T29">1995</text:span><text:span text:style-name="T28">’,'Gran Vía 2 </text:span><text:span text:style-name="T30">4a’</text:span><text:span text:style-name="T28">,1</text:span><text:span text:style-name="T26">,</text:span><text:span text:style-name="T28">'ESO',15</text:span><text:span text:style-name="T26">);<text:line-break/></text:span><text:span text:style-name="T24">insert</text:span><text:span text:style-name="T26"> </text:span><text:span text:style-name="T24">into</text:span><text:span text:style-name="T26"> alumnos</text:span><text:span text:style-name="T27">2</text:span><text:span text:style-name="T26"> </text:span><text:span text:style-name="T24">values</text:span><text:span text:style-name="T26">(</text:span><text:span text:style-name="T28">654321</text:span><text:span text:style-name="T26">,</text:span><text:span text:style-name="T28">'Laura Gómez Fernández','Lorca','05/10/</text:span><text:span text:style-name="T29">1995</text:span><text:span text:style-name="T28">','Junterones 10 5B',2</text:span><text:span text:style-name="T26">,</text:span><text:span text:style-name="T28">'ESO',25</text:span><text:span text:style-name="T26">);<text:line-break/></text:span><text:span text:style-name="T24">insert</text:span><text:span text:style-name="T26"> </text:span><text:span text:style-name="T24">into</text:span><text:span text:style-name="T26"> alumnos</text:span><text:span text:style-name="T27">2</text:span><text:span text:style-name="T26"> </text:span><text:span text:style-name="T24">values</text:span><text:span text:style-name="T26">(</text:span><text:span text:style-name="T28">765432</text:span><text:span text:style-name="T26">,</text:span><text:span text:style-name="T28">'Beatriz Martínez Hernández','Murcia','05/05/</text:span><text:span text:style-name="T29">1993</text:span><text:span text:style-name="T28">','Plaza Mayor 6 3B',3</text:span><text:span text:style-name="T26">,</text:span><text:span text:style-name="T28">'ESO',5</text:span><text:span text:style-name="T26">);<text:line-break/></text:span><text:span text:style-name="T24">insert</text:span><text:span text:style-name="T26"> </text:span><text:span text:style-name="T24">into</text:span><text:span text:style-name="T26"> alumnos</text:span><text:span text:style-name="T27">2</text:span><text:span text:style-name="T26"> </text:span><text:span text:style-name="T24">values</text:span><text:span text:style-name="T26">(</text:span><text:span text:style-name="T28">987654</text:span><text:span text:style-name="T26">,</text:span><text:span text:style-name="T28">'Diego Martín Llorente','Alhama de Murcia','06/03/</text:span><text:span text:style-name="T29">1990</text:span><text:span text:style-name="T28">','Diego de la Cierva 5 7A',1</text:span><text:span text:style-name="T26">,</text:span><text:span text:style-name="T28">'BACHILLER',34</text:span><text:span text:style-name="T26">);<text:line-break/></text:span><text:span text:style-name="T24">insert</text:span><text:span text:style-name="T26"> </text:span><text:span text:style-name="T24">into</text:span><text:span text:style-name="T26"> alumnos</text:span><text:span text:style-name="T27">2</text:span><text:span text:style-name="T26"> </text:span><text:span text:style-name="T24">values</text:span><text:span text:style-name="T26">(</text:span><text:span text:style-name="T28">445544</text:span><text:span text:style-name="T26">,</text:span><text:span text:style-name="T28">'Juan Francisco Cano Riquelme','Murcia','07/01/</text:span><text:span text:style-name="T29">1992</text:span><text:span text:style-name="T28">','Plaza de Belluga 3 </text:span><text:soft-page-break/><text:span text:style-name="T28">4A',4</text:span><text:span text:style-name="T26">,</text:span><text:span text:style-name="T28">'ESO',13</text:span><text:span text:style-name="T26">);<text:line-break/></text:span><text:span text:style-name="T24">insert</text:span><text:span text:style-name="T26"> </text:span><text:span text:style-name="T24">into</text:span><text:span text:style-name="T26"> alumnos</text:span><text:span text:style-name="T27">2</text:span><text:span text:style-name="T26"> </text:span><text:span text:style-name="T24">values</text:span><text:span text:style-name="T26">(</text:span><text:span text:style-name="T28">223322</text:span><text:span text:style-name="T26">,</text:span><text:span text:style-name="T28">'Raquel Riquelme Rubio','Lorca','11/</text:span><text:span text:style-name="T29">12</text:span><text:span text:style-name="T28">/</text:span><text:span text:style-name="T29">1990</text:span><text:span text:style-name="T28">','San Juan 14 3B',1</text:span><text:span text:style-name="T26">,</text:span><text:span text:style-name="T28">'BACHILLER',7</text:span><text:span text:style-name="T26">);<text:line-break/></text:span><text:span text:style-name="T24">insert</text:span><text:span text:style-name="T26"> </text:span><text:span text:style-name="T24">into</text:span><text:span text:style-name="T26"> alumnos</text:span><text:span text:style-name="T27">2</text:span><text:span text:style-name="T26"> </text:span><text:span text:style-name="T24">values</text:span><text:span text:style-name="T26">(</text:span><text:span text:style-name="T28">9988877</text:span><text:span text:style-name="T26">,</text:span><text:span text:style-name="T28">'Cristina Sánchez Bermejo','Murcia','03/</text:span><text:span text:style-name="T29">09</text:span><text:span text:style-name="T28">/</text:span><text:span text:style-name="T29">1995</text:span><text:span text:style-name="T28">','Torre de Romo 7’, 1</text:span><text:span text:style-name="T26">,</text:span><text:span text:style-name="T28">'ESO',1</text:span><text:span text:style-name="T26">);<text:line-break/></text:span><text:span text:style-name="T24">insert</text:span><text:span text:style-name="T26"> </text:span><text:span text:style-name="T24">into</text:span><text:span text:style-name="T26"> alumnos</text:span><text:span text:style-name="T27">2</text:span><text:span text:style-name="T26"> </text:span><text:span text:style-name="T24">values</text:span><text:span text:style-name="T26">(</text:span><text:span text:style-name="T28">334455</text:span><text:span text:style-name="T26">,</text:span><text:span text:style-name="T28">'Pedro Jesús Rodríguez Soler','Alhama de Murcia','03/10/</text:span><text:span text:style-name="T29">1994</text:span><text:span text:style-name="T28">','Camino de Badel 4',2</text:span><text:span text:style-name="T26">,</text:span><text:span text:style-name="T28">'ESO',11</text:span><text:span text:style-name="T26">);<text:line-break/></text:span><text:span text:style-name="T24">insert</text:span><text:span text:style-name="T26"> </text:span><text:span text:style-name="T24">into</text:span><text:span text:style-name="T26"> alumnos</text:span><text:span text:style-name="T27">2</text:span><text:span text:style-name="T26"> </text:span><text:span text:style-name="T24">values</text:span><text:span text:style-name="T26">(</text:span><text:span text:style-name="T28">334400</text:span><text:span text:style-name="T26">,</text:span><text:span text:style-name="T28">'Javier Ramánez Rodríguez','Murcia','05/</text:span><text:span text:style-name="T29">07</text:span><text:span text:style-name="T28">/</text:span><text:span text:style-name="T29">1993</text:span><text:span text:style-name="T28">','Gran Vía 4 3A',3</text:span><text:span text:style-name="T26">,</text:span><text:span text:style-name="T28">'ESO',0</text:span><text:span text:style-name="T26">);<text:line-break/></text:span><text:span text:style-name="T24">insert</text:span><text:span text:style-name="T26"> </text:span><text:span text:style-name="T24">into</text:span><text:span text:style-name="T26"> alumnos</text:span><text:span text:style-name="T27">2</text:span><text:span text:style-name="T26"> </text:span><text:span text:style-name="T24">values</text:span><text:span text:style-name="T26">(</text:span><text:span text:style-name="T28">993322</text:span><text:span text:style-name="T26">,</text:span><text:span text:style-name="T28">'Gema Rubio Colero','Lorca','09/09/</text:span><text:span text:style-name="T29">1992</text:span><text:span text:style-name="T28">','Plaza Fuensanta 5 7A',1</text:span><text:span text:style-name="T26">,</text:span><text:span text:style-name="T28">'BACHILLER',19</text:span><text:span text:style-name="T26">);<text:line-break/></text:span><text:span text:style-name="T24">insert</text:span><text:span text:style-name="T26"> </text:span><text:span text:style-name="T24">into</text:span><text:span text:style-name="T26"> alumnos</text:span><text:span text:style-name="T27">2</text:span><text:span text:style-name="T26"> </text:span><text:span text:style-name="T24">values</text:span><text:span text:style-name="T26">(</text:span><text:span text:style-name="T28">554411</text:span><text:span text:style-name="T26">,</text:span><text:span text:style-name="T28">'Joaquín Hernández González','Lorca','12/12/</text:span><text:span text:style-name="T29">1991</text:span><text:span text:style-name="T28">','Junterones 4 5A',2</text:span><text:span text:style-name="T26">,</text:span><text:span text:style-name="T28">'BACHILLER',14</text:span><text:span text:style-name="T26">);</text:span></text:p>
      <text:h text:style-name="P21" text:outline-level="2">Realizar las siguientes consultas:</text:h>
      <text:p text:style-name="P16"><text:a xlink:type="simple" xlink:href="https://www.proinf.net/clases/SQL/sql2011/ejercs/ejercs_sql03.html" text:style-name="Internet_20_link" text:visited-style-name="Visited_20_Internet_20_Link"><text:span text:style-name="Internet_20_link"><text:span text:style-name="T31">Mostrar/Ocultar todas las soluciones</text:span></text:span></text:a></text:p>
      <text:list xml:id="list219068267" text:style-name="WWNum3">
        <text:list-item>
          <text:p text:style-name="P14"><text:span text:style-name="T32">-- 1) </text:span><text:span text:style-name="T33">Muestra todos los datos de todos los alumnos.</text:span></text:p>
        </text:list-item>
      </text:list>
      <text:p text:style-name="P18"><text:span text:style-name="T24">SELECT</text:span><text:span text:style-name="T34"> * </text:span><text:span text:style-name="T24"><text:line-break/>FROM</text:span><text:span text:style-name="T34"> alumnos</text:span><text:span text:style-name="T35">2</text:span><text:span text:style-name="T34">;</text:span></text:p>
      <text:list xml:id="list3448277482866" text:continue-numbering="true" text:style-name="WWNum3">
        <text:list-item>
          <text:p text:style-name="P14"><text:span text:style-name="T32">-- 2) </text:span><text:span text:style-name="T33">Muestra el nombre , localidad y fecha de nacimiento de todos los alumnos.</text:span></text:p>
        </text:list-item>
      </text:list>
      <text:p text:style-name="P18"><text:span text:style-name="T24">SELECT</text:span><text:span text:style-name="T34"> nombre, localidad, fecha_nac </text:span><text:span text:style-name="T24"><text:line-break/>FROM</text:span><text:span text:style-name="T34"> alumnos</text:span><text:span text:style-name="T35">2</text:span><text:span text:style-name="T34">;</text:span></text:p>
      <text:list xml:id="list3448938710114" text:continue-numbering="true" text:style-name="WWNum3">
        <text:list-item>
          <text:p text:style-name="P14"><text:span text:style-name="T32">-- 3) </text:span><text:span text:style-name="T33">Muestra el nombre de todos los alumnos. En el resultado de la consulta, la columna “Nombre” debe aparecer con la etiqueta “Nombre y apellidos” (ALIAS DE COLUMNAS).</text:span></text:p>
        </text:list-item>
      </text:list>
      <text:p text:style-name="P18"><text:soft-page-break/><text:span text:style-name="T24">SELECT</text:span><text:span text:style-name="T34"> nombre </text:span><text:span text:style-name="T37">"Nombre y apellidos"</text:span><text:span text:style-name="T34">, fecha_nac </text:span><text:span text:style-name="T24"><text:line-break/>FROM</text:span><text:span text:style-name="T34"> alumnos</text:span><text:span text:style-name="T35">2</text:span><text:span text:style-name="T34">;</text:span></text:p>
      <text:list xml:id="list3449229545875" text:continue-numbering="true" text:style-name="WWNum3">
        <text:list-item>
          <text:p text:style-name="P14"><text:span text:style-name="T32">-- 4) </text:span><text:span text:style-name="T33">Obtén el nombre y el número de faltas multiplicado por 2 de todos los alumnos (COLUMNAS CALCULADAS). En el resultado de la consulta, la columna faltas debe aparecer con la etiqueta “Faltas de asistencia” (ALIAS DE COLUMNAS)</text:span></text:p>
        </text:list-item>
      </text:list>
      <text:p text:style-name="P18"><text:span text:style-name="T24">SELECT</text:span><text:span text:style-name="T34"> nombre, faltas * </text:span><text:span text:style-name="T28">2</text:span><text:span text:style-name="T34"> </text:span><text:span text:style-name="T37">"Faltas de asistencia"</text:span><text:span text:style-name="T34"> </text:span><text:span text:style-name="T24"><text:line-break/>FROM</text:span><text:span text:style-name="T34"> alumnos</text:span><text:span text:style-name="T35">2</text:span><text:span text:style-name="T34">;</text:span></text:p>
      <text:list xml:id="list3449061042310" text:continue-numbering="true" text:style-name="WWNum3">
        <text:list-item>
          <text:p text:style-name="P14"><text:span text:style-name="T32">-- 5) </text:span><text:span text:style-name="T33">Consulta los datos de los alumnos que son de Lorca.</text:span></text:p>
        </text:list-item>
      </text:list>
      <text:p text:style-name="P18"><text:span text:style-name="T24">SELECT</text:span><text:span text:style-name="T34"> * </text:span><text:span text:style-name="T24"><text:line-break/>FROM</text:span><text:span text:style-name="T34"> alumnos</text:span><text:span text:style-name="T35">2</text:span><text:span text:style-name="T34"> </text:span><text:span text:style-name="T24"><text:line-break/>WHERE</text:span><text:span text:style-name="T34"> localidad = </text:span><text:span text:style-name="T28">'Lorca'</text:span><text:span text:style-name="T34">;</text:span></text:p>
      <text:list xml:id="list3449537714880" text:continue-numbering="true" text:style-name="WWNum3">
        <text:list-item>
          <text:p text:style-name="P14"><text:span text:style-name="T32">-- 6) </text:span><text:span text:style-name="T33">Obtén los datos de los alumnos que son de Murcia o Alhama de Murcia.</text:span></text:p>
        </text:list-item>
      </text:list>
      <text:p text:style-name="P18"><text:span text:style-name="T24">SELECT</text:span><text:span text:style-name="T34"> nombre, localidad</text:span><text:span text:style-name="T24"><text:line-break/>FROM</text:span><text:span text:style-name="T34"> alumnos</text:span><text:span text:style-name="T35">2</text:span><text:span text:style-name="T34"> </text:span><text:span text:style-name="T24"><text:line-break/>WHERE</text:span><text:span text:style-name="T34"> localidad = </text:span><text:span text:style-name="T28">'Alhama de Murcia'</text:span><text:span text:style-name="T34"> </text:span><text:span text:style-name="T24"><text:line-break/> <text:s/>OR</text:span><text:span text:style-name="T34"> localidad = </text:span><text:span text:style-name="T28">'Murcia'</text:span><text:span text:style-name="T34">;</text:span></text:p>
      <text:p text:style-name="P18"><text:span text:style-name="T24">SELECT</text:span><text:span text:style-name="T34"> nombre, localidad </text:span><text:span text:style-name="T24"><text:line-break/>FROM</text:span><text:span text:style-name="T34"> alumnos</text:span><text:span text:style-name="T35">2</text:span><text:span text:style-name="T34"> </text:span><text:span text:style-name="T24"><text:line-break/>WHERE</text:span><text:span text:style-name="T34"> localidad </text:span><text:span text:style-name="T24">IN</text:span><text:span text:style-name="T34"> (</text:span><text:span text:style-name="T28">'Murcia'</text:span><text:span text:style-name="T34">, </text:span><text:span text:style-name="T28">'Alhama de Murcia'</text:span><text:span text:style-name="T34">)</text:span></text:p>
      <text:p text:style-name="P18"><text:span text:style-name="T24">SELECT</text:span><text:span text:style-name="T34"> nombre, localidad </text:span><text:span text:style-name="T24"><text:line-break/>FROM</text:span><text:span text:style-name="T34"> alumnos</text:span><text:span text:style-name="T35">2</text:span><text:span text:style-name="T34"> </text:span><text:span text:style-name="T24"><text:line-break/>WHERE</text:span><text:span text:style-name="T34"> localidad </text:span><text:span text:style-name="T24">LIKE</text:span><text:span text:style-name="T34"> </text:span><text:span text:style-name="T28">'%murcia%'</text:span><text:span text:style-name="T34">;</text:span></text:p>
      <text:list xml:id="list3449086313351" text:continue-numbering="true" text:style-name="WWNum3">
        <text:list-item>
          <text:p text:style-name="P14"><text:span text:style-name="T32">-- 7) </text:span><text:span text:style-name="T33">Obtén los datos de los alumnos que son de Murcia y están en el primer curso de E.S.O.</text:span></text:p>
        </text:list-item>
      </text:list>
      <text:p text:style-name="P18"><text:span text:style-name="T24">SELECT</text:span><text:span text:style-name="T34"> * </text:span><text:span text:style-name="T24"><text:line-break/>FROM</text:span><text:span text:style-name="T34"> alumnos</text:span><text:span text:style-name="T35">2</text:span><text:span text:style-name="T34"> </text:span><text:span text:style-name="T24"><text:line-break/>WHERE</text:span><text:span text:style-name="T34"> localidad = </text:span><text:span text:style-name="T28">'Murcia'</text:span><text:span text:style-name="T34"> <text:line-break/></text:span><text:soft-page-break/><text:span text:style-name="T34"> <text:s/></text:span><text:span text:style-name="T24">AND</text:span><text:span text:style-name="T34"> nivel = </text:span><text:span text:style-name="T28">'ESO'</text:span><text:span text:style-name="T34"> </text:span><text:span text:style-name="T24"><text:line-break/> <text:s/>AND</text:span><text:span text:style-name="T34"> curso = </text:span><text:span text:style-name="T28">1</text:span><text:span text:style-name="T34">;</text:span></text:p>
      <text:list xml:id="list3448367225600" text:continue-numbering="true" text:style-name="WWNum3">
        <text:list-item>
          <text:p text:style-name="P14"><text:span text:style-name="T32">-- 8) </text:span><text:span text:style-name="T33">Muestra los alumnos que son de Lorca, están en segundo curso de Bachillerato y tienen más de 10 faltas.</text:span></text:p>
        </text:list-item>
      </text:list>
      <text:p text:style-name="P18"><text:span text:style-name="T24">SELECT</text:span><text:span text:style-name="T34"> * </text:span><text:span text:style-name="T24"><text:line-break/>FROM</text:span><text:span text:style-name="T34"> alumnos</text:span><text:span text:style-name="T35">2</text:span><text:span text:style-name="T34"> </text:span><text:span text:style-name="T24"><text:line-break/>WHERE</text:span><text:span text:style-name="T34"> localidad = </text:span><text:span text:style-name="T28">'Lorca'</text:span><text:span text:style-name="T34"> </text:span><text:span text:style-name="T24"><text:line-break/> <text:s/>AND</text:span><text:span text:style-name="T34"> nivel = </text:span><text:span text:style-name="T28">'BACHILLER'</text:span><text:span text:style-name="T34"> </text:span><text:span text:style-name="T24"><text:line-break/> <text:s/>AND</text:span><text:span text:style-name="T34"> curso = </text:span><text:span text:style-name="T28">2</text:span><text:span text:style-name="T34"><text:line-break/> <text:s/></text:span><text:span text:style-name="T24">AND</text:span><text:span text:style-name="T34"> faltas &gt; </text:span><text:span text:style-name="T28">10</text:span><text:span text:style-name="T34">;</text:span></text:p>
      <text:list xml:id="list3448109447481" text:continue-numbering="true" text:style-name="WWNum3">
        <text:list-item>
          <text:p text:style-name="P14"><text:span text:style-name="T32">-- 9) </text:span><text:span text:style-name="T33">Obtén los datos de aquellos alumnos que son de Murcia ordenados por nombre.</text:span></text:p>
        </text:list-item>
      </text:list>
      <text:p text:style-name="P18"><text:span text:style-name="T24">SELECT</text:span><text:span text:style-name="T34"> * </text:span><text:span text:style-name="T24"><text:line-break/>FROM</text:span><text:span text:style-name="T34"> alumnos</text:span><text:span text:style-name="T35">2</text:span><text:span text:style-name="T34"> </text:span><text:span text:style-name="T24"><text:line-break/>WHERE</text:span><text:span text:style-name="T34"> localidad = </text:span><text:span text:style-name="T28">'Murcia'</text:span><text:span text:style-name="T34"> </text:span><text:span text:style-name="T24"><text:line-break/>ORDER BY</text:span><text:span text:style-name="T34"> nombre;</text:span></text:p>
      <text:list xml:id="list3447586112944" text:continue-numbering="true" text:style-name="WWNum3">
        <text:list-item>
          <text:p text:style-name="P14"><text:span text:style-name="T32">-- 10) </text:span><text:span text:style-name="T33">Obtén los datos de todos los alumnos ordenados por nivel, y dentro de cada nivel por curso.</text:span></text:p>
        </text:list-item>
      </text:list>
      <text:p text:style-name="P18"><text:span text:style-name="T24">SELECT</text:span><text:span text:style-name="T34"> nivel, nombre, curso </text:span><text:span text:style-name="T24"><text:line-break/>FROM</text:span><text:span text:style-name="T34"> alumnos</text:span><text:span text:style-name="T35">2</text:span><text:span text:style-name="T34"> </text:span><text:span text:style-name="T24"><text:line-break/>ORDER BY</text:span><text:span text:style-name="T34"> nivel, curso;</text:span></text:p>
      <text:list xml:id="list3449400758548" text:continue-numbering="true" text:style-name="WWNum3">
        <text:list-item>
          <text:p text:style-name="P14"><text:span text:style-name="T32">-- 11) </text:span><text:span text:style-name="T33">Muestra los datos de aquellos alumnos que tengan más de 10 faltas en primer o segundo curso.</text:span></text:p>
        </text:list-item>
      </text:list>
      <text:p text:style-name="P18"><text:span text:style-name="T24">SELECT</text:span><text:span text:style-name="T34"> nombre, faltas, curso </text:span><text:span text:style-name="T24"><text:line-break/>FROM</text:span><text:span text:style-name="T34"> alumnos</text:span><text:span text:style-name="T35">2</text:span><text:span text:style-name="T34"> </text:span><text:span text:style-name="T24"><text:line-break/>WHERE</text:span><text:span text:style-name="T34"> faltas &gt; </text:span><text:span text:style-name="T28">10</text:span><text:span text:style-name="T34"> <text:line-break/> <text:s/></text:span><text:span text:style-name="T24">AND</text:span><text:span text:style-name="T34"> (curso = </text:span><text:span text:style-name="T28">1</text:span><text:span text:style-name="T34"> </text:span><text:span text:style-name="T24">OR</text:span><text:span text:style-name="T34"> curso = </text:span><text:span text:style-name="T28">2</text:span><text:span text:style-name="T34">);</text:span></text:p>
      <text:p text:style-name="P12"> </text:p>
      <text:p text:style-name="P18"><text:soft-page-break/><text:span text:style-name="T24">SELECT</text:span><text:span text:style-name="T34"> nombre, faltas, curso </text:span><text:span text:style-name="T24"><text:line-break/>FROM</text:span><text:span text:style-name="T34"> alumnos</text:span><text:span text:style-name="T35">2</text:span><text:span text:style-name="T34"> </text:span><text:span text:style-name="T24"><text:line-break/>WHERE</text:span><text:span text:style-name="T34"> faltas &gt; </text:span><text:span text:style-name="T28">10</text:span><text:span text:style-name="T34"> <text:line-break/> <text:s/></text:span><text:span text:style-name="T24">AND</text:span><text:span text:style-name="T34"> curso </text:span><text:span text:style-name="T24">IN</text:span><text:span text:style-name="T34"> (</text:span><text:span text:style-name="T28">1</text:span><text:span text:style-name="T34">, </text:span><text:span text:style-name="T28">2</text:span><text:span text:style-name="T34">);</text:span></text:p>
      <text:list xml:id="list3448248799446" text:continue-numbering="true" text:style-name="WWNum3">
        <text:list-item>
          <text:p text:style-name="P14"><text:span text:style-name="T32">-- 12) </text:span><text:span text:style-name="T33">Muestra los datos de todos aquellos alumnos que tengan menos de 10 faltas en 3 o 4 curso y además sean de Murcia.</text:span></text:p>
        </text:list-item>
        <text:list-item>
          <text:p text:style-name="P19"><text:span text:style-name="T24">SELECT</text:span><text:span text:style-name="T34"> nombre, faltas, curso, localidad </text:span><text:span text:style-name="T24"><text:line-break/>FROM</text:span><text:span text:style-name="T34"> alumnos</text:span><text:span text:style-name="T35">2</text:span><text:span text:style-name="T34"> </text:span><text:span text:style-name="T24"><text:line-break/>WHERE</text:span><text:span text:style-name="T34"> faltas &lt; </text:span><text:span text:style-name="T28">10</text:span><text:span text:style-name="T34"> </text:span><text:span text:style-name="T24"><text:s text:c="2"/>AND</text:span><text:span text:style-name="T34"> localidad = </text:span><text:span text:style-name="T28">'Murcia'</text:span><text:span text:style-name="T34"> </text:span><text:span text:style-name="T24"><text:s text:c="2"/>AND</text:span><text:span text:style-name="T34"> (curso = </text:span><text:span text:style-name="T28">3</text:span><text:span text:style-name="T34"> or curso = </text:span><text:span text:style-name="T28">4</text:span><text:span text:style-name="T34">);</text:span></text:p>
        </text:list-item>
      </text:list>
      <text:p text:style-name="P12"> </text:p>
      <text:p text:style-name="P18"><text:span text:style-name="T24">SELECT</text:span><text:span text:style-name="T34"> * </text:span><text:span text:style-name="T24"><text:line-break/>FROM</text:span><text:span text:style-name="T34"> alumnos </text:span><text:span text:style-name="T24"><text:line-break/>WHERE</text:span><text:span text:style-name="T34"> faltas &lt; </text:span><text:span text:style-name="T28">10</text:span><text:span text:style-name="T34"> </text:span><text:span text:style-name="T24"><text:s text:c="2"/>AND</text:span><text:span text:style-name="T34"> localidad = </text:span><text:span text:style-name="T28">'Murcia'</text:span><text:span text:style-name="T34"> </text:span><text:span text:style-name="T24"><text:s text:c="2"/>AND</text:span><text:span text:style-name="T34"> curso </text:span><text:span text:style-name="T24">IN</text:span><text:span text:style-name="T34"> (</text:span><text:span text:style-name="T28">3</text:span><text:span text:style-name="T34">, </text:span><text:span text:style-name="T28">4</text:span><text:span text:style-name="T34">);</text:span></text:p>
      <text:list xml:id="list3449116057551" text:continue-numbering="true" text:style-name="WWNum3">
        <text:list-item>
          <text:p text:style-name="P14"><text:span text:style-name="T32">-- 13) </text:span><text:span text:style-name="T33">Obtén con una consulta todos los cursos que hay sin repeticiones (DISTINCT).</text:span></text:p>
        </text:list-item>
      </text:list>
      <text:p text:style-name="P18"><text:span text:style-name="T24">SELECT DISTINCT</text:span><text:span text:style-name="T34"> curso </text:span><text:span text:style-name="T24"><text:line-break/>FROM</text:span><text:span text:style-name="T34"> alumnos</text:span><text:span text:style-name="T35">2</text:span><text:span text:style-name="T34">;</text:span><text:span text:style-name="T33"> </text:span></text:p>
      <text:p text:style-name="P18"><text:span text:style-name="T24">SELECT DISTINCT</text:span><text:span text:style-name="T34"> nivel </text:span><text:span text:style-name="T24"><text:line-break/>FROM</text:span><text:span text:style-name="T34"> alumnos</text:span><text:span text:style-name="T35">2</text:span><text:span text:style-name="T34">;</text:span></text:p>
      <text:p text:style-name="P18"><text:span text:style-name="T24">SELECT DISTINCT</text:span><text:span text:style-name="T34"> localidad </text:span><text:span text:style-name="T24"><text:line-break/>FROM</text:span><text:span text:style-name="T34"> alumnos</text:span><text:span text:style-name="T36">2</text:span><text:span text:style-name="T34">;</text:span></text:p>
      <text:list xml:id="list3448584470523" text:continue-numbering="true" text:style-name="WWNum3">
        <text:list-item>
          <text:p text:style-name="P14"><text:span text:style-name="T32">-- 14) </text:span><text:span text:style-name="T33">Obtén los datos de los alumnos que no tengan 10 faltas en 1o de E.S.O.</text:span></text:p>
        </text:list-item>
      </text:list>
      <text:p text:style-name="P18"><text:span text:style-name="T24">SELECT</text:span><text:span text:style-name="T34"> nombre, faltas, curso, nivel </text:span><text:span text:style-name="T24"><text:line-break/>FROM</text:span><text:span text:style-name="T34"> alumnos</text:span><text:span text:style-name="T36">2</text:span><text:span text:style-name="T24"><text:line-break/>WHERE</text:span><text:span text:style-name="T34"> faltas &lt;&gt; </text:span><text:span text:style-name="T28">10</text:span><text:span text:style-name="T34"> <text:line-break/></text:span><text:soft-page-break/><text:span text:style-name="T34"> <text:s/></text:span><text:span text:style-name="T24">AND</text:span><text:span text:style-name="T34"> nivel = </text:span><text:span text:style-name="T28">'ESO'</text:span><text:span text:style-name="T34"> </text:span><text:span text:style-name="T24"><text:line-break/> <text:s/>AND</text:span><text:span text:style-name="T34"> curso = </text:span><text:span text:style-name="T28">1</text:span><text:span text:style-name="T34">;</text:span></text:p>
      <text:list xml:id="list3448116658232" text:continue-numbering="true" text:style-name="WWNum3">
        <text:list-item>
          <text:p text:style-name="P14"><text:span text:style-name="T32">-- 15) </text:span><text:span text:style-name="T33">Muestra los datos de aquellos alumnos cuyo nombre empiece por la letra 'B'.</text:span></text:p>
        </text:list-item>
      </text:list>
      <text:p text:style-name="P18"><text:span text:style-name="T24">SELECT</text:span><text:span text:style-name="T34"> nombre <text:line-break/></text:span><text:span text:style-name="T24">FROM</text:span><text:span text:style-name="T34"> alumnos</text:span><text:span text:style-name="T36">2</text:span><text:span text:style-name="T34"> </text:span><text:span text:style-name="T24"><text:line-break/>WHERE</text:span><text:span text:style-name="T34"> nombre </text:span><text:span text:style-name="T24">LIKE</text:span><text:span text:style-name="T34"> </text:span><text:span text:style-name="T28">'B%</text:span><text:span text:style-name="T34">';</text:span></text:p>
      <text:list xml:id="list3447622394327" text:continue-numbering="true" text:style-name="WWNum3">
        <text:list-item>
          <text:p text:style-name="P14"><text:span text:style-name="T32">-- 16) </text:span><text:span text:style-name="T33">Con una consulta obtén los alumnos que son de Murcia y cuyo nombre termina con una letra 'O'.</text:span></text:p>
        </text:list-item>
      </text:list>
      <text:p text:style-name="P18"><text:span text:style-name="T24">SELECT</text:span><text:span text:style-name="T34"> nombre, localidad <text:line-break/></text:span><text:span text:style-name="T24">FROM</text:span><text:span text:style-name="T34"> alumnos</text:span><text:span text:style-name="T36">2</text:span><text:span text:style-name="T34"> </text:span><text:span text:style-name="T24"><text:line-break/>WHERE</text:span><text:span text:style-name="T34"> nombre </text:span><text:span text:style-name="T24">LIKE</text:span><text:span text:style-name="T34"> </text:span><text:span text:style-name="T28">'%o'</text:span><text:span text:style-name="T34"> </text:span><text:span text:style-name="T24"><text:line-break/> <text:s/>AND</text:span><text:span text:style-name="T34"> localidad = </text:span><text:span text:style-name="T28">'Murcia</text:span><text:span text:style-name="T34">';</text:span></text:p>
      <text:list xml:id="list3449343935847" text:continue-numbering="true" text:style-name="WWNum3">
        <text:list-item>
          <text:p text:style-name="P14"><text:span text:style-name="T32">-- 17) </text:span><text:span text:style-name="T33">Muestra los datos de todos aquellos alumnos que están en 1o curso de E.S.O. Y tienen una letra 'U' en la segunda posición del nombre.</text:span></text:p>
        </text:list-item>
      </text:list>
      <text:p text:style-name="P18"><text:span text:style-name="T24">SELECT</text:span><text:span text:style-name="T34"> nombre, curso, nivel </text:span><text:span text:style-name="T24"><text:line-break/>FROM</text:span><text:span text:style-name="T34"> alumnos</text:span><text:span text:style-name="T36">2</text:span><text:span text:style-name="T34"> </text:span><text:span text:style-name="T24"><text:line-break/>WHERE</text:span><text:span text:style-name="T34"> curso = </text:span><text:span text:style-name="T28">1</text:span><text:span text:style-name="T34"> </text:span><text:span text:style-name="T24"><text:line-break/> <text:s/>AND</text:span><text:span text:style-name="T34"> nivel = </text:span><text:span text:style-name="T28">'ESO'</text:span><text:span text:style-name="T34"> </text:span><text:span text:style-name="T24"><text:line-break/> <text:s/>AND</text:span><text:span text:style-name="T34"> nombre </text:span><text:span text:style-name="T24">LIKE</text:span><text:span text:style-name="T34"> '</text:span><text:span text:style-name="T28">_u%'</text:span><text:span text:style-name="T34">;</text:span></text:p>
      <text:list xml:id="list3449492289174" text:continue-numbering="true" text:style-name="WWNum3">
        <text:list-item>
          <text:p text:style-name="P14"><text:span text:style-name="T32">-- 18) </text:span><text:span text:style-name="T33">Obtén los datos de los alumnos cuya columna “Faltas” es nula.</text:span></text:p>
        </text:list-item>
      </text:list>
      <text:p text:style-name="P18"><text:span text:style-name="T24">SELECT</text:span><text:span text:style-name="T34"> nombre, faltas <text:line-break/></text:span><text:span text:style-name="T24">FROM</text:span><text:span text:style-name="T34"> alumnos</text:span><text:span text:style-name="T36">2</text:span><text:span text:style-name="T34"> </text:span><text:span text:style-name="T24"><text:line-break/>WHERE</text:span><text:span text:style-name="T34"> faltas </text:span><text:span text:style-name="T24">IS</text:span><text:span text:style-name="T34"> </text:span><text:span text:style-name="T24">NULL</text:span><text:span text:style-name="T34"> ;</text:span></text:p>
      <text:list xml:id="list3447627093497" text:continue-numbering="true" text:style-name="WWNum3">
        <text:list-item>
          <text:p text:style-name="P14"><text:span text:style-name="T32">-- 19) </text:span><text:span text:style-name="T33">Muestra los datos de aquellos alumnos que tienen entre 10 y 20 faltas (BETWEEN). Ordena el resultado por nombre.</text:span></text:p>
        </text:list-item>
        <text:list-item>
          <text:p text:style-name="P19"><text:soft-page-break/><text:span text:style-name="T24">SELECT</text:span><text:span text:style-name="T34"> nombre, faltas </text:span><text:span text:style-name="T24"><text:line-break/>FROM</text:span><text:span text:style-name="T34"> alumnos</text:span><text:span text:style-name="T36">2</text:span><text:span text:style-name="T24"><text:line-break/>WHERE</text:span><text:span text:style-name="T34"> faltas </text:span><text:span text:style-name="T24">BETWEEN</text:span><text:span text:style-name="T34"> </text:span><text:span text:style-name="T28">10</text:span><text:span text:style-name="T34"> </text:span><text:span text:style-name="T24">AND</text:span><text:span text:style-name="T34"> </text:span><text:span text:style-name="T28">20</text:span></text:p>
        </text:list-item>
      </text:list>
      <text:p text:style-name="P18"><text:span text:style-name="T24">ORDER BY</text:span><text:span text:style-name="T34"> nombre;</text:span></text:p>
      <text:list xml:id="list3448283015628" text:continue-numbering="true" text:style-name="WWNum3">
        <text:list-item>
          <text:p text:style-name="P14"><text:span text:style-name="T32">-- 20) </text:span><text:span text:style-name="T33">Muestra los datos de los alumnos que tienen entre 10 y 20 faltas y además son de Murcia.</text:span></text:p>
        </text:list-item>
      </text:list>
      <text:p text:style-name="P18"><text:span text:style-name="T24">SELECT</text:span><text:span text:style-name="T34"> nombre, faltas, localidad </text:span><text:span text:style-name="T24"><text:line-break/>FROM</text:span><text:span text:style-name="T34"> alumnos</text:span><text:span text:style-name="T36">2</text:span><text:span text:style-name="T34"> </text:span><text:span text:style-name="T24"><text:line-break/>WHERE</text:span><text:span text:style-name="T34"> faltas </text:span><text:span text:style-name="T24">BETWEEN</text:span><text:span text:style-name="T34"> </text:span><text:span text:style-name="T28">10</text:span><text:span text:style-name="T34"> </text:span><text:span text:style-name="T24">AND</text:span><text:span text:style-name="T34"> </text:span><text:span text:style-name="T28">20</text:span><text:span text:style-name="T34"> </text:span><text:span text:style-name="T24"><text:line-break/> <text:s/>AND</text:span><text:span text:style-name="T34"> localidad = </text:span><text:span text:style-name="T28">'Murcia'</text:span><text:span text:style-name="T34">;</text:span></text:p>
      <text:list xml:id="list3447865763836" text:continue-numbering="true" text:style-name="WWNum3">
        <text:list-item>
          <text:p text:style-name="P14"><text:span text:style-name="T32">-- 21) </text:span><text:span text:style-name="T33">Muestra los datos de los alumnos que tienen entre 10 y 20 faltas, son de Murcia y están matriculados en 1o de E.S.O.</text:span></text:p>
        </text:list-item>
        <text:list-item>
          <text:p text:style-name="P19"><text:span text:style-name="T24">SELECT</text:span><text:span text:style-name="T34"> nombre, faltas, localidad, curso, nivel </text:span><text:span text:style-name="T24"><text:line-break/>FROM</text:span><text:span text:style-name="T34"> alumnos</text:span><text:span text:style-name="T36">2</text:span><text:span text:style-name="T34"> </text:span><text:span text:style-name="T24"><text:line-break/>WHERE</text:span><text:span text:style-name="T34"> faltas </text:span><text:span text:style-name="T24">BETWEEN</text:span><text:span text:style-name="T34"> </text:span><text:span text:style-name="T28">10</text:span><text:span text:style-name="T34"> </text:span><text:span text:style-name="T24">AND</text:span><text:span text:style-name="T34"> </text:span><text:span text:style-name="T28">20</text:span><text:span text:style-name="T34"> </text:span><text:span text:style-name="T24"><text:line-break/> <text:s/>AND</text:span><text:span text:style-name="T34"> localidad = </text:span><text:span text:style-name="T28">'Murcia'</text:span><text:span text:style-name="T34"> </text:span><text:span text:style-name="T24"><text:s/>AND</text:span><text:span text:style-name="T34"> curso = </text:span><text:span text:style-name="T28">1</text:span><text:span text:style-name="T34"> <text:s text:c="2"/></text:span><text:span text:style-name="T24">AND</text:span><text:span text:style-name="T34"> nivel = </text:span><text:span text:style-name="T28">'ESO'</text:span><text:span text:style-name="T34">;</text:span></text:p>
        </text:list-item>
        <text:list-item>
          <text:p text:style-name="P14"><text:span text:style-name="T32">-- 22) </text:span><text:span text:style-name="T33">Con una consulta muestra los datos de los alumnos cuyas faltas sean menores que 10 y mayores que 20.</text:span></text:p>
        </text:list-item>
      </text:list>
      <text:p text:style-name="P18"><text:span text:style-name="T24">SELECT</text:span><text:span text:style-name="T34"> nombre, faltas </text:span><text:span text:style-name="T24"><text:line-break/>FROM</text:span><text:span text:style-name="T34"> alumnos</text:span><text:span text:style-name="T36">2</text:span><text:span text:style-name="T34"> </text:span><text:span text:style-name="T24"><text:line-break/>WHERE</text:span><text:span text:style-name="T34"> faltas </text:span><text:span text:style-name="T24">NOT BETWEEN</text:span><text:span text:style-name="T34"> </text:span><text:span text:style-name="T28">10</text:span><text:span text:style-name="T34"> </text:span><text:span text:style-name="T24">AND</text:span><text:span text:style-name="T34"> </text:span><text:span text:style-name="T28">20</text:span><text:span text:style-name="T34">;</text:span><text:span text:style-name="T33"> </text:span></text:p>
      <text:p text:style-name="P18"><text:span text:style-name="T24">SELECT</text:span><text:span text:style-name="T34"> nombre, faltas </text:span><text:span text:style-name="T24"><text:line-break/>FROM</text:span><text:span text:style-name="T34"> alumnos</text:span><text:span text:style-name="T36">2</text:span><text:span text:style-name="T34"> </text:span><text:span text:style-name="T24"><text:line-break/>WHERE</text:span><text:span text:style-name="T34"> faltas &lt; </text:span><text:span text:style-name="T28">10</text:span><text:span text:style-name="T34"> <text:line-break/> <text:s/></text:span><text:span text:style-name="T24">OR</text:span><text:span text:style-name="T34"> faltas &gt; </text:span><text:span text:style-name="T28">20</text:span><text:span text:style-name="T34">;</text:span></text:p>
      <text:list xml:id="list3448212834506" text:continue-numbering="true" text:style-name="WWNum3">
        <text:list-item>
          <text:p text:style-name="P14"><text:span text:style-name="T32">-- 23) </text:span><text:span text:style-name="T33">Muestra los datos de los alumnos cuya fecha de nacimiento comprenda los años 1993 y 1994. Ordena el resultado por nombre.</text:span></text:p>
        </text:list-item>
      </text:list>
      <text:p text:style-name="P18"><text:soft-page-break/><text:span text:style-name="T24">SELECT</text:span><text:span text:style-name="T34"> nombre, fecha_nac </text:span><text:span text:style-name="T24"><text:line-break/>FROM</text:span><text:span text:style-name="T34"> alumnos</text:span><text:span text:style-name="T36">2</text:span><text:span text:style-name="T34"> </text:span><text:span text:style-name="T24"><text:line-break/>WHERE</text:span><text:span text:style-name="T34"> fecha_nac </text:span><text:span text:style-name="T24">BETWEEN</text:span><text:span text:style-name="T34"> </text:span><text:span text:style-name="T28">'1993-01-01'</text:span><text:span text:style-name="T34"> </text:span><text:span text:style-name="T24">AND</text:span><text:span text:style-name="T34"> </text:span><text:span text:style-name="T28">'1994-12-31'</text:span><text:span text:style-name="T34"> </text:span><text:span text:style-name="T24"><text:line-break/>ORDER BY</text:span><text:span text:style-name="T34"> nombre;</text:span></text:p>
      <text:list xml:id="list3448161759825" text:continue-numbering="true" text:style-name="WWNum3">
        <text:list-item>
          <text:p text:style-name="P14"><text:span text:style-name="T32">-- 24) </text:span><text:span text:style-name="T33">Muestra los datos de los alumnos que sean de primer o segundo curso (no importa que sean de E.S.O. O Bachiller). Utiliza el operador IN.</text:span></text:p>
        </text:list-item>
      </text:list>
      <text:p text:style-name="P18"><text:span text:style-name="T24">SELECT</text:span><text:span text:style-name="T34"> nombre, curso, nivel </text:span><text:span text:style-name="T24"><text:line-break/>FROM</text:span><text:span text:style-name="T34"> alumnos</text:span><text:span text:style-name="T36">2</text:span><text:span text:style-name="T34"> </text:span><text:span text:style-name="T24"><text:line-break/>WHERE</text:span><text:span text:style-name="T34"> curso </text:span><text:span text:style-name="T24">IN</text:span><text:span text:style-name="T34"> (</text:span><text:span text:style-name="T28">1</text:span><text:span text:style-name="T34">, </text:span><text:span text:style-name="T28">2</text:span><text:span text:style-name="T34">);</text:span></text:p>
      <text:list xml:id="list3448553129427" text:continue-numbering="true" text:style-name="WWNum3">
        <text:list-item>
          <text:p text:style-name="P14"><text:span text:style-name="T32">-- 25) </text:span><text:span text:style-name="T33">Obtén los datos de aquellos alumnos que sean de tercer o cuarto curso y sean de Murcia. Utiliza el operador IN.</text:span></text:p>
        </text:list-item>
      </text:list>
      <text:p text:style-name="P18"><text:span text:style-name="T24">SELECT</text:span><text:span text:style-name="T34"> nombre, curso, localidad </text:span><text:span text:style-name="T24"><text:line-break/>FROM</text:span><text:span text:style-name="T34"> alumnos</text:span><text:span text:style-name="T36">2</text:span><text:span text:style-name="T34"> </text:span><text:span text:style-name="T24"><text:line-break/>WHERE</text:span><text:span text:style-name="T34"> curso </text:span><text:span text:style-name="T24">IN</text:span><text:span text:style-name="T34"> (</text:span><text:span text:style-name="T28">3</text:span><text:span text:style-name="T34">, </text:span><text:span text:style-name="T28">4</text:span><text:span text:style-name="T34">) </text:span><text:span text:style-name="T24"><text:line-break/> <text:s/>AND</text:span><text:span text:style-name="T34"> localidad = </text:span><text:span text:style-name="T28">'Murcia'</text:span><text:span text:style-name="T34">;</text:span></text:p>
      <text:list xml:id="list3447487284552" text:continue-numbering="true" text:style-name="WWNum3">
        <text:list-item>
          <text:p text:style-name="P14"><text:span text:style-name="T32">-- 26) </text:span><text:span text:style-name="T33">Muestra los datos de los alumnos que no sean de E.S.O, ordenados por curso y por nombre descendentemente. Utiliza el operador IN.</text:span></text:p>
        </text:list-item>
      </text:list>
      <text:p text:style-name="P18"><text:span text:style-name="T24">SELECT</text:span><text:span text:style-name="T34"> nombre, curso, nivel </text:span><text:span text:style-name="T24"><text:line-break/>FROM</text:span><text:span text:style-name="T34"> alumnos</text:span><text:span text:style-name="T36">2</text:span><text:span text:style-name="T34"> </text:span><text:span text:style-name="T24"><text:line-break/>WHERE</text:span><text:span text:style-name="T34"> nivel </text:span><text:span text:style-name="T24">NOT IN</text:span><text:span text:style-name="T34"> (</text:span><text:span text:style-name="T28">'ESO'</text:span><text:span text:style-name="T34">) </text:span><text:span text:style-name="T24"><text:line-break/>ORDER BY</text:span><text:span text:style-name="T34"> curso </text:span><text:span text:style-name="T24">DESC</text:span><text:span text:style-name="T34">, nombre </text:span><text:span text:style-name="T24">DESC</text:span><text:span text:style-name="T34">;</text:span></text:p>
      <text:list xml:id="list3448050579167" text:continue-numbering="true" text:style-name="WWNum3">
        <text:list-item>
          <text:p text:style-name="P14"><text:span text:style-name="T32">-- 27) </text:span><text:span text:style-name="T33">Muestra los datos de los alumnos que sean de primer o segundo curso y no sean de Bachiller. Ordena el resultado por nombre.</text:span></text:p>
        </text:list-item>
      </text:list>
      <text:p text:style-name="P18"><text:span text:style-name="T24">SELECT</text:span><text:span text:style-name="T34"> nombre, curso, nivel </text:span><text:span text:style-name="T24"><text:line-break/>FROM</text:span><text:span text:style-name="T34"> alumnos</text:span><text:span text:style-name="T36">2</text:span><text:span text:style-name="T34"> </text:span><text:span text:style-name="T24"><text:line-break/>WHERE</text:span><text:span text:style-name="T34"> nivel &lt;&gt; </text:span><text:span text:style-name="T28">'BACHILLER'</text:span><text:span text:style-name="T24"><text:line-break/> <text:s/>AND</text:span><text:span text:style-name="T34"> (curso</text:span><text:span text:style-name="T24"> = </text:span><text:span text:style-name="T28">1</text:span><text:span text:style-name="T34"> </text:span><text:span text:style-name="T24">OR</text:span><text:span text:style-name="T34"> curso = </text:span><text:span text:style-name="T28">2</text:span><text:span text:style-name="T34">) </text:span><text:span text:style-name="T24"><text:line-break/>ORDER BY</text:span><text:span text:style-name="T34"> nombre;</text:span></text:p>
      <text:p text:style-name="P12"><text:soft-page-break/> </text:p>
      <text:p text:style-name="P18"><text:span text:style-name="T24">SELECT</text:span><text:span text:style-name="T34"> nombre, curso, nivel </text:span><text:span text:style-name="T24"><text:line-break/>FROM</text:span><text:span text:style-name="T34"> alumnos</text:span><text:span text:style-name="T36">2</text:span><text:span text:style-name="T34"> </text:span><text:span text:style-name="T24"><text:line-break/>WHERE</text:span><text:span text:style-name="T34"> nivel </text:span><text:span text:style-name="T24">NOT IN</text:span><text:span text:style-name="T34"> (</text:span><text:span text:style-name="T28">'BACHILLER'</text:span><text:span text:style-name="T34">) </text:span><text:span text:style-name="T24"><text:line-break/> <text:s/>AND</text:span><text:span text:style-name="T34"> curso</text:span><text:span text:style-name="T24"> IN</text:span><text:span text:style-name="T34"> (</text:span><text:span text:style-name="T28">1</text:span><text:span text:style-name="T34">, </text:span><text:span text:style-name="T28">2</text:span><text:span text:style-name="T34">) </text:span><text:span text:style-name="T24"><text:line-break/>ORDER BY</text:span><text:span text:style-name="T34"> nombre;</text:span></text:p>
      <text:list xml:id="list3448778655756" text:continue-numbering="true" text:style-name="WWNum3">
        <text:list-item>
          <text:p text:style-name="P14"><text:span text:style-name="T32">-- 28) </text:span><text:span text:style-name="T33">Obtén los datos de los alumnos cuyo nombre empiece por la letra 'J', que tengan más de 10 faltas y no sean de Bachiller. Ordena el resultado por curso, y dentro de cada curso, por nombre.</text:span></text:p>
        </text:list-item>
      </text:list>
      <text:p text:style-name="P18"><text:span text:style-name="T24">SELECT</text:span><text:span text:style-name="T34"> nombre, faltas, curso, nivel </text:span><text:span text:style-name="T24"><text:line-break/>FROM</text:span><text:span text:style-name="T34"> alumnos</text:span><text:span text:style-name="T36">2</text:span><text:span text:style-name="T24"><text:line-break/>WHERE</text:span><text:span text:style-name="T34"> nivel &lt;&gt; </text:span><text:span text:style-name="T28">'BACHILLER'</text:span><text:span text:style-name="T34"> <text:line-break/> <text:s/></text:span><text:span text:style-name="T24">AND</text:span><text:span text:style-name="T34"> faltas &gt; </text:span><text:span text:style-name="T28">10</text:span><text:span text:style-name="T34"><text:line-break/> <text:s/></text:span><text:span text:style-name="T24">AND</text:span><text:span text:style-name="T34"> nombre </text:span><text:span text:style-name="T24">LIKE</text:span><text:span text:style-name="T34"> </text:span><text:span text:style-name="T28">'J%'</text:span><text:span text:style-name="T34"> </text:span><text:span text:style-name="T24"><text:line-break/>ORDER BY</text:span><text:span text:style-name="T34"> curso, nombre;</text:span></text:p>
      <text:p text:style-name="P18"><text:span text:style-name="T24">SELECT</text:span><text:span text:style-name="T34"> nombre, faltas, curso, nivel </text:span><text:span text:style-name="T24"><text:line-break/>FROM</text:span><text:span text:style-name="T34"> alumnos</text:span><text:span text:style-name="T36">2</text:span><text:span text:style-name="T34"> </text:span><text:span text:style-name="T24"><text:line-break/>WHERE</text:span><text:span text:style-name="T34"> nivel &lt;&gt; </text:span><text:span text:style-name="T28">'BACHILLER'</text:span><text:span text:style-name="T34"> <text:line-break/> <text:s/></text:span><text:span text:style-name="T24">AND</text:span><text:span text:style-name="T34"> faltas &gt; </text:span><text:span text:style-name="T28">10</text:span><text:span text:style-name="T34"><text:line-break/> <text:s/></text:span><text:span text:style-name="T24">AND</text:span><text:span text:style-name="T34"> nombre &gt;= </text:span><text:span text:style-name="T28">'J'</text:span><text:span text:style-name="T34"> </text:span><text:span text:style-name="T24">AND</text:span><text:span text:style-name="T34"> nombre &lt; </text:span><text:span text:style-name="T28">'K'</text:span><text:span text:style-name="T24"><text:line-break/>ORDER BY</text:span><text:span text:style-name="T34"> curso, nombre;</text:span></text:p>
      <text:list xml:id="list3448841964986" text:continue-numbering="true" text:style-name="WWNum3">
        <text:list-item>
          <text:p text:style-name="P14"><text:span text:style-name="T32">-- 29) </text:span><text:span text:style-name="T33">Con una consulta obtén el expediente, nombre, curso y nivel de todos los alumnos ordenado por curso, nivel ascendentemente y nombre descendentemente cuyo nivel no sea 'BACHILLER'.</text:span></text:p>
        </text:list-item>
      </text:list>
      <text:p text:style-name="P18"><text:span text:style-name="T24">SELECT</text:span><text:span text:style-name="T34"> expediente, nombre, curso, nivel </text:span><text:span text:style-name="T24"><text:line-break/>FROM</text:span><text:span text:style-name="T34"> alumnos</text:span><text:span text:style-name="T36">2</text:span><text:span text:style-name="T34"> </text:span><text:span text:style-name="T24"><text:line-break/>WHERE</text:span><text:span text:style-name="T34"> nivel &lt;&gt; </text:span><text:span text:style-name="T28">'Bachiller'</text:span><text:span text:style-name="T24"><text:line-break/>ORDER BY</text:span><text:span text:style-name="T34"> curso, nivel, nombre </text:span><text:span text:style-name="T24">DESC</text:span><text:span text:style-name="T34">;</text:span></text:p>
      <text:list xml:id="list3448364307461" text:continue-numbering="true" text:style-name="WWNum3">
        <text:list-item>
          <text:p text:style-name="P14"><text:span text:style-name="T32">-- 30) </text:span><text:span text:style-name="T33">Con una consulta obtén el nombre de cada alumno en mayúscula cuya localidad sea Murcia.</text:span></text:p>
        </text:list-item>
      </text:list>
      <text:p text:style-name="P18"><text:soft-page-break/><text:span text:style-name="T24">SELECT</text:span><text:span text:style-name="T34"> </text:span><text:span text:style-name="T24">upper</text:span><text:span text:style-name="T34">(nombre) </text:span><text:span text:style-name="T24"><text:line-break/>FROM</text:span><text:span text:style-name="T34"> alumnos</text:span><text:span text:style-name="T36">2</text:span><text:span text:style-name="T34"> </text:span><text:span text:style-name="T24"><text:line-break/>WHERE</text:span><text:span text:style-name="T34"> localidad = </text:span><text:span text:style-name="T28">'Murcia'</text:span><text:span text:style-name="T34">;</text:span></text:p>
      <text:list xml:id="list3447489616546" text:continue-numbering="true" text:style-name="WWNum3">
        <text:list-item>
          <text:p text:style-name="P14"><text:span text:style-name="T32">-- 31) </text:span><text:span text:style-name="T33">Muestra el nombre de cada alumno en mayúscula y la localidad a la que pertenecen en minúscula, ordenados por localidad.</text:span></text:p>
        </text:list-item>
      </text:list>
      <text:p text:style-name="P18"><text:span text:style-name="T24">SELECT</text:span><text:span text:style-name="T34"> </text:span><text:span text:style-name="T24">upper</text:span><text:span text:style-name="T34">(nombre), </text:span><text:span text:style-name="T24">lower</text:span><text:span text:style-name="T34">(localidad) </text:span><text:span text:style-name="T24"><text:line-break/>FROM</text:span><text:span text:style-name="T34"> alumnos</text:span><text:span text:style-name="T36">2</text:span><text:span text:style-name="T34"> </text:span><text:span text:style-name="T24"><text:line-break/>ORDER BY</text:span><text:span text:style-name="T34"> localidad;</text:span></text:p>
      <text:list xml:id="list3447587988461" text:continue-numbering="true" text:style-name="WWNum3">
        <text:list-item>
          <text:p text:style-name="P14"><text:span text:style-name="T32">-- 33) </text:span><text:span text:style-name="T33">Con una consulta obtén el nombre de cada alumno y la longitud de la cadena “Nombre”.</text:span></text:p>
        </text:list-item>
      </text:list>
      <text:p text:style-name="P18"><text:span text:style-name="T24">SELECT</text:span><text:span text:style-name="T34"> nombre, </text:span><text:span text:style-name="T24">length</text:span><text:span text:style-name="T34">(nombre) </text:span><text:span text:style-name="T24"><text:line-break/>FROM</text:span><text:span text:style-name="T34"> alumnos</text:span><text:span text:style-name="T36">2</text:span><text:span text:style-name="T34">;</text:span></text:p>
      <text:p text:style-name="P18"><text:span text:style-name="T24">SELECT</text:span><text:span text:style-name="T34"> nombre,<text:line-break/> <text:s/></text:span><text:span text:style-name="T24">length</text:span><text:span text:style-name="T34">(nombre) </text:span><text:span text:style-name="T37">numero_caracteres</text:span><text:span text:style-name="T34">, </text:span><text:span text:style-name="T24"><text:line-break/> <text:s/>replace</text:span><text:span text:style-name="T34">(nombre, </text:span><text:span text:style-name="T28">' '</text:span><text:span text:style-name="T34">, </text:span><text:span text:style-name="T28">''</text:span><text:span text:style-name="T34">) </text:span><text:span text:style-name="T37">nombre_sin_espacios</text:span><text:span text:style-name="T34">,<text:line-break/> <text:s/></text:span><text:span text:style-name="T24">length</text:span><text:span text:style-name="T34">(</text:span><text:span text:style-name="T24">replace</text:span><text:span text:style-name="T34">(nombre, </text:span><text:span text:style-name="T28">' '</text:span><text:span text:style-name="T34">, </text:span><text:span text:style-name="T28">''</text:span><text:span text:style-name="T34">)) </text:span><text:span text:style-name="T37">numero_letras</text:span><text:span text:style-name="T34"> </text:span><text:span text:style-name="T24"><text:line-break/>FROM</text:span><text:span text:style-name="T34"> alumnos</text:span><text:span text:style-name="T36">2</text:span><text:span text:style-name="T34">;</text:span></text:p>
      <text:list xml:id="list3448035405002" text:continue-numbering="true" text:style-name="WWNum3">
        <text:list-header>
          <text:p text:style-name="P9"/>
          <text:p text:style-name="P10">TABLA ENUNCIADO Y SOLUCIÓN EJERCICIOS GLOBAL COMPLETO SQL</text:p>
        </text:list-header>
      </text:list>
      <text:p text:style-name="P22"><text:span text:style-name="T38">rem **tablas depart y emple**</text:span></text:p>
      <text:p text:style-name="P23"/>
      <text:p text:style-name="P22"><text:span text:style-name="T40">CREATE TABLE DEPART (</text:span></text:p>
      <text:p text:style-name="P22"><text:span text:style-name="T40"><text:s/>DEPT_NO <text:s/>NUMBER(2) primary key,</text:span></text:p>
      <text:p text:style-name="P22"><text:span text:style-name="T40"><text:s/>DNOMBRE <text:s/>VARCHAR2(14), </text:span></text:p>
      <text:p text:style-name="P22"><text:span text:style-name="T40"><text:s/>LOC <text:s text:c="5"/>VARCHAR2(14) ) ;</text:span></text:p>
      <text:p text:style-name="P23"/>
      <text:p text:style-name="P22"><text:span text:style-name="T40">INSERT INTO DEPART VALUES (10,'CONTABILIDAD','SEVILLA');</text:span></text:p>
      <text:p text:style-name="P22"><text:span text:style-name="T40">INSERT INTO DEPART VALUES (20,'INVESTIGACIÓN','MADRID');</text:span></text:p>
      <text:p text:style-name="P22"><text:span text:style-name="T40">INSERT INTO DEPART VALUES (30,'VENTAS','BARCELONA');</text:span></text:p>
      <text:p text:style-name="P22"><text:span text:style-name="T40">INSERT INTO DEPART VALUES (40,'PRODUCCIÓN','BILBAO');</text:span></text:p>
      <text:p text:style-name="P22"><text:span text:style-name="T40">INSERT INTO DEPART VALUES (50,'otros',null)</text:span></text:p>
      <text:p text:style-name="P23"/>
      <text:p text:style-name="P22"><text:span text:style-name="T40">CREATE TABLE EMPLE (</text:span></text:p>
      <text:p text:style-name="P22"><text:span text:style-name="T40"><text:s/>EMP_NO <text:s text:c="3"/>NUMBER(4) primary key,</text:span></text:p>
      <text:p text:style-name="P22"><text:span text:style-name="T40"><text:s/>APELLIDO <text:s/>VARCHAR2(10) <text:s/>,</text:span></text:p>
      <text:p text:style-name="P22"><text:span text:style-name="T40"><text:s/>OFICIO <text:s text:c="3"/>VARCHAR2(10) <text:s/>,</text:span></text:p>
      <text:p text:style-name="P22"><text:span text:style-name="T40"><text:s/>DIR <text:s text:c="6"/>NUMBER(4) ,</text:span></text:p>
      <text:p text:style-name="P22"><text:span text:style-name="T40"><text:s/>FECHA_ALT DATE <text:s text:c="5"/>,</text:span></text:p>
      <text:p text:style-name="P22"><text:span text:style-name="T40"><text:s/>SALARIO <text:s text:c="2"/>NUMBER(10),</text:span></text:p>
      <text:p text:style-name="P22"><text:span text:style-name="T40"><text:s/>COMISION <text:s/>NUMBER(10),</text:span></text:p>
      <text:p text:style-name="P22"><text:span text:style-name="T40"><text:s/>DEPT_NO <text:s/>NUMBER(2),</text:span></text:p>
      <text:p text:style-name="P22"><text:span text:style-name="T40"><text:s/>foreign key (DEPT_NO) references depart;</text:span></text:p>
      <text:p text:style-name="P23"/>
      <text:p text:style-name="P22"><text:span text:style-name="T40">INSERT INTO EMPLE VALUES (7369,'SÁNCHEZ','EMPLEADO',7902,'17/12/1980',104000,NULL,20);</text:span></text:p>
      <text:p text:style-name="P22"><text:span text:style-name="T40">INSERT INTO EMPLE VALUES (7499,'ARROYO','VENDEDOR',7698,'20/02/1980',208000,39000,30);</text:span></text:p>
      <text:p text:style-name="P22"><text:span text:style-name="T40">INSERT INTO EMPLE VALUES (7521,'SALA','VENDEDOR',7698,'22/02/1981',162500,65000,30);</text:span></text:p>
      <text:p text:style-name="P22"><text:span text:style-name="T40">INSERT INTO EMPLE VALUES (7566,'JIMÉNEZ','DIRECTOR',7839,'02/04/1981',386750,NULL,20);</text:span></text:p>
      <text:p text:style-name="P22"><text:span text:style-name="T40">INSERT INTO EMPLE VALUES (7654,'MARTÍN','VENDEDOR',7698,'29/09/1981',162500,182000,30);</text:span></text:p>
      <text:p text:style-name="P22"><text:span text:style-name="T40">INSERT INTO EMPLE VALUES (7698,'NEGRO','DIRECTOR',7839,'01/05/1981',370500,NULL,30);</text:span></text:p>
      <text:p text:style-name="P22"><text:span text:style-name="T40">INSERT INTO EMPLE VALUES (7782,'CEREZO','DIRECTOR',7839,'09/06/1981',318500,NULL,10);</text:span></text:p>
      <text:p text:style-name="P22"><text:span text:style-name="T40">INSERT INTO EMPLE VALUES (7788,'GIL','ANALISTA',7566,'09/11/1981',390000,NULL,20);</text:span></text:p>
      <text:p text:style-name="P22"><text:span text:style-name="T40">INSERT INTO EMPLE VALUES (7839,'REY','PRESIDENTE',NULL,'17/11/1981',50000,NULL,10);</text:span></text:p>
      <text:p text:style-name="P22"><text:span text:style-name="T40">INSERT INTO EMPLE VALUES (7844,'TOVAR','VENDEDOR',7698,'08/09/1981',195000,0,30);</text:span></text:p>
      <text:p text:style-name="P22"><text:span text:style-name="T40">INSERT INTO EMPLE VALUES (7876,'ALONSO','EMPLEADO',7788,'23/09/1981',143000,NULL,20);</text:span></text:p>
      <text:p text:style-name="P22"><text:span text:style-name="T40">INSERT INTO EMPLE VALUES (7900,'JIMENO','EMPLEADO',7698,'03/12/1981',123500,NULL,30);</text:span></text:p>
      <text:p text:style-name="P22"><text:span text:style-name="T40">INSERT INTO EMPLE VALUES (7902,'FERNÁNDEZ','ANALISTA',7566,'03/12/1981',390000,NULL,20);</text:span></text:p>
      <text:p text:style-name="P22"><text:span text:style-name="T40">INSERT INTO EMPLE VALUES (7934,'MUÑOZ','EMPLEADO',7782,'23/01/1982',169000,NULL,10);</text:span></text:p>
      <text:p text:style-name="P23"/>
      <text:p text:style-name="P25"/>
      <text:p text:style-name="P22"><text:span text:style-name="T39">REM ** TABLA NOTAS_ALUMNOS: **</text:span></text:p>
      <text:p text:style-name="P23"/>
      <text:p text:style-name="P22"><text:span text:style-name="T40">Drop table notas_alumnos cascade constraints;</text:span></text:p>
      <text:p text:style-name="P23"/>
      <text:p text:style-name="P22"><text:soft-page-break/><text:span text:style-name="T40">create table notas_alumnos</text:span></text:p>
      <text:p text:style-name="P22"><text:span text:style-name="T40"><text:s/>(</text:span></text:p>
      <text:p text:style-name="P22"><text:span text:style-name="T40"><text:s text:c="3"/>NOMBRE_ALUMNO VARCHAR2(25) NOT NULL ,</text:span></text:p>
      <text:p text:style-name="P22"><text:span text:style-name="T40"><text:s text:c="3"/>nota1 number(2),</text:span></text:p>
      <text:p text:style-name="P22"><text:span text:style-name="T40"><text:s text:c="3"/>nota2 number(2),</text:span></text:p>
      <text:p text:style-name="P22"><text:span text:style-name="T40"><text:s text:c="3"/>nota3 number(2)</text:span></text:p>
      <text:p text:style-name="P22"><text:span text:style-name="T40"><text:s/>) ;</text:span></text:p>
      <text:p text:style-name="P22"><text:span text:style-name="T40"><text:s/></text:span></text:p>
      <text:p text:style-name="P22"><text:span text:style-name="T40">insert into NOTAS_ALUMNOS VALUES ('Alcalde García, M. Luisa',5,5,5);</text:span></text:p>
      <text:p text:style-name="P22"><text:span text:style-name="T40">insert into NOTAS_ALUMNOS VALUES ('Benito Martín, Luis',7,6,8);</text:span></text:p>
      <text:p text:style-name="P22"><text:span text:style-name="T40">insert into NOTAS_ALUMNOS VALUES ('Casas Martínez, Manuel',7,5,5);</text:span></text:p>
      <text:p text:style-name="P22"><text:span text:style-name="T40">insert into NOTAS_ALUMNOS VALUES ('Corregidor Sánchez, Ana',6,9,8);</text:span></text:p>
      <text:p text:style-name="P22"><text:span text:style-name="T40">insert into NOTAS_ALUMNOS VALUES ('Díaz Sánchez, María',NULL,NULL,7);</text:span></text:p>
      <text:p text:style-name="P23"/>
      <text:p text:style-name="P22"><text:span text:style-name="T39">REM ** TABLA LIBRERIA: **</text:span></text:p>
      <text:p text:style-name="P23"/>
      <text:p text:style-name="P22"><text:span text:style-name="T40">Drop table LIBRERIA cascade constraints;</text:span></text:p>
      <text:p text:style-name="P23"/>
      <text:p text:style-name="P22"><text:span text:style-name="T40">create table LIBRERIA</text:span></text:p>
      <text:p text:style-name="P22"><text:span text:style-name="T40"><text:s/>(TEMA CHAR(15) NOT NULL ,</text:span></text:p>
      <text:p text:style-name="P22"><text:span text:style-name="T40"><text:s text:c="2"/>ESTANTE CHAR(1),</text:span></text:p>
      <text:p text:style-name="P22"><text:span text:style-name="T40"><text:s text:c="2"/>EJEMPLARES NUMBER(2)</text:span></text:p>
      <text:p text:style-name="P22"><text:span text:style-name="T40"><text:s/>);</text:span></text:p>
      <text:p text:style-name="P23"/>
      <text:p text:style-name="P22"><text:span text:style-name="T40">INSERT INTO LIBRERIA VALUES ('Informática', 'A',15);</text:span></text:p>
      <text:p text:style-name="P22"><text:span text:style-name="T40">INSERT INTO LIBRERIA VALUES ('Economía', <text:s text:c="3"/>'A',10);</text:span></text:p>
      <text:p text:style-name="P22"><text:span text:style-name="T40">INSERT INTO LIBRERIA VALUES ('Deportes', <text:s text:c="3"/>'B',8);</text:span></text:p>
      <text:p text:style-name="P22"><text:span text:style-name="T40">INSERT INTO LIBRERIA VALUES ('Filosofía', <text:s text:c="2"/>'C',7);</text:span></text:p>
      <text:p text:style-name="P22"><text:span text:style-name="T40">INSERT INTO LIBRERIA VALUES ('Dibujo', <text:s text:c="5"/>'C',10);</text:span></text:p>
      <text:p text:style-name="P22"><text:span text:style-name="T40">INSERT INTO LIBRERIA VALUES ('Medicina', <text:s text:c="3"/>'C',16);</text:span></text:p>
      <text:p text:style-name="P22"><text:span text:style-name="T40">INSERT INTO LIBRERIA VALUES ('Biología', <text:s text:c="3"/>'A',11);</text:span></text:p>
      <text:p text:style-name="P22"><text:span text:style-name="T40">INSERT INTO LIBRERIA VALUES ('Geología', <text:s text:c="3"/>'D',7);</text:span></text:p>
      <text:p text:style-name="P22"><text:span text:style-name="T40">INSERT INTO LIBRERIA VALUES ('Sociedad', <text:s text:c="3"/>'D',9);</text:span></text:p>
      <text:p text:style-name="P22"><text:span text:style-name="T40">INSERT INTO LIBRERIA VALUES ('Labores', <text:s text:c="4"/>'B',20);</text:span></text:p>
      <text:p text:style-name="P22"><text:span text:style-name="T40">INSERT INTO LIBRERIA VALUES ('Jardinería', <text:s text:c="3"/>'E',6);</text:span></text:p>
      <text:p text:style-name="P24"/>
      <text:p text:style-name="P23"/>
      <text:p text:style-name="P22"><text:span text:style-name="T39">REM ** TABLAS ALUMNOS, ASIGNATURAS, NOTAS: **</text:span></text:p>
      <text:p text:style-name="P26"/>
      <text:p text:style-name="P22"><text:span text:style-name="T40">DROP TABLE ALUMNOS cascade constraints;</text:span></text:p>
      <text:p text:style-name="P23"/>
      <text:p text:style-name="P22"><text:span text:style-name="T40">CREATE TABLE ALUMNOS</text:span></text:p>
      <text:p text:style-name="P22"><text:span text:style-name="T40">(</text:span></text:p>
      <text:p text:style-name="P22"><text:span text:style-name="T40"><text:s text:c="2"/>DNI VARCHAR2(10) NOT NULL,</text:span></text:p>
      <text:p text:style-name="P22"><text:span text:style-name="T40"><text:s text:c="2"/>APENOM VARCHAR2(30),</text:span></text:p>
      <text:p text:style-name="P22"><text:span text:style-name="T40"><text:s text:c="2"/>DIREC VARCHAR2(30),</text:span></text:p>
      <text:p text:style-name="P22"><text:span text:style-name="T40"><text:s text:c="2"/>POBLA <text:s/>VARCHAR2(15),</text:span></text:p>
      <text:p text:style-name="P22"><text:span text:style-name="T40"><text:s text:c="2"/>TELEF <text:s/>VARCHAR2(10) <text:s/></text:span></text:p>
      <text:p text:style-name="P22"><text:span text:style-name="T40">);</text:span></text:p>
      <text:p text:style-name="P22"><text:span text:style-name="T40">DROP TABLE ASIGNATURAS cascade constraints;</text:span></text:p>
      <text:p text:style-name="P23"/>
      <text:p text:style-name="P22"><text:span text:style-name="T40">CREATE TABLE ASIGNATURAS</text:span></text:p>
      <text:p text:style-name="P22"><text:span text:style-name="T40">(</text:span></text:p>
      <text:p text:style-name="P22"><text:span text:style-name="T40"><text:s text:c="2"/>COD NUMBER(2) NOT NULL,</text:span></text:p>
      <text:p text:style-name="P22"><text:span text:style-name="T40"><text:s text:c="2"/>NOMBRE VARCHAR2(25)</text:span></text:p>
      <text:p text:style-name="P22"><text:span text:style-name="T40">);</text:span></text:p>
      <text:p text:style-name="P23"/>
      <text:p text:style-name="P22"><text:span text:style-name="T40">DROP TABLE NOTAS cascade constraints;</text:span></text:p>
      <text:p text:style-name="P23"/>
      <text:p text:style-name="P22"><text:span text:style-name="T40">CREATE TABLE NOTAS</text:span></text:p>
      <text:p text:style-name="P22"><text:soft-page-break/><text:span text:style-name="T40">(</text:span></text:p>
      <text:p text:style-name="P22"><text:span text:style-name="T40"><text:s text:c="2"/>DNI VARCHAR2(10) NOT NULL,</text:span></text:p>
      <text:p text:style-name="P22"><text:span text:style-name="T40"><text:s text:c="2"/>COD NUMBER(2) NOT NULL,</text:span></text:p>
      <text:p text:style-name="P22"><text:span text:style-name="T40"><text:s text:c="2"/>NOTA NUMBER(2)</text:span></text:p>
      <text:p text:style-name="P22"><text:span text:style-name="T40">);</text:span></text:p>
      <text:p text:style-name="P23"/>
      <text:p text:style-name="P22"><text:span text:style-name="T40">INSERT INTO ASIGNATURAS VALUES (1,'Prog. Leng. Estr.');</text:span></text:p>
      <text:p text:style-name="P22"><text:span text:style-name="T40">INSERT INTO ASIGNATURAS VALUES (2,'Sist. Informáticos');</text:span></text:p>
      <text:p text:style-name="P22"><text:span text:style-name="T40">INSERT INTO ASIGNATURAS VALUES (3,'Análisis');</text:span></text:p>
      <text:p text:style-name="P22"><text:span text:style-name="T40">INSERT INTO ASIGNATURAS VALUES (4,'FOL');</text:span></text:p>
      <text:p text:style-name="P22"><text:span text:style-name="T40">INSERT INTO ASIGNATURAS VALUES (5,'RET');</text:span></text:p>
      <text:p text:style-name="P22"><text:span text:style-name="T40">INSERT INTO ASIGNATURAS VALUES (6,'Entornos Gráficos');</text:span></text:p>
      <text:p text:style-name="P22"><text:span text:style-name="T40">INSERT INTO ASIGNATURAS VALUES (7,'Aplic. Entornos 4ªGen');</text:span></text:p>
      <text:p text:style-name="P23"/>
      <text:p text:style-name="P22"><text:span text:style-name="T40">INSERT INTO ALUMNOS VALUES</text:span></text:p>
      <text:p text:style-name="P22"><text:span text:style-name="T40">('12344345','Alcalde García, Elena', 'C/Las Matas, 24','Madrid','917766545');</text:span></text:p>
      <text:p text:style-name="P23"/>
      <text:p text:style-name="P22"><text:span text:style-name="T40">INSERT INTO ALUMNOS VALUES</text:span></text:p>
      <text:p text:style-name="P22"><text:span text:style-name="T40">('4448242','Cerrato Vela, Luis', 'C/Mina 28 - 3A', 'Madrid','916566545');</text:span></text:p>
      <text:p text:style-name="P23"/>
      <text:p text:style-name="P22"><text:span text:style-name="T40">INSERT INTO ALUMNOS VALUES</text:span></text:p>
      <text:p text:style-name="P22"><text:span text:style-name="T40">('56882942','Díaz Fernández, María', 'C/Luis Vives 25', 'Móstoles','915577545');</text:span></text:p>
      <text:p text:style-name="P23"/>
      <text:p text:style-name="P22"><text:span text:style-name="T40">INSERT INTO NOTAS VALUES('12344345', 1,6);</text:span></text:p>
      <text:p text:style-name="P22"><text:span text:style-name="T40">INSERT INTO NOTAS VALUES('12344345', 2,5);</text:span></text:p>
      <text:p text:style-name="P22"><text:span text:style-name="T40">INSERT INTO NOTAS VALUES('12344345', 3,6);</text:span></text:p>
      <text:p text:style-name="P23"/>
      <text:p text:style-name="P22"><text:span text:style-name="T40">INSERT INTO NOTAS VALUES('4448242', 4,6);</text:span></text:p>
      <text:p text:style-name="P22"><text:span text:style-name="T40">INSERT INTO NOTAS VALUES('4448242', 5,8);</text:span></text:p>
      <text:p text:style-name="P22"><text:span text:style-name="T40">INSERT INTO NOTAS VALUES('4448242', 6,4);</text:span></text:p>
      <text:p text:style-name="P22"><text:span text:style-name="T40">INSERT INTO NOTAS VALUES('4448242', 7,5);</text:span></text:p>
      <text:p text:style-name="P23"/>
      <text:p text:style-name="P22"><text:span text:style-name="T40">INSERT INTO NOTAS VALUES('56882942', 4,8);</text:span></text:p>
      <text:p text:style-name="P22"><text:span text:style-name="T40">INSERT INTO NOTAS VALUES('56882942', 5,7);</text:span></text:p>
      <text:p text:style-name="P22"><text:span text:style-name="T40">INSERT INTO NOTAS VALUES('56882942', 6,8);</text:span></text:p>
      <text:p text:style-name="P22"><text:span text:style-name="T40">INSERT INTO NOTAS VALUES('56882942', 7,9);</text:span></text:p>
      <text:p text:style-name="P22"><text:span text:style-name="T38">PRIMEROS EJEMPLOS DE CONSULTAS</text:span></text:p>
      <text:p text:style-name="P22"><text:span text:style-name="T40">=======================================================</text:span></text:p>
      <text:p text:style-name="P23"/>
      <text:p text:style-name="P22"><text:span text:style-name="T40">REM 1.- Seleccionar los empleados con salario superior a 2000</text:span></text:p>
      <text:p text:style-name="P22"><text:span text:style-name="T40"><text:tab/>select apellido from emple where salario &gt; 2000;</text:span></text:p>
      <text:p text:style-name="P23"/>
      <text:p text:style-name="P22"><text:span text:style-name="T40">REM 2.- Seleccionar los empleados con salario superior a 2000 y con el trabajo de director</text:span></text:p>
      <text:p text:style-name="P22"><text:span text:style-name="T40"><text:tab/>select apellido from emple where salario &gt; 2000 and OFICIO like 'DIRECTOR';</text:span></text:p>
      <text:p text:style-name="P23"/>
      <text:p text:style-name="P22"><text:span text:style-name="T40">REM 3.- Seleccionar el nº de departamento que tengan distinto nombre</text:span></text:p>
      <text:p text:style-name="P22"><text:span text:style-name="T40"><text:tab/>select distinct apellido, dept_no from emple; <text:tab/></text:span></text:p>
      <text:p text:style-name="P23"/>
      <text:p text:style-name="P22"><text:span text:style-name="T40">REM 4.- Seleccionar todos los empleados del departamento nº 20 y ademas debe de estar ordenado por el apellido y tienen que aparecer en la consulta el nº del empleado, el apellido, el oficio y el nº de departamento.</text:span></text:p>
      <text:p text:style-name="P24"/>
      <text:p text:style-name="P22"><text:span text:style-name="T40"><text:tab/>select emp_no, apellido, oficio, dept_no from emple where dept_no = 20 order by apellido;</text:span></text:p>
      <text:p text:style-name="P23"/>
      <text:p text:style-name="P22"><text:soft-page-break/><text:span text:style-name="T40">REM 5.- Empleados cuyo oficio sea analista, ordenado por el numero del empleado.</text:span></text:p>
      <text:p text:style-name="P22"><text:span text:style-name="T40"><text:tab/>select apellido from emple where oficio like 'analista' order by emp_no;</text:span></text:p>
      <text:p text:style-name="P23"/>
      <text:p text:style-name="P22"><text:span text:style-name="T40">REM 6.-Seleccionar las filas del departamento 10 cuyo oficio <text:s/>no sea analista. La consulta debe de estar ordenada descendentemente por el apellido y también descendentemente por el nº empleado.</text:span></text:p>
      <text:p text:style-name="P24"/>
      <text:p text:style-name="P22"><text:span text:style-name="T40"><text:tab/>select apellido, dept_no from emple where (oficio&lt;&gt;'analista'and dept_no = 10) order by emp_no desc , apellido desc;<text:tab/></text:span></text:p>
      <text:p text:style-name="P23"/>
      <text:p text:style-name="P22"><text:span text:style-name="T40">REM 7.-Seleccionar la nota_media de los alumnos de la tabla notas_alumnos.</text:span></text:p>
      <text:p text:style-name="P22"><text:span text:style-name="T40"><text:tab/></text:span><text:bookmark text:name="__DdeLink__463_2537718729"/><text:span text:style-name="T40">select nombre_alumno, (nota1+nota2+nota3)/3 from notas_alumnos;</text:span></text:p>
      <text:p text:style-name="P23"/>
      <text:p text:style-name="P22"><text:span text:style-name="T40">REM 8.-Seleccionar los alumnos que de la nota1 hayan sacado un 7 y que la media de las 3 notas sea mayor que 6</text:span></text:p>
      <text:p text:style-name="P22"><text:span text:style-name="T40"><text:tab/>select nombre_alumno from notas_alumnos where nota1=7 and (nota1+nota2+nota3)/3&gt;6;</text:span></text:p>
      <text:p text:style-name="P23"/>
      <text:p text:style-name="P22"><text:span text:style-name="T40">REM 9.-Seleccionar los empelados que sean analistas</text:span></text:p>
      <text:p text:style-name="P22"><text:span text:style-name="T40"><text:tab/>select apellido from emple where oficio like 'analista';</text:span></text:p>
      <text:p text:style-name="P23"/>
      <text:p text:style-name="P22"><text:span text:style-name="T40">REM 10.- Seleccionar los empleados cuyo apellido tenga una A en la 2ª posición.</text:span></text:p>
      <text:p text:style-name="P22"><text:span text:style-name="T40"><text:tab/>select apellido from emple where apellido like '_A%';</text:span></text:p>
      <text:p text:style-name="P23"/>
      <text:p text:style-name="P24"/>
      <text:p text:style-name="P22"><text:span text:style-name="T40">REM 11.- Seleccionar el apellido de los empleados cuyo oficio sea vendedor,analista o empleado</text:span></text:p>
      <text:p text:style-name="P22"><text:span text:style-name="T40"><text:tab/>select apellido from emple where oficio like 'vendedor' or oficio like 'analista' or oficio like 'empleado';</text:span></text:p>
      <text:p text:style-name="P23"/>
      <text:p text:style-name="P22"><text:span text:style-name="T40">REM 12.- Seleccionar el apellido, el salario y el nº de departamento de los empleados cuyo salario sea mayor o igual a 125000 en los departamentos 10 o 20.</text:span></text:p>
      <text:p text:style-name="P22"><text:span text:style-name="T40"><text:tab/>select apellido, salario, dept_no from emple where salario &gt; 125000 and dept_no in (10,20);</text:span></text:p>
      <text:p text:style-name="P24"/>
      <text:p text:style-name="P22"><text:span text:style-name="T40">REM 13.- Seleccionar la lista de empleados indicando para cada uno su apellido, oficio, fecha de alta y el salario con un aumento del 16%.</text:span></text:p>
      <text:p text:style-name="P22"><text:span text:style-name="T40"><text:tab/>select <text:s/>apellido, oficio, fecha_alt, salario* 1.16 aumento from emple;</text:span></text:p>
      <text:p text:style-name="P23"/>
      <text:p text:style-name="P22"><text:span text:style-name="T40">REM 14.- De cada departamento saber el nombre y la localidad.</text:span></text:p>
      <text:p text:style-name="P22"><text:span text:style-name="T40"><text:tab/>select dnombre , loc from depart;</text:span></text:p>
      <text:p text:style-name="P23"/>
      <text:p text:style-name="P22"><text:span text:style-name="T40">REM 15.- seleccionar los departamentos agrupados por el nº departamento.</text:span></text:p>
      <text:p text:style-name="P22"><text:span text:style-name="T40"><text:tab/>select * from depart order by dept_no asc;</text:span></text:p>
      <text:p text:style-name="P23"/>
      <text:p text:style-name="P22"><text:span text:style-name="T40">REM 16.- seleccionar los empleados ordenados alfabéticamente por el nombre y por el oficio.</text:span></text:p>
      <text:p text:style-name="P22"><text:span text:style-name="T40"><text:tab/>select * from emple order by apellido asc,oficio asc;</text:span></text:p>
      <text:p text:style-name="P23"/>
      <text:p text:style-name="P22"><text:span text:style-name="T40">REM 17.- seleccionar los empleados que no tienen comisión.</text:span></text:p>
      <text:p text:style-name="P22"><text:span text:style-name="T40"><text:tab/>select apellido from emple where comision = 0;</text:span></text:p>
      <text:p text:style-name="P23"/>
      <text:p text:style-name="P22"><text:span text:style-name="T40">REM 18.- Seleccionar los empleados de apellido Muñoz.</text:span></text:p>
      <text:p text:style-name="P22"><text:span text:style-name="T40"><text:tab/></text:span><text:span text:style-name="T41">select apellido from emple where apellido like 'MUÑOZ';</text:span></text:p>
      <text:p text:style-name="P23"><text:soft-page-break/></text:p>
      <text:p text:style-name="P22"><text:span text:style-name="T40">REM22.- Seleccionar los departamentos cuyo nombre acabe en 'on';</text:span></text:p>
      <text:p text:style-name="P22"><text:span text:style-name="T40"><text:tab/>select dnombre from depart where dnombre like '%on';</text:span></text:p>
      <text:p text:style-name="P23"/>
      <text:p text:style-name="P22"><text:span text:style-name="T40">REM 19.- Seleccionar los empleados cuyo nº de departamento no sea ni 30, ni 20 ni 40.</text:span></text:p>
      <text:p text:style-name="P22"><text:span text:style-name="T40"><text:tab/>b) select apellido from emple where dept_no not in(30,20,40);</text:span></text:p>
      <text:p text:style-name="P23"/>
      <text:p text:style-name="P24"/>
      <text:p text:style-name="P22"><text:span text:style-name="T40">REM 20.- Seleccionar los empleados cuya fecha de alta este entre entre el 8/9/61 y el 27/2/82.</text:span></text:p>
      <text:p text:style-name="P22"><text:span text:style-name="T40"><text:tab/>select apellido from emple where fecha_alt between'8/9/61' and '27/2/82';</text:span></text:p>
      <text:p text:style-name="P23"/>
      <text:p text:style-name="P23"/>
      <text:p text:style-name="P22"><text:span text:style-name="T40">REM 21.- seleccionar los empelados cuyo salario sea mayor de 20000 y menor que 50000.</text:span></text:p>
      <text:p text:style-name="P22"><text:span text:style-name="T40"><text:tab/>select apellido from emple where salario&gt;20000 and salario &lt; 50000;</text:span></text:p>
      <text:p text:style-name="P23"/>
      <text:p text:style-name="P27"/>
      <text:p text:style-name="P22"><text:span text:style-name="T38">SEGUNDOS EJEMPLOS DE CONSULTAS</text:span></text:p>
      <text:p text:style-name="P22"><text:bookmark text:name="__DdeLink__1240_280481018"/><text:span text:style-name="T40">=======================================================</text:span><text:span text:style-name="T40"/></text:p>
      <text:p text:style-name="P22"><text:span text:style-name="T40">REM 1.- Seleccionar el apellido de los empleados que trabajen en Madrid o Barcelona.</text:span></text:p>
      <text:p text:style-name="P22"><text:span text:style-name="T40"><text:tab/>select apellido from emple where dept_no in</text:span></text:p>
      <text:p text:style-name="P22"><text:span text:style-name="T40">(select dept_no from depart where </text:span></text:p>
      <text:p text:style-name="P22"><text:span text:style-name="T40">loc in ('MADRID','BARCELONA'));</text:span></text:p>
      <text:p text:style-name="P23"/>
      <text:p text:style-name="P22"><text:span text:style-name="T40">REM 2.- Seleccionar el apellido y el oficio de todos los empleados del departamento 20 cuyo trabajo sea idéntico al de los empleados del departamento ventas.</text:span></text:p>
      <text:p text:style-name="P24"/>
      <text:p text:style-name="P22"><text:span text:style-name="T40"><text:tab/>select apellido,oficio </text:span></text:p>
      <text:p text:style-name="P22"><text:span text:style-name="T40">from emple where dept_no =20 and oficio in</text:span></text:p>
      <text:p text:style-name="P22"><text:span text:style-name="T40">( select oficio </text:span></text:p>
      <text:p text:style-name="P22"><text:span text:style-name="T40">from emple where dept_no =</text:span></text:p>
      <text:p text:style-name="P22"><text:span text:style-name="T40">(select <text:s/>dept_no </text:span></text:p>
      <text:p text:style-name="P22"><text:span text:style-name="T40">from depart where dnombre='VENTAS'));</text:span></text:p>
      <text:p text:style-name="P23"/>
      <text:p text:style-name="P22"><text:span text:style-name="T40">REM 3.- Obtener el departamento de los empleados con el mismo oficio y el salario de GIL.</text:span></text:p>
      <text:p text:style-name="P23"/>
      <text:p text:style-name="P22"><text:span text:style-name="T40"><text:tab/>select dept_no,apellido, salario </text:span></text:p>
      <text:p text:style-name="P22"><text:span text:style-name="T40">from emple</text:span></text:p>
      <text:p text:style-name="P22"><text:span text:style-name="T40"><text:s/>where (oficio,salario)=</text:span></text:p>
      <text:p text:style-name="P22"><text:span text:style-name="T40"><text:s/>(select oficio, salario </text:span></text:p>
      <text:p text:style-name="P22"><text:span text:style-name="T40">from emple where apellido='GIL');</text:span></text:p>
      <text:p text:style-name="P23"/>
      <text:p text:style-name="P22"><text:span text:style-name="T40">REM 4.- Obtener el nombre de alumno, su asignatura y su nota.</text:span></text:p>
      <text:p text:style-name="P22"><text:span text:style-name="T40"><text:tab/>select apenom, nombre, nota </text:span></text:p>
      <text:p text:style-name="P22"><text:span text:style-name="T40">from alumnos <text:s/></text:span></text:p>
      <text:p text:style-name="P22"><text:span text:style-name="T40">where alumnos.dni =notas.dni </text:span></text:p>
      <text:p text:style-name="P22"><text:span text:style-name="T40">and notas.cod=asignaturas.cod;</text:span></text:p>
      <text:p text:style-name="P23"/>
      <text:p text:style-name="P22"><text:span text:style-name="T40">REM 5.- Nombre de los alumnos matriculados en FOL.</text:span></text:p>
      <text:p text:style-name="P22"><text:span text:style-name="T40"><text:tab/>select apenom from alumnos,asignaturas, notas </text:span></text:p>
      <text:p text:style-name="P22"><text:span text:style-name="T40">where alumnos.dni = notas.dni </text:span></text:p>
      <text:p text:style-name="P22"><text:span text:style-name="T40">and notas.cod = asignaturas.cod </text:span></text:p>
      <text:p text:style-name="P22"><text:span text:style-name="T40">and nombre='FOL';</text:span></text:p>
      <text:p text:style-name="P23"/>
      <text:p text:style-name="P22"><text:soft-page-break/><text:span text:style-name="T40">REM 6.- seleccionar de la tabla emple aquellas filas cuyo apellido empiece por A y el oficio tenga una e en cualquier posición.</text:span></text:p>
      <text:p text:style-name="P24"/>
      <text:p text:style-name="P22"><text:span text:style-name="T40"><text:tab/>select apellido,oficio </text:span></text:p>
      <text:p text:style-name="P22"><text:span text:style-name="T40">from emple where <text:s/></text:span></text:p>
      <text:p text:style-name="P22"><text:span text:style-name="T40">apellido like '%A' or oficio like '%E%';</text:span></text:p>
      <text:p text:style-name="P23"/>
      <text:p text:style-name="P22"><text:span text:style-name="T40">REM 7.- Seleccionar el apellido, el oficio y la localidad <text:s/>de los departamentos donde trabajan los analistas.</text:span></text:p>
      <text:p text:style-name="P24"/>
      <text:p text:style-name="P22"><text:span text:style-name="T40"><text:tab/>select apellido,oficio,loc </text:span></text:p>
      <text:p text:style-name="P22"><text:span text:style-name="T40">from emple,depart </text:span></text:p>
      <text:p text:style-name="P22"><text:span text:style-name="T40">where oficio='ANALISTA';</text:span></text:p>
      <text:p text:style-name="P23"/>
      <text:p text:style-name="P22"><text:span text:style-name="T40">REM 8.- Mostrar los empleados (nombre, oficio ,salario y fecha de alta) que desempeñen el mismo oficio que JIMENEZ o que tengan el salario mayor o igual a FERNANDEZ.</text:span></text:p>
      <text:p text:style-name="P24"/>
      <text:p text:style-name="P22"><text:span text:style-name="T40"><text:tab/>select apellido,oficio,salario,fech</text:span><text:span text:style-name="T42">a_a</text:span><text:span text:style-name="T40">lt </text:span></text:p>
      <text:p text:style-name="P22"><text:span text:style-name="T40">from emple where </text:span></text:p>
      <text:p text:style-name="P22"><text:span text:style-name="T40">oficio = (select oficio </text:span></text:p>
      <text:p text:style-name="P22"><text:span text:style-name="T40">from emple where apellido = 'JIMENEZ') </text:span></text:p>
      <text:p text:style-name="P22"><text:span text:style-name="T40">or salario &gt;= </text:span></text:p>
      <text:p text:style-name="P22"><text:span text:style-name="T40">(select salario </text:span></text:p>
      <text:p text:style-name="P22"><text:span text:style-name="T40">from emple where apellido = 'FERNANDEZ');</text:span></text:p>
      <text:p text:style-name="P23"/>
      <text:p text:style-name="P22"><text:span text:style-name="T40">REM 9.- Mostrar por pantalla el nombre, el oficio y el salario de los empleados del departamento de FERNANDEZ que tengan su mismo salario.</text:span></text:p>
      <text:p text:style-name="P24"/>
      <text:p text:style-name="P22"><text:span text:style-name="T40"><text:tab/>select apellido,salario,oficio </text:span></text:p>
      <text:p text:style-name="P22"><text:span text:style-name="T40">from emple where (dept_no, salario)in</text:span></text:p>
      <text:p text:style-name="P22"><text:span text:style-name="T40"><text:s/>(select dept_no,salario from emple </text:span></text:p>
      <text:p text:style-name="P22"><text:span text:style-name="T40">where apellido = 'FERNANDEZ' );</text:span></text:p>
      <text:p text:style-name="P23"/>
      <text:p text:style-name="P22"><text:span text:style-name="T40">REM 10.- Presentar los nombres y oficios de los empleados que tienen el mismo trabajo que JIMENEZ.</text:span></text:p>
      <text:p text:style-name="P24"/>
      <text:p text:style-name="P22"><text:span text:style-name="T40"><text:tab/></text:span><text:span text:style-name="T41">select apellido,oficio </text:span></text:p>
      <text:p text:style-name="P22"><text:span text:style-name="T41">from emple where OFICIO =</text:span></text:p>
      <text:p text:style-name="P22"><text:span text:style-name="T41"><text:s/>(select oficio </text:span></text:p>
      <text:p text:style-name="P22"><text:span text:style-name="T41">from emple where apellido = 'JIMENEZ');</text:span></text:p>
      <text:p text:style-name="P23"/>
      <text:p text:style-name="P23"/>
      <text:p text:style-name="P22"><text:span text:style-name="T40">REM111.- Visualizar los nombres de los alumnos que tengan una nota entre 7 y 8 en la asignatura de FOL.</text:span></text:p>
      <text:p text:style-name="P22"><text:span text:style-name="T40"><text:tab/></text:span></text:p>
      <text:p text:style-name="P22"><text:span text:style-name="T40">select apenom,nombre,nota </text:span></text:p>
      <text:p text:style-name="P22"><text:span text:style-name="T40">from alumnos ,asignaturas,notas </text:span></text:p>
      <text:p text:style-name="P22"><text:span text:style-name="T40">where nombre ='FOL' and nota between 7 and 8 and asignaturas.cod=notas.cod and notas.dni=alumnos.dni;</text:span></text:p>
      <text:p text:style-name="P24"/>
      <text:p text:style-name="P22"><text:span text:style-name="T40">REM 12.- Visualizar los nombres de asignaturas que no tengan suspensos.</text:span></text:p>
      <text:p text:style-name="P24"/>
      <text:p text:style-name="P22"><text:span text:style-name="T40"><text:tab/>select nombre </text:span></text:p>
      <text:p text:style-name="P22"><text:span text:style-name="T40">from asignaturas, notas</text:span></text:p>
      <text:p text:style-name="P22"><text:span text:style-name="T40"><text:s/>where nota between 5 and 10</text:span></text:p>
      <text:p text:style-name="P22"><text:span text:style-name="T40">and asignaturas.cod=notas.cod;</text:span></text:p>
      <text:p text:style-name="P23"/>
      <text:p text:style-name="P22"><text:span text:style-name="T40">REM 13.- Visualizar los nombres de alumnos de Madrid que tengan alguna asignatura suspendida.</text:span></text:p>
      <text:p text:style-name="P24"><text:soft-page-break/></text:p>
      <text:p text:style-name="P22"><text:span text:style-name="T40"><text:tab/>select apenom,direc,nota </text:span></text:p>
      <text:p text:style-name="P22"><text:span text:style-name="T40">from alumnos , notas where direc='Madrid'</text:span></text:p>
      <text:p text:style-name="P22"><text:span text:style-name="T40"><text:s/>and nota between 3 and 4;</text:span></text:p>
      <text:p text:style-name="P23"/>
      <text:p text:style-name="P22"><text:span text:style-name="T40">REM 14.- Mostrar los nombres de alumnos que tengan la misma nota que tiene "Díaz Fernández, María" en FOL en alguna asignatura.</text:span></text:p>
      <text:p text:style-name="P24"/>
      <text:p text:style-name="P22"><text:span text:style-name="T40"><text:tab/></text:span><text:bookmark-start text:name="__DdeLink__512_4065765444"/><text:span text:style-name="T40">select apenom from alumnos where dni in (select dni from notas where nota = </text:span></text:p>
      <text:p text:style-name="P22"><text:span text:style-name="T40">(select nota from notas <text:s/>where dni <text:s/></text:span></text:p>
      <text:p text:style-name="P22"><text:span text:style-name="T40">= (select dni from alumnos </text:span></text:p>
      <text:p text:style-name="P22"><text:span text:style-name="T40">where apenom = 'Díaz Fernández. María') </text:span></text:p>
      <text:p text:style-name="P22"><text:bookmark-end text:name="__DdeLink__512_4065765444"/><text:span text:style-name="T40">and cod = (select cod </text:span></text:p>
      <text:p text:style-name="P22"><text:span text:style-name="T40">from asignaturas where nombre = 'FOL')));</text:span></text:p>
      <text:p text:style-name="P23"/>
      <text:p text:style-name="P27"/>
      <text:p text:style-name="P22"><text:span text:style-name="T38">TERCEROS EJEMPLOS DE CONSULTAS</text:span></text:p>
      <text:p text:style-name="P22"><text:span text:style-name="T41">=======================================================</text:span><text:span text:style-name="T40"/></text:p>
      <text:p text:style-name="P23"/>
      <text:p text:style-name="P22"><text:span text:style-name="T40">REM 1.- Visualizar los departamentos en los que el salario medio es mayor o igual que la media de todos los salarios;</text:span></text:p>
      <text:p text:style-name="P23"/>
      <text:p text:style-name="P22"><text:span text:style-name="T40"><text:s/>select dept_no, avg(salario) </text:span></text:p>
      <text:p text:style-name="P22"><text:span text:style-name="T40">from emple group by dept_no</text:span></text:p>
      <text:p text:style-name="P22"><text:span text:style-name="T40"><text:s/>having avg(salario) &gt;= </text:span></text:p>
      <text:p text:style-name="P22"><text:span text:style-name="T40">(select avg(salario) from emple);</text:span></text:p>
      <text:p text:style-name="P23"/>
      <text:p text:style-name="P22"><text:span text:style-name="T40">REM 2.- A partir de la tabla emple, visualizar el número de venderores del departamentos 'VENTAS'; <text:s/></text:span></text:p>
      <text:p text:style-name="P22"><text:span text:style-name="T40"><text:s/></text:span></text:p>
      <text:p text:style-name="P22"><text:span text:style-name="T40"><text:s/>select count(*) from emple </text:span></text:p>
      <text:p text:style-name="P22"><text:span text:style-name="T40">where dept_no = </text:span></text:p>
      <text:p text:style-name="P22"><text:span text:style-name="T40">(select dept_no </text:span></text:p>
      <text:p text:style-name="P22"><text:span text:style-name="T40">from depart where dnombre ='VENTAS' </text:span></text:p>
      <text:p text:style-name="P22"><text:span text:style-name="T40">and oficio = 'VENDEDOR');</text:span></text:p>
      <text:p text:style-name="P22"><text:span text:style-name="T40"><text:tab/></text:span></text:p>
      <text:p text:style-name="P22"><text:span text:style-name="T40">REM 3.- Partiendo de la tabla EMPLE, visualizar por cada oficio de los empleados del departamento 'VENTAS' la suma de salarios.</text:span></text:p>
      <text:p text:style-name="P23"/>
      <text:p text:style-name="P22"><text:span text:style-name="T40"><text:s/>select sum(salario), oficio </text:span></text:p>
      <text:p text:style-name="P22"><text:span text:style-name="T40">from emple where dept_no in </text:span></text:p>
      <text:p text:style-name="P22"><text:span text:style-name="T40">(select dept_no from depart where dnombre like 'VENTAS') </text:span></text:p>
      <text:p text:style-name="P22"><text:span text:style-name="T40">group by oficio; <text:s text:c="2"/></text:span></text:p>
      <text:p text:style-name="P23"/>
      <text:p text:style-name="P22"><text:span text:style-name="T40">REM 4.- seleccionar aquellos apellidos de la tabla EMPLE cuyo salario sea igual a la media de su salario en su departamento.</text:span></text:p>
      <text:p text:style-name="P22"><text:span text:style-name="T40"><text:s text:c="2"/></text:span></text:p>
      <text:p text:style-name="P22"><text:span text:style-name="T40"><text:s/>select apellido, salario </text:span></text:p>
      <text:p text:style-name="P22"><text:span text:style-name="T40">from emple where (salario,dept_no) in </text:span></text:p>
      <text:p text:style-name="P22"><text:span text:style-name="T40">(select avg(salario),dept_no </text:span></text:p>
      <text:p text:style-name="P22"><text:span text:style-name="T40">from emple group by dept_no);</text:span></text:p>
      <text:p text:style-name="P22"><text:span text:style-name="T40"><text:s/></text:span></text:p>
      <text:p text:style-name="P23"/>
      <text:p text:style-name="P22"><text:span text:style-name="T40">REM 5.- A partir de la tabla emple, visualizar el numero de empleados de cada departamento cuyo oficio sea 'EMPLEADO'</text:span></text:p>
      <text:p text:style-name="P23"/>
      <text:p text:style-name="P22"><text:span text:style-name="T40"><text:s/>select dept_no,count(*) </text:span></text:p>
      <text:p text:style-name="P22"><text:span text:style-name="T40">from emple where oficio like 'EMPLEADO' </text:span></text:p>
      <text:p text:style-name="P22"><text:span text:style-name="T40">group by dept_no;</text:span></text:p>
      <text:p text:style-name="P23"><text:soft-page-break/></text:p>
      <text:p text:style-name="P22"><text:span text:style-name="T40">REM 6.- Desde la tabla EMPLE, visualizar el departamento que tenga más empleados cuyo oficio sea 'EMPLEADO'</text:span></text:p>
      <text:p text:style-name="P23"/>
      <text:p text:style-name="P23"/>
      <text:p text:style-name="P22"><text:span text:style-name="T40"><text:s/>select dept_no, count(*) </text:span></text:p>
      <text:p text:style-name="P22"><text:span text:style-name="T40">from emple where oficio like 'EMPLEADO' </text:span></text:p>
      <text:p text:style-name="P22"><text:span text:style-name="T40">group by dept_no </text:span></text:p>
      <text:p text:style-name="P22"><text:span text:style-name="T40">having count(*)=</text:span></text:p>
      <text:p text:style-name="P22"><text:span text:style-name="T40">(select max(count(*)) </text:span></text:p>
      <text:p text:style-name="P22"><text:span text:style-name="T40">from emple where oficio </text:span></text:p>
      <text:p text:style-name="P22"><text:span text:style-name="T40">like 'EMPLEADO'group by dept_no);</text:span></text:p>
      <text:p text:style-name="P23"/>
      <text:p text:style-name="P22"><text:span text:style-name="T40"><text:s/></text:span></text:p>
      <text:p text:style-name="P22"><text:span text:style-name="T40">REM 7.- A partir de las tablas EMPLE y DEPART, visualizar el número de departamento y el nombre de departamento que tenga más empleados cuyo oficio sea 'EMPLEADO'</text:span></text:p>
      <text:p text:style-name="P23"/>
      <text:p text:style-name="P22"><text:span text:style-name="T40"><text:s/>select dept_no,dnombre </text:span></text:p>
      <text:p text:style-name="P22"><text:span text:style-name="T40">from depart where dept_no=</text:span></text:p>
      <text:p text:style-name="P22"><text:span text:style-name="T40">(select dept_no from emple </text:span></text:p>
      <text:p text:style-name="P22"><text:span text:style-name="T40">where oficio= 'EMPLEADO' </text:span></text:p>
      <text:p text:style-name="P22"><text:span text:style-name="T40">group by <text:s/>dept_no having </text:span></text:p>
      <text:p text:style-name="P22"><text:span text:style-name="T40">count(*)=(select max(count(*)) </text:span></text:p>
      <text:p text:style-name="P22"><text:span text:style-name="T40">from emple where oficio='EMPLEADO' </text:span></text:p>
      <text:p text:style-name="P22"><text:span text:style-name="T40">group by dept_no));</text:span></text:p>
      <text:p text:style-name="P23"/>
      <text:p text:style-name="P22"><text:span text:style-name="T40">REM 8.- Buscar los departamentos que tienen más de dos personas trabajando en la misma profesión</text:span></text:p>
      <text:p text:style-name="P22"><text:span text:style-name="T40"><text:s/></text:span></text:p>
      <text:p text:style-name="P22"><text:span text:style-name="T40"><text:s/>select dept_no,count(*) </text:span></text:p>
      <text:p text:style-name="P22"><text:span text:style-name="T40">from emple group by dept_no,oficio </text:span></text:p>
      <text:p text:style-name="P22"><text:span text:style-name="T40">having count(*)&gt;2;</text:span></text:p>
      <text:p text:style-name="P23"/>
      <text:p text:style-name="P22"><text:span text:style-name="T40">REM 9.- Dada la tabla LIBRERIA, visualizar por cada estante la suma de los ejemplares.</text:span></text:p>
      <text:p text:style-name="P23"/>
      <text:p text:style-name="P22"><text:span text:style-name="T40"><text:s/>select estante, sum(ejemplares) </text:span></text:p>
      <text:p text:style-name="P22"><text:span text:style-name="T40">from libreria group by estante;</text:span></text:p>
      <text:p text:style-name="P23"/>
      <text:p text:style-name="P22"><text:span text:style-name="T40">REM 10.- Visualizar el estante con más ejemplares de la tabla libreria.</text:span></text:p>
      <text:p text:style-name="P23"/>
      <text:p text:style-name="P22"><text:span text:style-name="T40"><text:s/>select estante,sum(ejemplares) </text:span></text:p>
      <text:p text:style-name="P22"><text:span text:style-name="T40">from libreria group by estante </text:span></text:p>
      <text:p text:style-name="P22"><text:span text:style-name="T40">having sum(ejemplares)=</text:span></text:p>
      <text:p text:style-name="P22"><text:span text:style-name="T40">(select max(sum(ejemplares)) </text:span></text:p>
      <text:p text:style-name="P22"><text:span text:style-name="T40">from libreria group by estante);</text:span></text:p>
      <text:p text:style-name="P24"/>
      <text:p text:style-name="P27"/>
      <text:p text:style-name="P28"/>
      <text:p text:style-name="P22"><text:span text:style-name="T38">CUARTOS EJEMPLOS DE CONSULTAS</text:span></text:p>
      <text:p text:style-name="P22"><text:span text:style-name="T40">=======================================================</text:span><text:span text:style-name="T40"/></text:p>
      <text:p text:style-name="P23"/>
      <text:p text:style-name="P22"><text:span text:style-name="T40">REM 1.- mostrar el oficio y media de salarios de aquellos empleados cuya media de salario sea mayor que 200000</text:span></text:p>
      <text:p text:style-name="P22"><text:span text:style-name="T40"><text:s/></text:span></text:p>
      <text:p text:style-name="P22"><text:span text:style-name="T40"><text:s text:c="3"/>select avg(salario),oficio </text:span></text:p>
      <text:p text:style-name="P22"><text:span text:style-name="T40">from emple group by oficio</text:span></text:p>
      <text:p text:style-name="P22"><text:span text:style-name="T40"><text:s/>having avg(salario)&gt;200000;</text:span></text:p>
      <text:p text:style-name="P23"/>
      <text:p text:style-name="P22"><text:soft-page-break/><text:span text:style-name="T40">REM 2.- mostrar el nombre y la comisión de aquellos empleados que tengan una comisión mayor que la de Sánchez</text:span></text:p>
      <text:p text:style-name="P23"/>
      <text:p text:style-name="P22"><text:span text:style-name="T40"><text:s text:c="3"/>select apellido,comision </text:span></text:p>
      <text:p text:style-name="P22"><text:span text:style-name="T40">from emple where comision &gt; </text:span></text:p>
      <text:p text:style-name="P22"><text:span text:style-name="T40">(select comision from emple </text:span></text:p>
      <text:p text:style-name="P22"><text:span text:style-name="T40">where apellido like 'SÁNCHEZ');</text:span></text:p>
      <text:p text:style-name="P23"/>
      <text:p text:style-name="P22"><text:span text:style-name="T40">REM 3.- mostrar el nombre salario y nº de departamento de aquellos empleados que ganan el salario máximo de su departamento</text:span></text:p>
      <text:p text:style-name="P23"/>
      <text:p text:style-name="P22"><text:span text:style-name="T40"><text:s text:c="3"/>select apellido,salario, dept_no </text:span></text:p>
      <text:p text:style-name="P22"><text:span text:style-name="T40">from emple where salario in </text:span></text:p>
      <text:p text:style-name="P22"><text:span text:style-name="T40">(select max(salario) from emple</text:span></text:p>
      <text:p text:style-name="P22"><text:span text:style-name="T40"><text:s/>group by dept_no);</text:span></text:p>
      <text:p text:style-name="P23"/>
      <text:p text:style-name="P22"><text:span text:style-name="T40">REM 4.- mostrar el nombre del departamento que tanga mas empleados cuyo oficio sea presidente</text:span></text:p>
      <text:p text:style-name="P23"/>
      <text:p text:style-name="P22"><text:span text:style-name="T40"><text:s text:c="3"/>select dnombre from depart </text:span></text:p>
      <text:p text:style-name="P22"><text:span text:style-name="T40">group by dnombre having count(*) =</text:span></text:p>
      <text:p text:style-name="P22"><text:span text:style-name="T40"><text:s/>(select max(count(*)) from emple </text:span></text:p>
      <text:p text:style-name="P22"><text:span text:style-name="T40">where oficio </text:span></text:p>
      <text:p text:style-name="P22"><text:span text:style-name="T40"><text:s text:c="3"/>like 'PRESIDENTE' group by dept_no);</text:span></text:p>
      <text:p text:style-name="P23"/>
      <text:p text:style-name="P22"><text:span text:style-name="T40">REM 5.- mostrar el numero de directores de la tabla emple que sean dep departamento producción</text:span></text:p>
      <text:p text:style-name="P24"/>
      <text:p text:style-name="P22"><text:span text:style-name="T40"><text:s text:c="3"/>select count(oficio) from emple </text:span></text:p>
      <text:p text:style-name="P22"><text:span text:style-name="T40">where oficio = 'DIRECTOR' and dept_no =</text:span></text:p>
      <text:p text:style-name="P22"><text:span text:style-name="T40"><text:s/>(select dept_no from depart where </text:span></text:p>
      <text:p text:style-name="P22"><text:span text:style-name="T40"><text:s text:c="3"/>dnombre = 'PRODUCCIÓN');</text:span></text:p>
      <text:p text:style-name="P24"/>
      <text:p text:style-name="P23"/>
      <text:p text:style-name="P22"><text:span text:style-name="T40">REM 6.- A partir de la tabla emple, visualizar cuantos apellidos de los empleados empiezan por la letra ‘A’</text:span></text:p>
      <text:p text:style-name="P24"/>
      <text:p text:style-name="P22"><text:span text:style-name="T40">SELECT COUNT (APELLIDO) </text:span></text:p>
      <text:p text:style-name="P22"><text:span text:style-name="T40">from EMPLE WHERE APELLIDO LIKE ‘A%’;</text:span></text:p>
      <text:p text:style-name="P23"/>
      <text:p text:style-name="P22"><text:span text:style-name="T40">REM 7.- Dada la tabla emple, obtener el sueldo medio, el número <text:s/>de comisiones no nulas , el máximo sueldo y el mínimo sueldo de los empleados del departamento 30.Emplear el formato adecuado para la salida y las cantidades adecuadas.</text:span></text:p>
      <text:p text:style-name="P24"/>
      <text:p text:style-name="P22"><text:span text:style-name="T40">SELECT AVG(SALARIO), COUNT(COMISION),</text:span></text:p>
      <text:p text:style-name="P22"><text:span text:style-name="T40"><text:s/>MAX(SALARIO), MIN(SALARIO) </text:span></text:p>
      <text:p text:style-name="P22"><text:span text:style-name="T40">FROM EMPLE WHERE DEPT_NO= 30;</text:span></text:p>
      <text:p text:style-name="P23"/>
      <text:p text:style-name="P22"><text:span text:style-name="T40">REM 8.- Contar las filas de librería cuyo tema tenga por lo menos una ‘A’.</text:span></text:p>
      <text:p text:style-name="P24"/>
      <text:p text:style-name="P22"><text:span text:style-name="T40"><text:s/>SELECT COUNT (TEMA) FROM LIBRERIA </text:span></text:p>
      <text:p text:style-name="P22"><text:span text:style-name="T40">WHERE TEMA LIKE ‘%A%’ ;</text:span></text:p>
      <text:p text:style-name="P23"/>
      <text:p text:style-name="P22"><text:span text:style-name="T40">REM 9.- Visualizar los temas con mayor número de ejemplares de la tabla librería y que tengan al menos una ‘E’ (pueden ser un tema o varios).</text:span></text:p>
      <text:p text:style-name="P24"/>
      <text:p text:style-name="P22"><text:span text:style-name="T40"><text:s/>SELECT <text:s/>TEMA FROM LIBRERIA </text:span></text:p>
      <text:p text:style-name="P22"><text:span text:style-name="T40">WHERE EJEMPLARES =(SELECT MAX(EJEMPLARES)</text:span></text:p>
      <text:p text:style-name="P22"><text:soft-page-break/><text:span text:style-name="T40"><text:s/>FROM LIBRERIA )AND TEMA LIKE (‘%E%’);</text:span></text:p>
      <text:p text:style-name="P23"/>
      <text:p text:style-name="P22"><text:span text:style-name="T40">REM 10.- Visualizar el número de estantes diferentes que hay en la tabla librería.</text:span></text:p>
      <text:p text:style-name="P22"><text:span text:style-name="T40"><text:s/>SELECT COUNT (DISTINCT ESTANTE )</text:span></text:p>
      <text:p text:style-name="P22"><text:span text:style-name="T40"><text:s/>FROM LIBRERIA;</text:span></text:p>
      <text:p text:style-name="P23"/>
      <text:p text:style-name="P22"><text:span text:style-name="T40">REM 11.- Visualizar el número de estantes distintos que hay en la tabla librería de aquellos temas que <text:s/>contienen al menos una ‘E’.</text:span></text:p>
      <text:p text:style-name="P24"/>
      <text:p text:style-name="P22"><text:span text:style-name="T40">SELECT COUNT (DISTINCT ESTANTE )</text:span></text:p>
      <text:p text:style-name="P22"><text:span text:style-name="T40"><text:s/>FROM LIBRERIA WHERE TEMA LIKE (‘%E%’);</text:span></text:p>
      <text:p text:style-name="P23"/>
      <text:p text:style-name="P23"/>
      <text:p text:style-name="P22"><text:span text:style-name="T40">REM 12.- Dada la tabla librería, hacer una sentencia select que visualice el tema, el ultimo carácter del tema <text:s/>que no sea blanco y el número de caracteres de tema (sin contar los blancos de la derecha) ordenados por tema.</text:span></text:p>
      <text:p text:style-name="P24"/>
      <text:p text:style-name="P22"><text:span text:style-name="T40">Select tema ,substr(tema,instr(tema,’ ’)-1),</text:span></text:p>
      <text:p text:style-name="P22"><text:span text:style-name="T40">instr(tema,’ ’)-1 from libreria order by tema;</text:span></text:p>
      <text:p text:style-name="P24"/>
      <text:p text:style-name="P24"/>
      <text:p text:style-name="P22"><text:span text:style-name="T40">REM1 3.- Convertir la cadena ‘01051998’ a fecha y visualizar su nombre de mes en mayúsculas.</text:span></text:p>
      <text:p text:style-name="P24"/>
      <text:p text:style-name="P22"><text:span text:style-name="T40">SELECT UPPER(TO_CHAR(TO_DATE(‘01051998’),’MONTH’)</text:span></text:p>
      <text:p text:style-name="P22"><text:span text:style-name="T40">) FROM DUAL;</text:span></text:p>
      <text:p text:style-name="P23"/>
      <text:p text:style-name="P23"/>
      <text:p text:style-name="P22"><text:span text:style-name="T40">REM 14.- A partir de la tabla emple, obtener el apellido de los empleados que lleven mas de 30 años trabajando.</text:span></text:p>
      <text:p text:style-name="P24"/>
      <text:p text:style-name="P22"><text:span text:style-name="T40">SELECT APELLIDO FROM EMPLE WHERE 2022 – TO_NUMBER(TO_CHAR(FECHA_ALT,’YYYY’))&gt;30;</text:span></text:p>
      <text:p text:style-name="P23"/>
      <text:p text:style-name="P22"><text:span text:style-name="T40">REM 15.- Seleccionar el apellido de los empleados de la tabla emple que lleven mas de 18 años trabajando en el en el departamento ‘ventas’.</text:span></text:p>
      <text:p text:style-name="P24"/>
      <text:p text:style-name="P22"><text:span text:style-name="T40">SELECT APELLIDO FROM EMPLE WHERE 2004 – TO_NUMBER </text:span></text:p>
      <text:p text:style-name="P22"><text:span text:style-name="T40">(TO_CHAR (FECHA_ALT,’YYYY’))&gt;19 AND </text:span></text:p>
      <text:p text:style-name="P22"><text:span text:style-name="T40">DEPT_NO = (SELECT DEPT_NO FROM DEPART</text:span></text:p>
      <text:p text:style-name="P22"><text:span text:style-name="T40"><text:s/>WHERE DNOMBRE = ‘VENTAS’);</text:span></text:p>
      <text:p text:style-name="P23"/>
      <text:p text:style-name="P22"><text:span text:style-name="T40">REM 16.- Visualizar el apellido, el salario y el número de departamento de aquellos empleados de la tabla emple cuyo salario sea el mayor de su departamento.</text:span></text:p>
      <text:p text:style-name="P24"/>
      <text:p text:style-name="P22"><text:span text:style-name="T40">SELECT APELLIDO, SALARIO , DEPT_NO </text:span></text:p>
      <text:p text:style-name="P22"><text:span text:style-name="T40">FROM EMPLE E WHERE SALARIO <text:s/>IN <text:s/></text:span></text:p>
      <text:p text:style-name="P22"><text:span text:style-name="T40">(SELECT MAX(SALARIO) FROM EMPLE </text:span></text:p>
      <text:p text:style-name="P22"><text:span text:style-name="T40"><text:s/>where DEPT_NO=E.DEPT_NO);</text:span></text:p>
      <text:p text:style-name="P23"/>
      <text:p text:style-name="P22"><text:span text:style-name="T40">REM 17.- Visualizar el apellido, el salario y el número de departamento de aquellos empleados de la tabla emple <text:s/>cuyo salario supere a la media en su departamento.</text:span></text:p>
      <text:p text:style-name="P24"/>
      <text:p text:style-name="P22"><text:span text:style-name="T40">SELECT APELLIDO,SALARIO,DEPT_NO </text:span></text:p>
      <text:p text:style-name="P22"><text:span text:style-name="T40">FROM EMPLE E WHERE SALARIO&gt;</text:span></text:p>
      <text:p text:style-name="P22"><text:span text:style-name="T40">(SELECT AVG(SALARIO) FROM EMPLE </text:span></text:p>
      <text:p text:style-name="P22"><text:soft-page-break/><text:span text:style-name="T40">WHERE DEPT_NO=E.DEPT_NO);</text:span></text:p>
      <text:p text:style-name="P23"/>
      <text:p text:style-name="P22"><text:span text:style-name="T40">REM 18.- visualizar los departamentos con mayor numero de empleados</text:span></text:p>
      <text:p text:style-name="P24"/>
      <text:p text:style-name="P22"><text:span text:style-name="T40">select dnombre from depart </text:span></text:p>
      <text:p text:style-name="P22"><text:span text:style-name="T40">where dept_no = (select dept_no from emple </text:span></text:p>
      <text:p text:style-name="P22"><text:span text:style-name="T40">where emp_no = </text:span></text:p>
      <text:p text:style-name="P22"><text:span text:style-name="T40">(select max(emp_no) from emple));</text:span></text:p>
      <text:p text:style-name="P24"/>
      <text:p text:style-name="P22"><text:span text:style-name="T40"><text:s/>y que tengan un salario mayor que 200000.</text:span></text:p>
      <text:p text:style-name="P24"/>
      <text:p text:style-name="P22"><text:span text:style-name="T40"><text:s text:c="2"/>select dnombre from depart where dept_no = </text:span></text:p>
      <text:p text:style-name="P22"><text:span text:style-name="T40">(select dept_no from emple where emp_no = </text:span></text:p>
      <text:p text:style-name="P22"><text:span text:style-name="T40">(select max(emp_no) from emple </text:span></text:p>
      <text:p text:style-name="P22"><text:span text:style-name="T40">where salario in (select salario</text:span></text:p>
      <text:p text:style-name="P22"><text:span text:style-name="T40"><text:s/>from emple where salario &gt; 200000 )));</text:span></text:p>
      <text:p text:style-name="P23"/>
      <text:p text:style-name="P23"/>
      <text:p text:style-name="P22"><text:span text:style-name="T40">REM 19.- seleccionar los empleados que hayan trabajado mas de 5 años y sumarles 10000 euros a su salario.</text:span></text:p>
      <text:p text:style-name="P22"><text:span text:style-name="T40"><text:s/>select apellido, salario + 10000 </text:span></text:p>
      <text:p text:style-name="P22"><text:span text:style-name="T40">from emple where months_between </text:span></text:p>
      <text:p text:style-name="P22"><text:span text:style-name="T40">(sysdate, fecha_alt)/12&gt;5;</text:span></text:p>
      <text:p text:style-name="P23"/>
      <text:p text:style-name="P24"/>
      <text:p text:style-name="P23"/>
      <text:p text:style-name="P22"><text:span text:style-name="T40">REM 20.- Dada la tabla emple, sumar dos meses a la fecha de alta.</text:span></text:p>
      <text:p text:style-name="P22"><text:span text:style-name="T40"><text:tab/>select add_months(fecha_alt,2) from emple;</text:span></text:p>
      <text:p text:style-name="P23"/>
      <text:p text:style-name="P22"><text:span text:style-name="T40">REM 21.- Dada la tabla emple, restar dos meses a la fecha de alta.</text:span></text:p>
      <text:p text:style-name="P22"><text:span text:style-name="T40"><text:tab/>select months_between(fecha_alt,fecha_alt-2) from emple;</text:span></text:p>
      <text:p text:style-name="P23"/>
      <text:p text:style-name="P22"><text:span text:style-name="T40">REM 22.- Obtener de la tabla emple el ultimo dia del mes para cada uno de las fechas de alta.</text:span></text:p>
      <text:p text:style-name="P22"><text:span text:style-name="T40"><text:tab/>select last_day(fecha_alt) from emple;</text:span></text:p>
      <text:p text:style-name="P23"/>
      <text:p text:style-name="P23"/>
      <text:p text:style-name="P22"><text:span text:style-name="T40">REM 23.- A partir de la tabla emple obtener la fecha de alta de manera que aparezca el nombre del mes con todas sus letras el numero del dia del mes y el año.</text:span></text:p>
      <text:p text:style-name="P22"><text:span text:style-name="T40"><text:tab/>select to_char(fecha_alt,'month,ddyyyy') from emple;</text:span></text:p>
      <text:p text:style-name="P23"/>
      <text:p text:style-name="P22"><text:span text:style-name="T40">REM 24.- A partir de la tabla emple, obtener la fecha de lata de forma que aparezca el nombre del mes con tres</text:span></text:p>
      <text:p text:style-name="P22"><text:span text:style-name="T40"><text:s/>letras (month), el numero del día del año (ddd), el ultimo digito del año(y)y los tres digitos ultimos del año(yyy).</text:span></text:p>
      <text:p text:style-name="P24"/>
      <text:p text:style-name="P22"><text:span text:style-name="T40"><text:tab/>select to_char(fecha_alt,'mon ddd y yyy')from emple;</text:span></text:p>
      <text:p text:style-name="P23"/>
      <text:p text:style-name="P22"><text:span text:style-name="T40">REM 25.- Obtener la fecha de hoy con el siguiente formato: Hoy es NOMBRE_DIA,DIA_MES de NOMBRE_MES de AÑO.</text:span></text:p>
      <text:p text:style-name="P23"/>
      <text:p text:style-name="P22"><text:span text:style-name="T40"><text:tab/>select to_char(sysdate,'"Hoy es " day "," dd "de" month "de" yyyy') from dual;</text:span></text:p>
      <text:p text:style-name="P23"/>
      <text:p text:style-name="P24"/>
      <text:p text:style-name="P22"><text:span text:style-name="T40">REM 26.- Convertir la cadena 01012001 a tipo date.</text:span></text:p>
      <text:p text:style-name="P22"><text:span text:style-name="T40"><text:tab/>select to_date('01012001')from dual;</text:span></text:p>
      <text:p text:style-name="P23"/>
      <text:p text:style-name="P23"/>
      <text:p text:style-name="P22"><text:soft-page-break/><text:span text:style-name="T40">REM 27.- Obtener el nombre del día, el nombre del mes, el día y el año en ingles a partir de la fecha '12121997'</text:span></text:p>
      <text:p text:style-name="P22"><text:span text:style-name="T40"><text:tab/>select to_char(to_date('12121997')),'day,month dd yyyy'from dual;</text:span></text:p>
      <text:p text:style-name="P23"/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, Arial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Wingdings" svg:font-family="Wingdings" style:font-pitch="variable" style:font-charset="x-symbol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exto_20_sin_20_formato" style:display-name="Texto sin formato" style:family="paragraph" style:parent-style-name="Standard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HTML_20_con_20_formato_20_previo" style:display-name="HTML con formato previo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 Unicode MS" fo:font-family="'Arial Unicode MS', Arial" style:font-family-generic="swiss" style:font-pitch="variable" fo:font-size="10pt" style:font-name-asian="Arial Unicode MS" style:font-family-asian="'Arial Unicode MS', Arial" style:font-family-generic-asian="swiss" style:font-pitch-asian="variable" style:font-size-asian="10pt" style:font-name-complex="Arial Unicode MS" style:font-family-complex="'Arial Unicode MS', Arial" style:font-family-generic-complex="swiss" style:font-pitch-complex="variable" style:font-size-complex="10pt"/>
    </style:style>
    <style:style style:name="txt011" style:family="text">
      <style:text-properties fo:color="#666666" loext:opacity="100%" style:text-line-through-style="none" style:text-line-through-type="none" style:font-name="Verdana1" fo:font-family="Verdana" style:font-family-generic="swiss" style:font-pitch="variable" fo:font-size="13.5pt" style:text-underline-style="none" fo:font-weight="bold" style:font-size-asian="13.5pt" style:font-weight-asian="bold" style:font-name-complex="Verdana1" style:font-family-complex="Verdana" style:font-family-generic-complex="swiss" style:font-pitch-complex="variable" style:font-size-complex="13.5pt" style:font-weight-complex="bold"/>
    </style:style>
    <style:style style:name="txtsqlcomando1" style:family="text">
      <style:text-properties fo:color="#ff0000" loext:opacity="100%" style:text-line-through-style="none" style:text-line-through-type="none" style:font-name="Courier New" fo:font-family="'Courier New'" style:font-family-generic="modern" fo:font-size="9pt" style:text-underline-style="none" style:font-size-asian="9pt" style:font-name-complex="Courier New" style:font-family-complex="'Courier New'" style:font-family-generic-complex="modern" style:font-size-complex="9pt"/>
    </style:style>
    <style:style style:name="txtsqltablas1" style:family="text">
      <style:text-properties fo:color="#006600" loext:opacity="100%" style:text-line-through-style="none" style:text-line-through-type="none" style:font-name="Courier New" fo:font-family="'Courier New'" style:font-family-generic="modern" fo:font-size="9pt" style:text-underline-style="none" style:font-size-asian="9pt" style:font-name-complex="Courier New" style:font-family-complex="'Courier New'" style:font-family-generic-complex="modern" style:font-size-complex="9pt"/>
    </style:style>
    <style:style style:name="txtsqlfunc1" style:family="text">
      <style:text-properties fo:color="#ff6600" loext:opacity="100%" style:text-line-through-style="none" style:text-line-through-type="none" style:font-name="Courier New" fo:font-family="'Courier New'" style:font-family-generic="modern" fo:font-size="9pt" style:text-underline-style="none" style:font-size-asian="9pt" style:font-name-complex="Courier New" style:font-family-complex="'Courier New'" style:font-family-generic-complex="modern" style:font-size-complex="9pt"/>
    </style:style>
    <style:style style:name="txtsqlcadena1" style:family="text">
      <style:text-properties fo:color="#0000cc" loext:opacity="100%" style:text-line-through-style="none" style:text-line-through-type="none" style:font-name="Courier New" fo:font-family="'Courier New'" style:font-family-generic="modern" fo:font-size="9pt" style:text-underline-style="none" style:font-size-asian="9pt" style:font-name-complex="Courier New" style:font-family-complex="'Courier New'" style:font-family-generic-complex="modern" style:font-size-complex="9pt"/>
    </style:style>
    <style:style style:name="txtejemplo011" style:family="text">
      <style:text-properties fo:color="#000099" loext:opacity="100%" style:text-line-through-style="none" style:text-line-through-type="none" style:font-name="Verdana1" fo:font-family="Verdana" style:font-family-generic="swiss" style:font-pitch="variable" fo:font-size="8.5pt" style:text-underline-style="none" style:font-size-asian="8.5pt" style:font-name-complex="Verdana1" style:font-family-complex="Verdana" style:font-family-generic-complex="swiss" style:font-pitch-complex="variable" style:font-size-complex="8.5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3T23:41:44.361000000</meta:creation-date>
    <dc:date>2023-03-04T00:34:47.111000000</dc:date>
    <meta:editing-duration>PT53M3S</meta:editing-duration>
    <meta:editing-cycles>2</meta:editing-cycles>
    <meta:generator>LibreOffice/7.5.0.3$Windows_X86_64 LibreOffice_project/c21113d003cd3efa8c53188764377a8272d9d6de</meta:generator>
    <meta:document-statistic meta:table-count="0" meta:image-count="0" meta:object-count="0" meta:page-count="44" meta:paragraph-count="1265" meta:word-count="7341" meta:character-count="56698" meta:non-whitespace-character-count="43080"/>
  </office:meta>
</office:document-meta>
</file>